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No_20_Spacing">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 fo:font-size="9pt" fo:font-style="normal" style:text-underline-style="none" fo:font-weight="bold" officeooo:rsid="00230d22" officeooo:paragraph-rsid="0c67145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 style:family="paragraph" style:parent-style-name="No_20_Spacing">
      <style:paragraph-properties fo:text-align="justify" style:justify-single-word="false"/>
      <style:text-properties fo:font-weight="bold" officeooo:rsid="0057def6" officeooo:paragraph-rsid="0c671458" style:font-weight-asian="bold" style:font-weight-complex="bold"/>
    </style:style>
    <style:style style:name="P3" style:family="paragraph" style:parent-style-name="No_20_Spacing">
      <style:paragraph-properties fo:text-align="justify" style:justify-single-word="false"/>
      <style:text-properties fo:color="#ff0000" fo:font-weight="bold" officeooo:rsid="00230d22" officeooo:paragraph-rsid="0c671458" style:font-weight-asian="bold" style:font-weight-complex="bold"/>
    </style:style>
    <style:style style:name="P4" style:family="paragraph" style:parent-style-name="Standard">
      <style:paragraph-properties fo:text-align="justify" style:justify-single-word="false"/>
      <style:text-properties fo:font-weight="bold" officeooo:rsid="003f66c6" officeooo:paragraph-rsid="0c671458" style:font-weight-asian="bold" style:font-weight-complex="bold"/>
    </style:style>
    <style:style style:name="P5" style:family="paragraph" style:parent-style-name="Standard">
      <style:paragraph-properties fo:text-align="justify" style:justify-single-word="false"/>
      <style:text-properties fo:font-weight="bold" officeooo:rsid="00439d28" officeooo:paragraph-rsid="0c671458" style:font-weight-asian="bold" style:font-weight-complex="bold"/>
    </style:style>
    <style:style style:name="P6" style:family="paragraph" style:parent-style-name="Standard">
      <style:paragraph-properties fo:text-align="justify" style:justify-single-word="false"/>
      <style:text-properties fo:font-weight="bold" officeooo:rsid="005ace38" officeooo:paragraph-rsid="0c671458" style:font-weight-asian="bold" style:font-weight-complex="bold"/>
    </style:style>
    <style:style style:name="P7" style:family="paragraph" style:parent-style-name="Standard">
      <style:paragraph-properties fo:text-align="justify" style:justify-single-word="false"/>
      <style:text-properties officeooo:rsid="006d0b6b" officeooo:paragraph-rsid="0c671458"/>
    </style:style>
    <style:style style:name="P8" style:family="paragraph" style:parent-style-name="Standard">
      <style:paragraph-properties fo:text-align="justify" style:justify-single-word="false"/>
      <style:text-properties fo:font-weight="normal" officeooo:rsid="005aecc7" officeooo:paragraph-rsid="0c671458" style:font-weight-asian="normal" style:font-weight-complex="normal"/>
    </style:style>
    <style:style style:name="P9" style:family="paragraph" style:parent-style-name="Standard">
      <style:paragraph-properties fo:text-align="justify" style:justify-single-word="false"/>
      <style:text-properties officeooo:rsid="0c718dd4" officeooo:paragraph-rsid="0c718dd4"/>
    </style:style>
    <style:style style:name="P10" style:family="paragraph" style:parent-style-name="Standard">
      <style:paragraph-properties fo:text-align="justify" style:justify-single-word="false"/>
      <style:text-properties officeooo:rsid="0c6d5598" officeooo:paragraph-rsid="0c6f9e69"/>
    </style:style>
    <style:style style:name="P11" style:family="paragraph" style:parent-style-name="Text_20_body" style:master-page-name="Standard">
      <style:paragraph-properties fo:text-align="justify" style:justify-single-word="false" style:page-number="auto"/>
      <style:text-properties officeooo:rsid="007855c9" officeooo:paragraph-rsid="0c671458"/>
    </style:style>
    <style:style style:name="P12" style:family="paragraph" style:parent-style-name="List_20_Paragraph" style:list-style-name="L2">
      <style:paragraph-properties fo:text-align="justify" style:justify-single-word="false"/>
      <style:text-properties officeooo:paragraph-rsid="0c643ace"/>
    </style:style>
    <style:style style:name="P13" style:family="paragraph" style:parent-style-name="List_20_Paragraph" style:list-style-name="L2">
      <style:paragraph-properties fo:text-align="justify" style:justify-single-word="false"/>
      <style:text-properties officeooo:paragraph-rsid="0c236f3f"/>
    </style:style>
    <style:style style:name="P14" style:family="paragraph" style:parent-style-name="List_20_Paragraph" style:list-style-name="L2">
      <style:paragraph-properties fo:text-align="justify" style:justify-single-word="false"/>
      <style:text-properties officeooo:paragraph-rsid="0b3175f0"/>
    </style:style>
    <style:style style:name="P15" style:family="paragraph" style:parent-style-name="List_20_Paragraph" style:list-style-name="L2">
      <style:paragraph-properties fo:text-align="justify" style:justify-single-word="false"/>
      <style:text-properties officeooo:paragraph-rsid="0b326823"/>
    </style:style>
    <style:style style:name="P16" style:family="paragraph" style:parent-style-name="List_20_Paragraph" style:list-style-name="L2">
      <style:paragraph-properties fo:text-align="justify" style:justify-single-word="false"/>
      <style:text-properties officeooo:paragraph-rsid="0b2ca341"/>
    </style:style>
    <style:style style:name="P17" style:family="paragraph" style:parent-style-name="List_20_Paragraph" style:list-style-name="L2">
      <style:paragraph-properties fo:text-align="justify" style:justify-single-word="false"/>
      <style:text-properties officeooo:paragraph-rsid="0b2e6350"/>
    </style:style>
    <style:style style:name="P18" style:family="paragraph" style:parent-style-name="List_20_Paragraph" style:list-style-name="L2">
      <style:paragraph-properties fo:text-align="justify" style:justify-single-word="false"/>
      <style:text-properties officeooo:paragraph-rsid="0b5a443d"/>
    </style:style>
    <style:style style:name="P19" style:family="paragraph" style:parent-style-name="List_20_Paragraph" style:list-style-name="L2">
      <style:paragraph-properties fo:text-align="justify" style:justify-single-word="false"/>
      <style:text-properties officeooo:paragraph-rsid="0b3fb9dc"/>
    </style:style>
    <style:style style:name="P20" style:family="paragraph" style:parent-style-name="List_20_Paragraph" style:list-style-name="L2">
      <style:paragraph-properties fo:text-align="justify" style:justify-single-word="false"/>
      <style:text-properties officeooo:paragraph-rsid="0b41a9b4"/>
    </style:style>
    <style:style style:name="P21" style:family="paragraph" style:parent-style-name="List_20_Paragraph" style:list-style-name="L2">
      <style:paragraph-properties fo:text-align="justify" style:justify-single-word="false"/>
      <style:text-properties officeooo:paragraph-rsid="0b32fbb7"/>
    </style:style>
    <style:style style:name="P22" style:family="paragraph" style:parent-style-name="List_20_Paragraph" style:list-style-name="L2">
      <style:paragraph-properties fo:text-align="justify" style:justify-single-word="false"/>
      <style:text-properties officeooo:paragraph-rsid="0b36a521"/>
    </style:style>
    <style:style style:name="P23" style:family="paragraph" style:parent-style-name="List_20_Paragraph" style:list-style-name="L2">
      <style:paragraph-properties fo:text-align="justify" style:justify-single-word="false"/>
      <style:text-properties officeooo:paragraph-rsid="0b38a1ab"/>
    </style:style>
    <style:style style:name="P24" style:family="paragraph" style:parent-style-name="List_20_Paragraph" style:list-style-name="L2">
      <style:paragraph-properties fo:text-align="justify" style:justify-single-word="false"/>
      <style:text-properties officeooo:paragraph-rsid="0b3ad02d"/>
    </style:style>
    <style:style style:name="P25" style:family="paragraph" style:parent-style-name="List_20_Paragraph" style:list-style-name="L2">
      <style:paragraph-properties fo:text-align="justify" style:justify-single-word="false"/>
      <style:text-properties officeooo:paragraph-rsid="0b3c892d"/>
    </style:style>
    <style:style style:name="P26" style:family="paragraph" style:parent-style-name="List_20_Paragraph" style:list-style-name="L2">
      <style:paragraph-properties fo:text-align="justify" style:justify-single-word="false"/>
      <style:text-properties officeooo:paragraph-rsid="0b3d1f5a"/>
    </style:style>
    <style:style style:name="P27" style:family="paragraph" style:parent-style-name="List_20_Paragraph" style:list-style-name="L2">
      <style:paragraph-properties fo:text-align="justify" style:justify-single-word="false"/>
      <style:text-properties officeooo:paragraph-rsid="0aaa967a"/>
    </style:style>
    <style:style style:name="P28" style:family="paragraph" style:parent-style-name="List_20_Paragraph" style:list-style-name="L2">
      <style:paragraph-properties fo:text-align="justify" style:justify-single-word="false"/>
      <style:text-properties officeooo:paragraph-rsid="0b9b2683"/>
    </style:style>
    <style:style style:name="P29" style:family="paragraph" style:parent-style-name="List_20_Paragraph" style:list-style-name="L2">
      <style:paragraph-properties fo:text-align="justify" style:justify-single-word="false"/>
      <style:text-properties officeooo:paragraph-rsid="0b9e0cd3"/>
    </style:style>
    <style:style style:name="P30" style:family="paragraph" style:parent-style-name="List_20_Paragraph" style:list-style-name="L2">
      <style:paragraph-properties fo:text-align="justify" style:justify-single-word="false"/>
      <style:text-properties officeooo:paragraph-rsid="0ba38c45"/>
    </style:style>
    <style:style style:name="P31" style:family="paragraph" style:parent-style-name="List_20_Paragraph" style:list-style-name="L2">
      <style:paragraph-properties fo:text-align="justify" style:justify-single-word="false"/>
      <style:text-properties officeooo:paragraph-rsid="0ba4de4d"/>
    </style:style>
    <style:style style:name="P32" style:family="paragraph" style:parent-style-name="List_20_Paragraph" style:list-style-name="L2">
      <style:paragraph-properties fo:text-align="justify" style:justify-single-word="false"/>
      <style:text-properties officeooo:paragraph-rsid="0ba83935"/>
    </style:style>
    <style:style style:name="P33" style:family="paragraph" style:parent-style-name="List_20_Paragraph" style:list-style-name="L2">
      <style:paragraph-properties fo:text-align="justify" style:justify-single-word="false"/>
      <style:text-properties officeooo:paragraph-rsid="0bab6752"/>
    </style:style>
    <style:style style:name="P34" style:family="paragraph" style:parent-style-name="List_20_Paragraph" style:list-style-name="L2">
      <style:paragraph-properties fo:text-align="justify" style:justify-single-word="false"/>
      <style:text-properties officeooo:paragraph-rsid="0bb0d4c7"/>
    </style:style>
    <style:style style:name="P35" style:family="paragraph" style:parent-style-name="List_20_Paragraph" style:list-style-name="L2">
      <style:paragraph-properties fo:text-align="justify" style:justify-single-word="false"/>
      <style:text-properties officeooo:paragraph-rsid="0bb1efc4"/>
    </style:style>
    <style:style style:name="P36" style:family="paragraph" style:parent-style-name="List_20_Paragraph" style:list-style-name="L2">
      <style:paragraph-properties fo:text-align="justify" style:justify-single-word="false"/>
      <style:text-properties officeooo:paragraph-rsid="0bb4412a"/>
    </style:style>
    <style:style style:name="P37" style:family="paragraph" style:parent-style-name="List_20_Paragraph" style:list-style-name="L2">
      <style:paragraph-properties fo:text-align="justify" style:justify-single-word="false"/>
      <style:text-properties officeooo:paragraph-rsid="0bb6e7c2"/>
    </style:style>
    <style:style style:name="P38" style:family="paragraph" style:parent-style-name="List_20_Paragraph" style:list-style-name="L2">
      <style:paragraph-properties fo:text-align="justify" style:justify-single-word="false"/>
      <style:text-properties officeooo:paragraph-rsid="0bb8a223"/>
    </style:style>
    <style:style style:name="P39" style:family="paragraph" style:parent-style-name="List_20_Paragraph" style:list-style-name="L2">
      <style:paragraph-properties fo:text-align="justify" style:justify-single-word="false"/>
      <style:text-properties officeooo:paragraph-rsid="0bb9f320"/>
    </style:style>
    <style:style style:name="P40" style:family="paragraph" style:parent-style-name="List_20_Paragraph" style:list-style-name="L2">
      <style:paragraph-properties fo:text-align="justify" style:justify-single-word="false"/>
      <style:text-properties officeooo:paragraph-rsid="0bbae4f5"/>
    </style:style>
    <style:style style:name="P41" style:family="paragraph" style:parent-style-name="List_20_Paragraph" style:list-style-name="L2">
      <style:paragraph-properties fo:text-align="justify" style:justify-single-word="false"/>
      <style:text-properties officeooo:paragraph-rsid="0bbca30f"/>
    </style:style>
    <style:style style:name="P42" style:family="paragraph" style:parent-style-name="List_20_Paragraph" style:list-style-name="L2">
      <style:paragraph-properties fo:text-align="justify" style:justify-single-word="false"/>
      <style:text-properties officeooo:paragraph-rsid="0bc0ac94"/>
    </style:style>
    <style:style style:name="P43" style:family="paragraph" style:parent-style-name="List_20_Paragraph" style:list-style-name="L2">
      <style:paragraph-properties fo:text-align="justify" style:justify-single-word="false"/>
      <style:text-properties officeooo:paragraph-rsid="0bc1916b"/>
    </style:style>
    <style:style style:name="P44" style:family="paragraph" style:parent-style-name="List_20_Paragraph" style:list-style-name="L2">
      <style:paragraph-properties fo:text-align="justify" style:justify-single-word="false"/>
      <style:text-properties officeooo:paragraph-rsid="0bc380b0"/>
    </style:style>
    <style:style style:name="P45" style:family="paragraph" style:parent-style-name="List_20_Paragraph" style:list-style-name="L2">
      <style:paragraph-properties fo:text-align="justify" style:justify-single-word="false"/>
      <style:text-properties officeooo:paragraph-rsid="0bc594a6"/>
    </style:style>
    <style:style style:name="P46" style:family="paragraph" style:parent-style-name="List_20_Paragraph" style:list-style-name="L2">
      <style:paragraph-properties fo:text-align="justify" style:justify-single-word="false"/>
      <style:text-properties officeooo:paragraph-rsid="0bc6525e"/>
    </style:style>
    <style:style style:name="P47" style:family="paragraph" style:parent-style-name="List_20_Paragraph" style:list-style-name="L2">
      <style:paragraph-properties fo:text-align="justify" style:justify-single-word="false"/>
      <style:text-properties officeooo:paragraph-rsid="0bcae501"/>
    </style:style>
    <style:style style:name="P48" style:family="paragraph" style:parent-style-name="List_20_Paragraph" style:list-style-name="L2">
      <style:paragraph-properties fo:text-align="justify" style:justify-single-word="false"/>
      <style:text-properties officeooo:paragraph-rsid="0bcdf7f5"/>
    </style:style>
    <style:style style:name="P49" style:family="paragraph" style:parent-style-name="List_20_Paragraph" style:list-style-name="L2">
      <style:paragraph-properties fo:text-align="justify" style:justify-single-word="false"/>
      <style:text-properties officeooo:paragraph-rsid="0bd77663"/>
    </style:style>
    <style:style style:name="P50" style:family="paragraph" style:parent-style-name="List_20_Paragraph" style:list-style-name="L2">
      <style:paragraph-properties fo:text-align="justify" style:justify-single-word="false"/>
      <style:text-properties officeooo:paragraph-rsid="0a516258"/>
    </style:style>
    <style:style style:name="P51" style:family="paragraph" style:parent-style-name="List_20_Paragraph" style:list-style-name="L2">
      <style:paragraph-properties fo:text-align="justify" style:justify-single-word="false"/>
      <style:text-properties officeooo:paragraph-rsid="0c97ad9e"/>
    </style:style>
    <style:style style:name="P52" style:family="paragraph" style:parent-style-name="List_20_Paragraph" style:list-style-name="L2">
      <style:paragraph-properties fo:text-align="justify" style:justify-single-word="false"/>
      <style:text-properties officeooo:paragraph-rsid="0a646c76"/>
    </style:style>
    <style:style style:name="P53" style:family="paragraph" style:parent-style-name="List_20_Paragraph" style:list-style-name="L2">
      <style:paragraph-properties fo:text-align="justify" style:justify-single-word="false"/>
      <style:text-properties officeooo:paragraph-rsid="0a682211"/>
    </style:style>
    <style:style style:name="P54" style:family="paragraph" style:parent-style-name="List_20_Paragraph" style:list-style-name="L2">
      <style:paragraph-properties fo:text-align="justify" style:justify-single-word="false"/>
      <style:text-properties officeooo:paragraph-rsid="0a6b8260"/>
    </style:style>
    <style:style style:name="P55" style:family="paragraph" style:parent-style-name="List_20_Paragraph" style:list-style-name="L2">
      <style:paragraph-properties fo:text-align="justify" style:justify-single-word="false"/>
      <style:text-properties officeooo:paragraph-rsid="0a6caf22"/>
    </style:style>
    <style:style style:name="P56" style:family="paragraph" style:parent-style-name="List_20_Paragraph" style:list-style-name="L2">
      <style:paragraph-properties fo:text-align="justify" style:justify-single-word="false"/>
      <style:text-properties officeooo:paragraph-rsid="0a6df056"/>
    </style:style>
    <style:style style:name="P57" style:family="paragraph" style:parent-style-name="List_20_Paragraph" style:list-style-name="L2">
      <style:paragraph-properties fo:text-align="justify" style:justify-single-word="false"/>
      <style:text-properties officeooo:paragraph-rsid="0b967c4f"/>
    </style:style>
    <style:style style:name="P58" style:family="paragraph" style:parent-style-name="List_20_Paragraph" style:list-style-name="L2">
      <style:paragraph-properties fo:text-align="justify" style:justify-single-word="false"/>
      <style:text-properties officeooo:paragraph-rsid="0b731997"/>
    </style:style>
    <style:style style:name="P59" style:family="paragraph" style:parent-style-name="List_20_Paragraph" style:list-style-name="L2">
      <style:paragraph-properties fo:text-align="justify" style:justify-single-word="false"/>
      <style:text-properties officeooo:paragraph-rsid="0b5e3104"/>
    </style:style>
    <style:style style:name="P60" style:family="paragraph" style:parent-style-name="List_20_Paragraph" style:list-style-name="L2">
      <style:paragraph-properties fo:text-align="justify" style:justify-single-word="false"/>
      <style:text-properties officeooo:paragraph-rsid="08d3edef"/>
    </style:style>
    <style:style style:name="P61" style:family="paragraph" style:parent-style-name="List_20_Paragraph" style:list-style-name="L2">
      <style:paragraph-properties fo:text-align="justify" style:justify-single-word="false"/>
      <style:text-properties officeooo:paragraph-rsid="0900906c"/>
    </style:style>
    <style:style style:name="P62" style:family="paragraph" style:parent-style-name="List_20_Paragraph" style:list-style-name="L2">
      <style:paragraph-properties fo:text-align="justify" style:justify-single-word="false"/>
      <style:text-properties officeooo:paragraph-rsid="08ec05ae"/>
    </style:style>
    <style:style style:name="P63" style:family="paragraph" style:parent-style-name="List_20_Paragraph" style:list-style-name="L2">
      <style:paragraph-properties fo:text-align="justify" style:justify-single-word="false"/>
      <style:text-properties officeooo:paragraph-rsid="08ee1235"/>
    </style:style>
    <style:style style:name="P64" style:family="paragraph" style:parent-style-name="List_20_Paragraph" style:list-style-name="L2">
      <style:paragraph-properties fo:text-align="justify" style:justify-single-word="false"/>
      <style:text-properties officeooo:paragraph-rsid="08f98796"/>
    </style:style>
    <style:style style:name="P65" style:family="paragraph" style:parent-style-name="List_20_Paragraph" style:list-style-name="L2">
      <style:paragraph-properties fo:text-align="justify" style:justify-single-word="false"/>
      <style:text-properties officeooo:paragraph-rsid="0b77d184"/>
    </style:style>
    <style:style style:name="P66" style:family="paragraph" style:parent-style-name="List_20_Paragraph" style:list-style-name="L2">
      <style:paragraph-properties fo:text-align="justify" style:justify-single-word="false"/>
      <style:text-properties officeooo:paragraph-rsid="0918b6cb"/>
    </style:style>
    <style:style style:name="P67" style:family="paragraph" style:parent-style-name="List_20_Paragraph" style:list-style-name="L2">
      <style:paragraph-properties fo:text-align="justify" style:justify-single-word="false"/>
      <style:text-properties officeooo:paragraph-rsid="090edcdd"/>
    </style:style>
    <style:style style:name="P68" style:family="paragraph" style:parent-style-name="List_20_Paragraph" style:list-style-name="L2">
      <style:paragraph-properties fo:text-align="justify" style:justify-single-word="false"/>
      <style:text-properties officeooo:paragraph-rsid="091f4858"/>
    </style:style>
    <style:style style:name="P69" style:family="paragraph" style:parent-style-name="List_20_Paragraph" style:list-style-name="L2">
      <style:paragraph-properties fo:text-align="justify" style:justify-single-word="false"/>
      <style:text-properties officeooo:paragraph-rsid="0905c591"/>
    </style:style>
    <style:style style:name="P70" style:family="paragraph" style:parent-style-name="List_20_Paragraph" style:list-style-name="L2">
      <style:paragraph-properties fo:text-align="justify" style:justify-single-word="false"/>
      <style:text-properties officeooo:paragraph-rsid="094167d3"/>
    </style:style>
    <style:style style:name="P71" style:family="paragraph" style:parent-style-name="List_20_Paragraph" style:list-style-name="L2">
      <style:paragraph-properties fo:text-align="justify" style:justify-single-word="false"/>
      <style:text-properties officeooo:paragraph-rsid="0949a221"/>
    </style:style>
    <style:style style:name="P72" style:family="paragraph" style:parent-style-name="List_20_Paragraph" style:list-style-name="L2">
      <style:paragraph-properties fo:text-align="justify" style:justify-single-word="false"/>
      <style:text-properties officeooo:paragraph-rsid="093ac372"/>
    </style:style>
    <style:style style:name="P73" style:family="paragraph" style:parent-style-name="List_20_Paragraph" style:list-style-name="L2">
      <style:paragraph-properties fo:text-align="justify" style:justify-single-word="false"/>
      <style:text-properties officeooo:paragraph-rsid="0905eebe"/>
    </style:style>
    <style:style style:name="P74" style:family="paragraph" style:parent-style-name="List_20_Paragraph" style:list-style-name="L2">
      <style:paragraph-properties fo:text-align="justify" style:justify-single-word="false"/>
      <style:text-properties officeooo:paragraph-rsid="0906554b"/>
    </style:style>
    <style:style style:name="P75" style:family="paragraph" style:parent-style-name="List_20_Paragraph" style:list-style-name="L2">
      <style:paragraph-properties fo:text-align="justify" style:justify-single-word="false"/>
      <style:text-properties officeooo:paragraph-rsid="0964f8b6"/>
    </style:style>
    <style:style style:name="P76" style:family="paragraph" style:parent-style-name="List_20_Paragraph" style:list-style-name="L2">
      <style:paragraph-properties fo:text-align="justify" style:justify-single-word="false"/>
      <style:text-properties officeooo:paragraph-rsid="0907dac0"/>
    </style:style>
    <style:style style:name="P77" style:family="paragraph" style:parent-style-name="List_20_Paragraph" style:list-style-name="L2">
      <style:paragraph-properties fo:text-align="justify" style:justify-single-word="false"/>
      <style:text-properties officeooo:paragraph-rsid="0979655c"/>
    </style:style>
    <style:style style:name="P78" style:family="paragraph" style:parent-style-name="List_20_Paragraph" style:list-style-name="L2">
      <style:paragraph-properties fo:text-align="justify" style:justify-single-word="false"/>
      <style:text-properties officeooo:paragraph-rsid="0995b9ac"/>
    </style:style>
    <style:style style:name="P79" style:family="paragraph" style:parent-style-name="List_20_Paragraph" style:list-style-name="L2">
      <style:paragraph-properties fo:text-align="justify" style:justify-single-word="false"/>
      <style:text-properties officeooo:paragraph-rsid="09af1f80"/>
    </style:style>
    <style:style style:name="P80" style:family="paragraph" style:parent-style-name="List_20_Paragraph" style:list-style-name="L2">
      <style:paragraph-properties fo:text-align="justify" style:justify-single-word="false"/>
      <style:text-properties officeooo:paragraph-rsid="0909a6ae"/>
    </style:style>
    <style:style style:name="P81" style:family="paragraph" style:parent-style-name="List_20_Paragraph" style:list-style-name="L2">
      <style:paragraph-properties fo:text-align="justify" style:justify-single-word="false"/>
      <style:text-properties officeooo:paragraph-rsid="098ee96b"/>
    </style:style>
    <style:style style:name="P82" style:family="paragraph" style:parent-style-name="List_20_Paragraph" style:list-style-name="L2">
      <style:paragraph-properties fo:text-align="justify" style:justify-single-word="false"/>
      <style:text-properties officeooo:paragraph-rsid="0909b14d"/>
    </style:style>
    <style:style style:name="P83" style:family="paragraph" style:parent-style-name="List_20_Paragraph" style:list-style-name="L2">
      <style:paragraph-properties fo:text-align="justify" style:justify-single-word="false"/>
      <style:text-properties officeooo:paragraph-rsid="09d94e82"/>
    </style:style>
    <style:style style:name="P84" style:family="paragraph" style:parent-style-name="List_20_Paragraph" style:list-style-name="L2">
      <style:paragraph-properties fo:text-align="justify" style:justify-single-word="false"/>
      <style:text-properties officeooo:paragraph-rsid="0a0603f5"/>
    </style:style>
    <style:style style:name="P85" style:family="paragraph" style:parent-style-name="List_20_Paragraph" style:list-style-name="L2">
      <style:paragraph-properties fo:text-align="justify" style:justify-single-word="false"/>
      <style:text-properties officeooo:paragraph-rsid="09e10991"/>
    </style:style>
    <style:style style:name="P86" style:family="paragraph" style:parent-style-name="List_20_Paragraph" style:list-style-name="L2">
      <style:paragraph-properties fo:text-align="justify" style:justify-single-word="false"/>
      <style:text-properties officeooo:paragraph-rsid="0a14c659"/>
    </style:style>
    <style:style style:name="P87" style:family="paragraph" style:parent-style-name="List_20_Paragraph" style:list-style-name="L2">
      <style:paragraph-properties fo:text-align="justify" style:justify-single-word="false"/>
      <style:text-properties officeooo:paragraph-rsid="08c127a6"/>
    </style:style>
    <style:style style:name="P88" style:family="paragraph" style:parent-style-name="List_20_Paragraph" style:list-style-name="L2">
      <style:paragraph-properties fo:text-align="justify" style:justify-single-word="false"/>
      <style:text-properties officeooo:paragraph-rsid="08c27a42"/>
    </style:style>
    <style:style style:name="P89" style:family="paragraph" style:parent-style-name="List_20_Paragraph" style:list-style-name="L2">
      <style:paragraph-properties fo:text-align="justify" style:justify-single-word="false"/>
      <style:text-properties officeooo:paragraph-rsid="0a898e03"/>
    </style:style>
    <style:style style:name="P90" style:family="paragraph" style:parent-style-name="List_20_Paragraph" style:list-style-name="L2">
      <style:paragraph-properties fo:text-align="justify" style:justify-single-word="false"/>
      <style:text-properties officeooo:paragraph-rsid="0a91a206"/>
    </style:style>
    <style:style style:name="P91" style:family="paragraph" style:parent-style-name="List_20_Paragraph" style:list-style-name="L2">
      <style:paragraph-properties fo:text-align="justify" style:justify-single-word="false"/>
      <style:text-properties officeooo:paragraph-rsid="08c33e09"/>
    </style:style>
    <style:style style:name="P92" style:family="paragraph" style:parent-style-name="List_20_Paragraph" style:list-style-name="L2">
      <style:paragraph-properties fo:text-align="justify" style:justify-single-word="false"/>
      <style:text-properties officeooo:paragraph-rsid="0a77ea69"/>
    </style:style>
    <style:style style:name="P93" style:family="paragraph" style:parent-style-name="List_20_Paragraph" style:list-style-name="L2">
      <style:paragraph-properties fo:text-align="justify" style:justify-single-word="false"/>
      <style:text-properties officeooo:paragraph-rsid="0a80b1dc"/>
    </style:style>
    <style:style style:name="P9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df67ba"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9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28b9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9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4037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9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2465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9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a025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9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4d8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e6c20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b51d3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c446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1ed62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7c7a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862b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970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6a93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5210f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fe3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cc5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dfd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2d3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5a9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6b9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8ebc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3c99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e27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d926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3052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670b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751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ead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6394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047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7e08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4a1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a41e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a5bd6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fe05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479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06c4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2e00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d18a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3a2f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97ad9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73a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28e5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6001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a07a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74ffe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cf8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68560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cc75235" officeooo:paragraph-rsid="0cc7523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cc29ebd" officeooo:paragraph-rsid="0cc43f1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739a9" officeooo:paragraph-rsid="0be739a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4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8cfd6" officeooo:paragraph-rsid="0be8cfd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4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a7d7f" officeooo:paragraph-rsid="0bea7d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4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acd" officeooo:paragraph-rsid="0bec3ac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4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fd5" officeooo:paragraph-rsid="0bec3fd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81bc" officeooo:paragraph-rsid="0bec81b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d635e" officeooo:paragraph-rsid="0bed635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f1681" officeooo:paragraph-rsid="0bef168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3430" officeooo:paragraph-rsid="0bf1343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e0d1" officeooo:paragraph-rsid="0bf1e0d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2311e" officeooo:paragraph-rsid="0bf2311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37e17" officeooo:paragraph-rsid="0bf37e1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601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b06dd" officeooo:paragraph-rsid="0bfb06d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df84c" officeooo:paragraph-rsid="0bfdf84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525a" officeooo:paragraph-rsid="0bfe525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b1c5" officeooo:paragraph-rsid="0bfe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4ca67" officeooo:paragraph-rsid="0c2887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24ca6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0120f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8b160" officeooo:paragraph-rsid="0c2a264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2b6b2" officeooo:paragraph-rsid="0c02b6b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64c1" officeooo:paragraph-rsid="0c2ccd4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419e" officeooo:paragraph-rsid="0c2c64c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ce89" officeooo:paragraph-rsid="0c2cce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af7f" officeooo:paragraph-rsid="0c03af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5a39d" officeooo:paragraph-rsid="0c05a39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8ce22" officeooo:paragraph-rsid="0c08ce2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dc25b" officeooo:paragraph-rsid="0c2dc25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f34bb" officeooo:paragraph-rsid="0c311b9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9f8ad" officeooo:paragraph-rsid="0c09f8a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31a07b" officeooo:paragraph-rsid="0c31a0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5b98f"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f1091e" officeooo:paragraph-rsid="0b1ed62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4b1c5" officeooo:paragraph-rsid="0ac4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e11b0" officeooo:paragraph-rsid="0ad96b9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cd3952" officeooo:paragraph-rsid="0cd0ea3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0ea3a" officeooo:paragraph-rsid="0cd0ea3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1f662" officeooo:paragraph-rsid="0cd1f66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2e3d0" officeooo:paragraph-rsid="0cd2e3d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cfc7dc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cf5215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cf3576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5e7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7cad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91c2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f3d4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f8c5e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5e789" officeooo:paragraph-rsid="0cd5e7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6f5e3" officeooo:paragraph-rsid="0cd6f5e3"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86df2" officeooo:paragraph-rsid="0cd86df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d029f15" officeooo:paragraph-rsid="0d029f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f8092a" officeooo:paragraph-rsid="0d029f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f8092a" officeooo:paragraph-rsid="0cf3576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0bf41" officeooo:paragraph-rsid="0ce0bf4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2b4ec" officeooo:paragraph-rsid="0ce2b4e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6f63c" officeooo:paragraph-rsid="0ce6f63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a8da4" officeooo:paragraph-rsid="0cea8da4"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d58f8" officeooo:paragraph-rsid="0ced58f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d057b94" officeooo:paragraph-rsid="0d057b94"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f35760" officeooo:paragraph-rsid="0cf3576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7" style:family="paragraph" style:parent-style-name="List_20_Paragraph" style:list-style-name="L2">
      <style:paragraph-properties fo:text-align="justify" style:justify-single-word="false"/>
      <style:text-properties fo:font-variant="normal" fo:text-transform="none" fo:color="#ff0000" style:text-line-through-style="none" style:text-line-through-type="none" style:font-name="Arial" fo:font-size="9pt" fo:font-style="normal" style:text-underline-style="none" fo:font-weight="bold" officeooo:rsid="0be56b85" officeooo:paragraph-rsid="0be56b8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08" style:family="paragraph" style:parent-style-name="List_20_Paragraph" style:list-style-name="L2">
      <style:paragraph-properties fo:text-align="justify" style:justify-single-word="false"/>
      <style:text-properties officeooo:rsid="0bab6752" officeooo:paragraph-rsid="0baf099b"/>
    </style:style>
    <style:style style:name="P209" style:family="paragraph" style:parent-style-name="List_20_Paragraph" style:list-style-name="L2">
      <style:paragraph-properties fo:text-align="justify" style:justify-single-word="false"/>
      <style:text-properties style:font-name="Arial1" fo:font-size="9pt" officeooo:paragraph-rsid="0a487590" style:font-size-asian="9pt" style:font-size-complex="9pt"/>
    </style:style>
    <style:style style:name="P210" style:family="paragraph" style:parent-style-name="List_20_Paragraph" style:list-style-name="L2">
      <style:paragraph-properties fo:text-align="justify" style:justify-single-word="false"/>
      <style:text-properties style:font-name="Arial1" fo:font-size="9pt" officeooo:rsid="0a492616" officeooo:paragraph-rsid="0a492616" style:font-size-asian="9pt" style:font-size-complex="9pt"/>
    </style:style>
    <style:style style:name="P211" style:family="paragraph" style:parent-style-name="List_20_Paragraph" style:list-style-name="L2">
      <style:paragraph-properties fo:text-align="justify" style:justify-single-word="false"/>
      <style:text-properties style:font-name="Arial1" fo:font-size="9pt" officeooo:rsid="0a4a7e44" officeooo:paragraph-rsid="0a4a7e44" style:font-size-asian="9pt" style:font-size-complex="9pt"/>
    </style:style>
    <style:style style:name="P212" style:family="paragraph" style:parent-style-name="List_20_Paragraph" style:list-style-name="L2">
      <style:paragraph-properties fo:text-align="justify" style:justify-single-word="false"/>
      <style:text-properties fo:font-size="9pt" fo:font-weight="bold" officeooo:rsid="075b8d27" officeooo:paragraph-rsid="0a2a6a42" style:font-size-asian="9pt" style:font-size-complex="9pt"/>
    </style:style>
    <style:style style:name="P213" style:family="paragraph" style:parent-style-name="List_20_Paragraph" style:list-style-name="L2">
      <style:paragraph-properties fo:text-align="justify" style:justify-single-word="false"/>
      <style:text-properties fo:font-size="9pt" officeooo:rsid="08b5b39b" officeooo:paragraph-rsid="0b7ae334" style:font-size-asian="9pt" style:font-size-complex="9pt"/>
    </style:style>
    <style:style style:name="P214" style:family="paragraph" style:parent-style-name="List_20_Paragraph" style:list-style-name="L2">
      <style:paragraph-properties fo:text-align="justify" style:justify-single-word="false"/>
      <style:text-properties fo:font-size="9pt" officeooo:rsid="08b5b39b" officeooo:paragraph-rsid="0b75dcb5" style:font-size-asian="9pt" style:font-size-complex="9pt"/>
    </style:style>
    <style:style style:name="P215" style:family="paragraph" style:parent-style-name="List_20_Paragraph" style:list-style-name="L2">
      <style:paragraph-properties fo:text-align="justify" style:justify-single-word="false"/>
      <style:text-properties fo:font-size="9pt" officeooo:rsid="08b5b39b" officeooo:paragraph-rsid="090edcdd" style:font-size-asian="9pt" style:font-size-complex="9pt"/>
    </style:style>
    <style:style style:name="P216" style:family="paragraph" style:parent-style-name="List_20_Paragraph" style:list-style-name="L2">
      <style:paragraph-properties fo:text-align="justify" style:justify-single-word="false"/>
      <style:text-properties fo:font-size="9pt" officeooo:rsid="0b777a43" officeooo:paragraph-rsid="0b777a43" style:font-size-asian="9pt" style:font-size-complex="9pt"/>
    </style:style>
    <style:style style:name="P217" style:family="paragraph" style:parent-style-name="List_20_Paragraph" style:list-style-name="L2">
      <style:paragraph-properties fo:text-align="justify" style:justify-single-word="false"/>
      <style:text-properties officeooo:rsid="091f91aa" officeooo:paragraph-rsid="091f91aa"/>
    </style:style>
    <style:style style:name="P218" style:family="paragraph" style:parent-style-name="List_20_Paragraph" style:list-style-name="L2">
      <style:paragraph-properties fo:text-align="justify" style:justify-single-word="false"/>
      <style:text-properties fo:color="#000000" style:font-name="DejaVu Sans" fo:font-size="9pt" fo:font-style="normal" officeooo:rsid="0955e39f" officeooo:paragraph-rsid="0905eebe" style:font-size-asian="9pt" style:font-style-asian="normal" style:font-size-complex="9pt" style:font-style-complex="normal"/>
    </style:style>
    <style:style style:name="P219" style:family="paragraph" style:parent-style-name="No_20_Spacing" style:list-style-name="L1">
      <style:paragraph-properties fo:text-align="justify" style:justify-single-word="false"/>
      <style:text-properties officeooo:rsid="00230d22" officeooo:paragraph-rsid="0c671458"/>
    </style:style>
    <style:style style:name="P220" style:family="paragraph" style:parent-style-name="No_20_Spacing" style:list-style-name="L1">
      <style:paragraph-properties fo:text-align="justify" style:justify-single-word="false"/>
      <style:text-properties fo:color="#ff0000" fo:font-weight="bold" officeooo:rsid="00230d22" officeooo:paragraph-rsid="0c671458" style:font-weight-asian="bold" style:font-weight-complex="bold"/>
    </style:style>
    <style:style style:name="T1" style:family="text">
      <style:text-properties fo:color="#000000" fo:font-size="9pt" fo:font-style="normal" fo:font-weight="bold" officeooo:rsid="075b9356" style:font-size-asian="9pt" style:font-style-asian="normal" style:font-weight-asian="bold" style:font-name-complex="Calibri2" style:font-size-complex="9pt" style:font-style-complex="normal" style:font-weight-complex="bold"/>
    </style:style>
    <style:style style:name="T2" style:family="text">
      <style:text-properties fo:color="#000000" fo:font-size="9pt" fo:font-style="normal" fo:font-weight="bold" officeooo:rsid="08cd415a" style:font-size-asian="9pt" style:font-style-asian="normal" style:font-weight-asian="bold" style:font-name-complex="Calibri2" style:font-size-complex="9pt" style:font-style-complex="normal" style:font-weight-complex="bold"/>
    </style:style>
    <style:style style:name="T3" style:family="text">
      <style:text-properties fo:color="#000000" fo:font-size="9pt" fo:font-style="normal" fo:font-weight="bold" officeooo:rsid="08d17c1f" style:font-size-asian="9pt" style:font-style-asian="normal" style:font-weight-asian="bold" style:font-name-complex="Calibri2" style:font-size-complex="9pt" style:font-style-complex="normal" style:font-weight-complex="bold"/>
    </style:style>
    <style:style style:name="T4" style:family="text">
      <style:text-properties fo:color="#000000" fo:font-size="9pt" fo:font-style="normal" fo:font-weight="bold" officeooo:rsid="08ec05ae" style:font-size-asian="9pt" style:font-style-asian="normal" style:font-weight-asian="bold" style:font-name-complex="Calibri2" style:font-size-complex="9pt" style:font-style-complex="normal" style:font-weight-complex="bold"/>
    </style:style>
    <style:style style:name="T5" style:family="text">
      <style:text-properties fo:color="#000000" fo:font-size="9pt" fo:font-style="normal" fo:font-weight="bold" officeooo:rsid="0924a946" style:font-size-asian="9pt" style:font-style-asian="normal" style:font-weight-asian="bold" style:font-name-complex="Calibri2" style:font-size-complex="9pt" style:font-style-complex="normal" style:font-weight-complex="bold"/>
    </style:style>
    <style:style style:name="T6" style:family="text">
      <style:text-properties fo:color="#000000" fo:font-size="9pt" fo:font-style="normal" fo:font-weight="bold" officeooo:rsid="0a779ec5" style:font-size-asian="9pt" style:font-style-asian="normal" style:font-weight-asian="bold" style:font-name-complex="Calibri2" style:font-size-complex="9pt" style:font-style-complex="normal" style:font-weight-complex="bold"/>
    </style:style>
    <style:style style:name="T7" style:family="text">
      <style:text-properties fo:color="#000000" fo:font-size="9pt" fo:font-style="normal" fo:font-weight="bold" officeooo:rsid="0b72e9f0" style:font-size-asian="9pt" style:font-style-asian="normal" style:font-weight-asian="bold" style:font-name-complex="Calibri2" style:font-size-complex="9pt" style:font-style-complex="normal" style:font-weight-complex="bold"/>
    </style:style>
    <style:style style:name="T8" style:family="text">
      <style:text-properties fo:color="#000000" fo:font-size="9pt" fo:font-style="normal" fo:font-weight="bold" officeooo:rsid="0b731997" style:font-size-asian="9pt" style:font-style-asian="normal" style:font-weight-asian="bold" style:font-name-complex="Calibri2" style:font-size-complex="9pt" style:font-style-complex="normal" style:font-weight-complex="bold"/>
    </style:style>
    <style:style style:name="T9" style:family="text">
      <style:text-properties fo:color="#000000" fo:font-size="9pt" fo:font-style="normal" fo:font-weight="bold" officeooo:rsid="08ead300" style:font-size-asian="9pt" style:font-style-asian="normal" style:font-weight-asian="bold" style:font-name-complex="Calibri2" style:font-size-complex="9pt" style:font-style-complex="normal" style:font-weight-complex="bold"/>
    </style:style>
    <style:style style:name="T10" style:family="text">
      <style:text-properties fo:color="#000000" fo:font-size="9pt" fo:font-style="normal" officeooo:rsid="08cd415a" style:font-size-asian="9pt" style:font-style-asian="normal" style:font-name-complex="Calibri2" style:font-size-complex="9pt" style:font-style-complex="normal"/>
    </style:style>
    <style:style style:name="T11" style:family="text">
      <style:text-properties fo:color="#000000" fo:font-size="9pt" fo:font-style="normal" fo:font-weight="normal" officeooo:rsid="075b9356" style:font-size-asian="9pt" style:font-style-asian="normal" style:font-weight-asian="normal" style:font-name-complex="Calibri2" style:font-size-complex="9pt" style:font-style-complex="normal" style:font-weight-complex="normal"/>
    </style:style>
    <style:style style:name="T12" style:family="text">
      <style:text-properties fo:color="#000000" fo:font-size="9pt" fo:font-style="normal" fo:font-weight="normal" officeooo:rsid="08c9aa86" style:font-size-asian="9pt" style:font-style-asian="normal" style:font-weight-asian="normal" style:font-name-complex="Calibri2" style:font-size-complex="9pt" style:font-style-complex="normal" style:font-weight-complex="normal"/>
    </style:style>
    <style:style style:name="T13" style:family="text">
      <style:text-properties fo:color="#000000" fo:font-size="9pt" fo:font-style="normal" fo:font-weight="normal" officeooo:rsid="08cd415a" style:font-size-asian="9pt" style:font-style-asian="normal" style:font-weight-asian="normal" style:font-name-complex="Calibri2" style:font-size-complex="9pt" style:font-style-complex="normal" style:font-weight-complex="normal"/>
    </style:style>
    <style:style style:name="T14" style:family="text">
      <style:text-properties fo:color="#000000" fo:font-size="9pt" fo:font-style="normal" fo:font-weight="normal" officeooo:rsid="08e11612" style:font-size-asian="9pt" style:font-style-asian="normal" style:font-weight-asian="normal" style:font-name-complex="Calibri2" style:font-size-complex="9pt" style:font-style-complex="normal" style:font-weight-complex="normal"/>
    </style:style>
    <style:style style:name="T15" style:family="text">
      <style:text-properties fo:color="#000000" fo:font-size="9pt" fo:font-style="normal" fo:font-weight="normal" officeooo:rsid="08e512d8" style:font-size-asian="9pt" style:font-style-asian="normal" style:font-weight-asian="normal" style:font-name-complex="Calibri2" style:font-size-complex="9pt" style:font-style-complex="normal" style:font-weight-complex="normal"/>
    </style:style>
    <style:style style:name="T16" style:family="text">
      <style:text-properties fo:color="#000000" fo:font-size="9pt" fo:font-style="normal" fo:font-weight="normal" officeooo:rsid="08e697f0" style:font-size-asian="9pt" style:font-style-asian="normal" style:font-weight-asian="normal" style:font-name-complex="Calibri2" style:font-size-complex="9pt" style:font-style-complex="normal" style:font-weight-complex="normal"/>
    </style:style>
    <style:style style:name="T17" style:family="text">
      <style:text-properties fo:color="#000000" fo:font-size="9pt" fo:font-style="normal" fo:font-weight="normal" officeooo:rsid="08e8328b" style:font-size-asian="9pt" style:font-style-asian="normal" style:font-weight-asian="normal" style:font-name-complex="Calibri2" style:font-size-complex="9pt" style:font-style-complex="normal" style:font-weight-complex="normal"/>
    </style:style>
    <style:style style:name="T18" style:family="text">
      <style:text-properties fo:color="#000000" fo:font-size="9pt" fo:font-style="normal" fo:font-weight="normal" officeooo:rsid="08e8faeb" style:font-size-asian="9pt" style:font-style-asian="normal" style:font-weight-asian="normal" style:font-name-complex="Calibri2" style:font-size-complex="9pt" style:font-style-complex="normal" style:font-weight-complex="normal"/>
    </style:style>
    <style:style style:name="T19" style:family="text">
      <style:text-properties fo:color="#000000" fo:font-size="9pt" fo:font-style="normal" fo:font-weight="normal" officeooo:rsid="08ead300" style:font-size-asian="9pt" style:font-style-asian="normal" style:font-weight-asian="normal" style:font-name-complex="Calibri2" style:font-size-complex="9pt" style:font-style-complex="normal" style:font-weight-complex="normal"/>
    </style:style>
    <style:style style:name="T20" style:family="text">
      <style:text-properties fo:color="#000000" fo:font-size="9pt" fo:font-style="normal" fo:font-weight="normal" officeooo:rsid="08ec05ae" style:font-size-asian="9pt" style:font-style-asian="normal" style:font-weight-asian="normal" style:font-name-complex="Calibri2" style:font-size-complex="9pt" style:font-style-complex="normal" style:font-weight-complex="normal"/>
    </style:style>
    <style:style style:name="T21" style:family="text">
      <style:text-properties fo:color="#000000" fo:font-size="9pt" fo:font-style="normal" fo:font-weight="normal" officeooo:rsid="08eccf39" style:font-size-asian="9pt" style:font-style-asian="normal" style:font-weight-asian="normal" style:font-name-complex="Calibri2" style:font-size-complex="9pt" style:font-style-complex="normal" style:font-weight-complex="normal"/>
    </style:style>
    <style:style style:name="T22" style:family="text">
      <style:text-properties fo:color="#000000" fo:font-size="9pt" fo:font-style="normal" fo:font-weight="normal" officeooo:rsid="08ee1235" style:font-size-asian="9pt" style:font-style-asian="normal" style:font-weight-asian="normal" style:font-name-complex="Calibri2" style:font-size-complex="9pt" style:font-style-complex="normal" style:font-weight-complex="normal"/>
    </style:style>
    <style:style style:name="T23" style:family="text">
      <style:text-properties fo:color="#000000" fo:font-size="9pt" fo:font-style="normal" fo:font-weight="normal" officeooo:rsid="08eea900" style:font-size-asian="9pt" style:font-style-asian="normal" style:font-weight-asian="normal" style:font-name-complex="Calibri2" style:font-size-complex="9pt" style:font-style-complex="normal" style:font-weight-complex="normal"/>
    </style:style>
    <style:style style:name="T24" style:family="text">
      <style:text-properties fo:color="#000000" fo:font-size="9pt" fo:font-style="normal" fo:font-weight="normal" officeooo:rsid="08f0042f" style:font-size-asian="9pt" style:font-style-asian="normal" style:font-weight-asian="normal" style:font-name-complex="Calibri2" style:font-size-complex="9pt" style:font-style-complex="normal" style:font-weight-complex="normal"/>
    </style:style>
    <style:style style:name="T25" style:family="text">
      <style:text-properties fo:color="#000000" fo:font-size="9pt" fo:font-style="normal" fo:font-weight="normal" officeooo:rsid="08f33e7e" style:font-size-asian="9pt" style:font-style-asian="normal" style:font-weight-asian="normal" style:font-name-complex="Calibri2" style:font-size-complex="9pt" style:font-style-complex="normal" style:font-weight-complex="normal"/>
    </style:style>
    <style:style style:name="T26" style:family="text">
      <style:text-properties fo:color="#000000" fo:font-size="9pt" fo:font-style="normal" fo:font-weight="normal" officeooo:rsid="08f3cd9f" style:font-size-asian="9pt" style:font-style-asian="normal" style:font-weight-asian="normal" style:font-name-complex="Calibri2" style:font-size-complex="9pt" style:font-style-complex="normal" style:font-weight-complex="normal"/>
    </style:style>
    <style:style style:name="T27" style:family="text">
      <style:text-properties fo:color="#000000" fo:font-size="9pt" fo:font-style="normal" fo:font-weight="normal" officeooo:rsid="08f44117" style:font-size-asian="9pt" style:font-style-asian="normal" style:font-weight-asian="normal" style:font-name-complex="Calibri2" style:font-size-complex="9pt" style:font-style-complex="normal" style:font-weight-complex="normal"/>
    </style:style>
    <style:style style:name="T28" style:family="text">
      <style:text-properties fo:color="#000000" fo:font-size="9pt" fo:font-style="normal" fo:font-weight="normal" officeooo:rsid="08f90297" style:font-size-asian="9pt" style:font-style-asian="normal" style:font-weight-asian="normal" style:font-name-complex="Calibri2" style:font-size-complex="9pt" style:font-style-complex="normal" style:font-weight-complex="normal"/>
    </style:style>
    <style:style style:name="T29" style:family="text">
      <style:text-properties fo:color="#000000" fo:font-size="9pt" fo:font-style="normal" fo:font-weight="normal" officeooo:rsid="08f98796" style:font-size-asian="9pt" style:font-style-asian="normal" style:font-weight-asian="normal" style:font-name-complex="Calibri2" style:font-size-complex="9pt" style:font-style-complex="normal" style:font-weight-complex="normal"/>
    </style:style>
    <style:style style:name="T30" style:family="text">
      <style:text-properties fo:color="#000000" fo:font-size="9pt" fo:font-style="normal" fo:font-weight="normal" officeooo:rsid="08fbaa31" style:font-size-asian="9pt" style:font-style-asian="normal" style:font-weight-asian="normal" style:font-name-complex="Calibri2" style:font-size-complex="9pt" style:font-style-complex="normal" style:font-weight-complex="normal"/>
    </style:style>
    <style:style style:name="T31" style:family="text">
      <style:text-properties fo:color="#000000" fo:font-size="9pt" fo:font-style="normal" fo:font-weight="normal" officeooo:rsid="08fe51a3" style:font-size-asian="9pt" style:font-style-asian="normal" style:font-weight-asian="normal" style:font-name-complex="Calibri2" style:font-size-complex="9pt" style:font-style-complex="normal" style:font-weight-complex="normal"/>
    </style:style>
    <style:style style:name="T32" style:family="text">
      <style:text-properties fo:color="#000000" fo:font-size="9pt" fo:font-style="normal" fo:font-weight="normal" officeooo:rsid="08fed90f" style:font-size-asian="9pt" style:font-style-asian="normal" style:font-weight-asian="normal" style:font-name-complex="Calibri2" style:font-size-complex="9pt" style:font-style-complex="normal" style:font-weight-complex="normal"/>
    </style:style>
    <style:style style:name="T33" style:family="text">
      <style:text-properties fo:color="#000000" fo:font-size="9pt" fo:font-style="normal" fo:font-weight="normal" officeooo:rsid="0900906c" style:font-size-asian="9pt" style:font-style-asian="normal" style:font-weight-asian="normal" style:font-name-complex="Calibri2" style:font-size-complex="9pt" style:font-style-complex="normal" style:font-weight-complex="normal"/>
    </style:style>
    <style:style style:name="T34" style:family="text">
      <style:text-properties fo:color="#000000" fo:font-size="9pt" fo:font-style="normal" fo:font-weight="normal" officeooo:rsid="090cb97b" style:font-size-asian="9pt" style:font-style-asian="normal" style:font-weight-asian="normal" style:font-name-complex="Calibri2" style:font-size-complex="9pt" style:font-style-complex="normal" style:font-weight-complex="normal"/>
    </style:style>
    <style:style style:name="T35" style:family="text">
      <style:text-properties fo:color="#000000" fo:font-size="9pt" fo:font-style="normal" fo:font-weight="normal" officeooo:rsid="0a2cfa86" style:font-size-asian="9pt" style:font-style-asian="normal" style:font-weight-asian="normal" style:font-name-complex="Calibri2" style:font-size-complex="9pt" style:font-style-complex="normal" style:font-weight-complex="normal"/>
    </style:style>
    <style:style style:name="T36" style:family="text">
      <style:text-properties fo:color="#000000" fo:font-size="9pt" fo:font-style="normal" fo:font-weight="normal" officeooo:rsid="0a2d6c63" style:font-size-asian="9pt" style:font-style-asian="normal" style:font-weight-asian="normal" style:font-name-complex="Calibri2" style:font-size-complex="9pt" style:font-style-complex="normal" style:font-weight-complex="normal"/>
    </style:style>
    <style:style style:name="T37" style:family="text">
      <style:text-properties fo:color="#000000" fo:font-size="9pt" fo:font-style="normal" fo:font-weight="normal" officeooo:rsid="0a2efdf9" style:font-size-asian="9pt" style:font-style-asian="normal" style:font-weight-asian="normal" style:font-name-complex="Calibri2" style:font-size-complex="9pt" style:font-style-complex="normal" style:font-weight-complex="normal"/>
    </style:style>
    <style:style style:name="T38" style:family="text">
      <style:text-properties fo:color="#000000" fo:font-size="9pt" fo:font-style="normal" fo:font-weight="normal" officeooo:rsid="0a2fb25a" style:font-size-asian="9pt" style:font-style-asian="normal" style:font-weight-asian="normal" style:font-name-complex="Calibri2" style:font-size-complex="9pt" style:font-style-complex="normal" style:font-weight-complex="normal"/>
    </style:style>
    <style:style style:name="T39" style:family="text">
      <style:text-properties fo:color="#000000" fo:font-size="9pt" fo:font-style="normal" fo:font-weight="normal" officeooo:rsid="0a30c815" style:font-size-asian="9pt" style:font-style-asian="normal" style:font-weight-asian="normal" style:font-name-complex="Calibri2" style:font-size-complex="9pt" style:font-style-complex="normal" style:font-weight-complex="normal"/>
    </style:style>
    <style:style style:name="T40" style:family="text">
      <style:text-properties fo:color="#000000" fo:font-size="9pt" fo:font-style="normal" fo:font-weight="normal" officeooo:rsid="0a77ea69" style:font-size-asian="9pt" style:font-style-asian="normal" style:font-weight-asian="normal" style:font-name-complex="Calibri2" style:font-size-complex="9pt" style:font-style-complex="normal" style:font-weight-complex="normal"/>
    </style:style>
    <style:style style:name="T41" style:family="text">
      <style:text-properties fo:color="#000000" fo:font-size="9pt" fo:font-style="normal" fo:font-weight="normal" officeooo:rsid="0a7a3447" style:font-size-asian="9pt" style:font-style-asian="normal" style:font-weight-asian="normal" style:font-name-complex="Calibri2" style:font-size-complex="9pt" style:font-style-complex="normal" style:font-weight-complex="normal"/>
    </style:style>
    <style:style style:name="T42" style:family="text">
      <style:text-properties fo:color="#000000" fo:font-size="9pt" fo:font-style="normal" fo:font-weight="normal" officeooo:rsid="0a7a9e18" style:font-size-asian="9pt" style:font-style-asian="normal" style:font-weight-asian="normal" style:font-name-complex="Calibri2" style:font-size-complex="9pt" style:font-style-complex="normal" style:font-weight-complex="normal"/>
    </style:style>
    <style:style style:name="T43" style:family="text">
      <style:text-properties fo:color="#000000" fo:font-size="9pt" fo:font-style="normal" fo:font-weight="normal" officeooo:rsid="0a7b6cfa" style:font-size-asian="9pt" style:font-style-asian="normal" style:font-weight-asian="normal" style:font-name-complex="Calibri2" style:font-size-complex="9pt" style:font-style-complex="normal" style:font-weight-complex="normal"/>
    </style:style>
    <style:style style:name="T44" style:family="text">
      <style:text-properties fo:color="#000000" fo:font-size="9pt" fo:font-style="normal" fo:font-weight="normal" officeooo:rsid="0a7cc7a6" style:font-size-asian="9pt" style:font-style-asian="normal" style:font-weight-asian="normal" style:font-name-complex="Calibri2" style:font-size-complex="9pt" style:font-style-complex="normal" style:font-weight-complex="normal"/>
    </style:style>
    <style:style style:name="T45" style:family="text">
      <style:text-properties fo:color="#000000" fo:font-size="9pt" fo:font-style="normal" fo:font-weight="normal" officeooo:rsid="0a7d0774" style:font-size-asian="9pt" style:font-style-asian="normal" style:font-weight-asian="normal" style:font-name-complex="Calibri2" style:font-size-complex="9pt" style:font-style-complex="normal" style:font-weight-complex="normal"/>
    </style:style>
    <style:style style:name="T46" style:family="text">
      <style:text-properties fo:color="#000000" fo:font-size="9pt" fo:font-style="normal" fo:font-weight="normal" officeooo:rsid="0a898e03" style:font-size-asian="9pt" style:font-style-asian="normal" style:font-weight-asian="normal" style:font-name-complex="Calibri2" style:font-size-complex="9pt" style:font-style-complex="normal" style:font-weight-complex="normal"/>
    </style:style>
    <style:style style:name="T47" style:family="text">
      <style:text-properties fo:color="#000000" fo:font-size="9pt" fo:font-style="normal" fo:font-weight="normal" officeooo:rsid="0a8ab508" style:font-size-asian="9pt" style:font-style-asian="normal" style:font-weight-asian="normal" style:font-name-complex="Calibri2" style:font-size-complex="9pt" style:font-style-complex="normal" style:font-weight-complex="normal"/>
    </style:style>
    <style:style style:name="T48" style:family="text">
      <style:text-properties fo:color="#000000" fo:font-size="9pt" fo:font-style="normal" fo:font-weight="normal" officeooo:rsid="0a8c5127" style:font-size-asian="9pt" style:font-style-asian="normal" style:font-weight-asian="normal" style:font-name-complex="Calibri2" style:font-size-complex="9pt" style:font-style-complex="normal" style:font-weight-complex="normal"/>
    </style:style>
    <style:style style:name="T49" style:family="text">
      <style:text-properties fo:color="#000000" fo:font-size="9pt" fo:font-style="normal" fo:font-weight="normal" officeooo:rsid="0a8e47c0" style:font-size-asian="9pt" style:font-style-asian="normal" style:font-weight-asian="normal" style:font-name-complex="Calibri2" style:font-size-complex="9pt" style:font-style-complex="normal" style:font-weight-complex="normal"/>
    </style:style>
    <style:style style:name="T50" style:family="text">
      <style:text-properties fo:color="#000000" fo:font-size="9pt" fo:font-style="normal" fo:font-weight="normal" officeooo:rsid="0a900c79" style:font-size-asian="9pt" style:font-style-asian="normal" style:font-weight-asian="normal" style:font-name-complex="Calibri2" style:font-size-complex="9pt" style:font-style-complex="normal" style:font-weight-complex="normal"/>
    </style:style>
    <style:style style:name="T51" style:family="text">
      <style:text-properties fo:color="#000000" fo:font-size="9pt" fo:font-style="normal" fo:font-weight="normal" officeooo:rsid="0a906045" style:font-size-asian="9pt" style:font-style-asian="normal" style:font-weight-asian="normal" style:font-name-complex="Calibri2" style:font-size-complex="9pt" style:font-style-complex="normal" style:font-weight-complex="normal"/>
    </style:style>
    <style:style style:name="T52" style:family="text">
      <style:text-properties fo:color="#000000" fo:font-size="9pt" fo:font-style="normal" fo:font-weight="normal" officeooo:rsid="0a915496" style:font-size-asian="9pt" style:font-style-asian="normal" style:font-weight-asian="normal" style:font-name-complex="Calibri2" style:font-size-complex="9pt" style:font-style-complex="normal" style:font-weight-complex="normal"/>
    </style:style>
    <style:style style:name="T53" style:family="text">
      <style:text-properties fo:color="#000000" fo:font-size="9pt" fo:font-style="normal" fo:font-weight="normal" officeooo:rsid="0a92bd54" style:font-size-asian="9pt" style:font-style-asian="normal" style:font-weight-asian="normal" style:font-name-complex="Calibri2" style:font-size-complex="9pt" style:font-style-complex="normal" style:font-weight-complex="normal"/>
    </style:style>
    <style:style style:name="T54" style:family="text">
      <style:text-properties fo:color="#000000" style:font-name="DejaVu Sans" fo:font-size="9pt" fo:font-style="normal" officeooo:rsid="0955e39f" style:font-size-asian="9pt" style:font-style-asian="normal" style:font-size-complex="9pt" style:font-style-complex="normal"/>
    </style:style>
    <style:style style:name="T55" style:family="text">
      <style:text-properties fo:color="#000000" style:font-name="DejaVu Sans" fo:font-size="9pt" fo:font-style="normal" officeooo:rsid="0a80b336" style:font-size-asian="9pt" style:font-style-asian="normal" style:font-size-complex="9pt" style:font-style-complex="normal"/>
    </style:style>
    <style:style style:name="T56" style:family="text">
      <style:text-properties fo:color="#000000" style:font-name="DejaVu Sans" fo:font-size="9pt" fo:font-style="normal" officeooo:rsid="0a823823" style:font-size-asian="9pt" style:font-style-asian="normal" style:font-size-complex="9pt" style:font-style-complex="normal"/>
    </style:style>
    <style:style style:name="T57" style:family="text">
      <style:text-properties fo:color="#000000" style:font-name="DejaVu Sans" fo:font-size="9pt" fo:font-style="normal" officeooo:rsid="0a828063" style:font-size-asian="9pt" style:font-style-asian="normal" style:font-size-complex="9pt" style:font-style-complex="normal"/>
    </style:style>
    <style:style style:name="T58" style:family="text">
      <style:text-properties fo:color="#000000" style:font-name="DejaVu Sans" fo:font-size="9pt" fo:font-style="normal" officeooo:rsid="0a830799" style:font-size-asian="9pt" style:font-style-asian="normal" style:font-size-complex="9pt" style:font-style-complex="normal"/>
    </style:style>
    <style:style style:name="T59" style:family="text">
      <style:text-properties fo:color="#000000" style:font-name="DejaVu Sans" fo:font-size="9pt" fo:font-style="normal" officeooo:rsid="0a836184" style:font-size-asian="9pt" style:font-style-asian="normal" style:font-size-complex="9pt" style:font-style-complex="normal"/>
    </style:style>
    <style:style style:name="T60" style:family="text">
      <style:text-properties fo:color="#000000" style:font-name="DejaVu Sans" fo:font-size="9pt" fo:font-style="normal" officeooo:rsid="0a83f468" style:font-size-asian="9pt" style:font-style-asian="normal" style:font-size-complex="9pt" style:font-style-complex="normal"/>
    </style:style>
    <style:style style:name="T61" style:family="text">
      <style:text-properties fo:color="#000000" style:font-name="DejaVu Sans" fo:font-size="9pt" fo:font-style="normal" officeooo:rsid="0a859f1f" style:font-size-asian="9pt" style:font-style-asian="normal" style:font-size-complex="9pt" style:font-style-complex="normal"/>
    </style:style>
    <style:style style:name="T62" style:family="text">
      <style:text-properties fo:color="#000000" style:font-name="DejaVu Sans" fo:font-size="9pt" fo:font-style="normal" officeooo:rsid="0a8682cf" style:font-size-asian="9pt" style:font-style-asian="normal" style:font-size-complex="9pt" style:font-style-complex="normal"/>
    </style:style>
    <style:style style:name="T63" style:family="text">
      <style:text-properties fo:color="#000000" fo:font-style="normal" fo:font-weight="normal" officeooo:rsid="092d436a" style:font-style-asian="normal" style:font-weight-asian="normal" style:font-name-complex="Calibri2" style:font-style-complex="normal" style:font-weight-complex="normal"/>
    </style:style>
    <style:style style:name="T64" style:family="text">
      <style:text-properties fo:color="#000000" fo:font-style="normal" fo:font-weight="normal" officeooo:rsid="092dd4e1" style:font-style-asian="normal" style:font-weight-asian="normal" style:font-name-complex="Calibri2" style:font-style-complex="normal" style:font-weight-complex="normal"/>
    </style:style>
    <style:style style:name="T65" style:family="text">
      <style:text-properties fo:font-variant="normal" fo:text-transform="none" fo:color="#000000" style:text-line-through-style="none" style:text-line-through-type="none" style:font-name="DejaVu Sans" fo:font-size="10pt" fo:font-style="normal" style:text-underline-style="none" fo:font-weight="bold" officeooo:rsid="0861f262"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6" style:family="text">
      <style:text-properties fo:font-variant="normal" fo:text-transform="none" fo:color="#000000" style:text-line-through-style="none" style:text-line-through-type="none" style:font-name="DejaVu Sans" fo:font-size="10pt" fo:font-style="normal" style:text-underline-style="none" fo:font-weight="bold" officeooo:rsid="08d31ff4"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7" style:family="text">
      <style:text-properties fo:font-variant="normal" fo:text-transform="none" fo:color="#000000" style:text-line-through-style="none" style:text-line-through-type="none" style:font-name="DejaVu Sans" fo:font-size="10pt" fo:font-style="normal" style:text-underline-style="none" fo:font-weight="bold" officeooo:rsid="0902cf49"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8" style:family="text">
      <style:text-properties fo:font-variant="normal" fo:text-transform="none" fo:color="#000000" style:text-line-through-style="none" style:text-line-through-type="none" style:font-name="DejaVu Sans" fo:font-size="10pt" fo:font-style="normal" style:text-underline-style="none" fo:font-weight="bold" officeooo:rsid="090b9f57"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9" style:family="text">
      <style:text-properties fo:font-variant="normal" fo:text-transform="none" fo:color="#000000" style:text-line-through-style="none" style:text-line-through-type="none" style:font-name="DejaVu Sans" fo:font-style="normal" style:text-underline-style="none" fo:font-weight="normal" officeooo:rsid="090edcdd"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0" style:family="text">
      <style:text-properties fo:font-variant="normal" fo:text-transform="none" fo:color="#000000" style:text-line-through-style="none" style:text-line-through-type="none" style:font-name="DejaVu Sans" fo:font-style="normal" style:text-underline-style="none" fo:font-weight="normal" officeooo:rsid="0927e82b"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1" style:family="text">
      <style:text-properties fo:font-variant="normal" fo:text-transform="none" fo:color="#000000" style:text-line-through-style="none" style:text-line-through-type="none" style:font-name="DejaVu Sans" fo:font-style="normal" style:text-underline-style="none" fo:font-weight="normal" officeooo:rsid="0928fd8b"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2" style:family="text">
      <style:text-properties fo:font-variant="normal" fo:text-transform="none" fo:color="#000000" style:text-line-through-style="none" style:text-line-through-type="none" style:font-name="DejaVu Sans" fo:font-style="normal" style:text-underline-style="none" fo:font-weight="normal" officeooo:rsid="092a69a5"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3" style:family="text">
      <style:text-properties fo:font-variant="normal" fo:text-transform="none" fo:color="#000000" style:text-line-through-style="none" style:text-line-through-type="none" style:font-name="DejaVu Sans" fo:font-style="normal" style:text-underline-style="none" fo:font-weight="normal" officeooo:rsid="092b75c5"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4" style:family="text">
      <style:text-properties fo:font-variant="normal" fo:text-transform="none" fo:color="#000000" style:text-line-through-style="none" style:text-line-through-type="none" style:font-name="DejaVu Sans" fo:font-style="normal" style:text-underline-style="none" fo:font-weight="bold" officeooo:rsid="090edcdd"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5" style:family="text">
      <style:text-properties fo:font-variant="normal" fo:text-transform="none" fo:color="#000000" style:text-line-through-style="none" style:text-line-through-type="none" style:font-name="DejaVu Sans" fo:font-style="normal" style:text-underline-style="none" fo:font-weight="bold" officeooo:rsid="0927e82b"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6" style:family="text">
      <style:text-properties fo:font-variant="normal" fo:text-transform="none" fo:color="#000000" style:text-line-through-style="none" style:text-line-through-type="none" style:font-name="DejaVu Sans" fo:font-style="normal" style:text-underline-style="none" fo:font-weight="bold" officeooo:rsid="0b795e73"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7" style:family="text">
      <style:text-properties fo:font-variant="normal" fo:text-transform="none" fo:color="#000000" style:text-line-through-style="none" style:text-line-through-type="none" style:font-name="DejaVu Sans" fo:font-size="9pt" fo:font-style="normal" style:text-underline-style="none" fo:font-weight="normal" officeooo:rsid="0905c59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8" style:family="text">
      <style:text-properties fo:font-variant="normal" fo:text-transform="none" fo:color="#000000" style:text-line-through-style="none" style:text-line-through-type="none" style:font-name="DejaVu Sans" fo:font-size="9pt" fo:font-style="normal" style:text-underline-style="none" fo:font-weight="normal" officeooo:rsid="0918b6c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9" style:family="text">
      <style:text-properties fo:font-variant="normal" fo:text-transform="none" fo:color="#000000" style:text-line-through-style="none" style:text-line-through-type="none" style:font-name="DejaVu Sans" fo:font-size="9pt" fo:font-style="normal" style:text-underline-style="none" fo:font-weight="normal" officeooo:rsid="091ba10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0" style:family="text">
      <style:text-properties fo:font-variant="normal" fo:text-transform="none" fo:color="#000000" style:text-line-through-style="none" style:text-line-through-type="none" style:font-name="DejaVu Sans" fo:font-size="9pt" fo:font-style="normal" style:text-underline-style="none" fo:font-weight="normal" officeooo:rsid="090edcd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1" style:family="text">
      <style:text-properties fo:font-variant="normal" fo:text-transform="none" fo:color="#000000" style:text-line-through-style="none" style:text-line-through-type="none" style:font-name="DejaVu Sans" fo:font-size="9pt" fo:font-style="normal" style:text-underline-style="none" fo:font-weight="normal" officeooo:rsid="091199e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DejaVu Sans" fo:font-size="9pt" fo:font-style="normal" style:text-underline-style="none" fo:font-weight="normal" officeooo:rsid="091f48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3" style:family="text">
      <style:text-properties fo:font-variant="normal" fo:text-transform="none" fo:color="#000000" style:text-line-through-style="none" style:text-line-through-type="none" style:font-name="DejaVu Sans" fo:font-size="9pt" fo:font-style="normal" style:text-underline-style="none" fo:font-weight="normal" officeooo:rsid="0907dac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4" style:family="text">
      <style:text-properties fo:font-variant="normal" fo:text-transform="none" fo:color="#000000" style:text-line-through-style="none" style:text-line-through-type="none" style:font-name="DejaVu Sans" fo:font-size="9pt" fo:font-style="normal" style:text-underline-style="none" fo:font-weight="normal" officeooo:rsid="0909a6a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5" style:family="text">
      <style:text-properties fo:font-variant="normal" fo:text-transform="none" fo:color="#000000" style:text-line-through-style="none" style:text-line-through-type="none" style:font-name="DejaVu Sans" fo:font-size="9pt" fo:font-style="normal" style:text-underline-style="none" fo:font-weight="normal" officeooo:rsid="0909b1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6" style:family="text">
      <style:text-properties fo:font-variant="normal" fo:text-transform="none" fo:color="#000000" style:text-line-through-style="none" style:text-line-through-type="none" style:font-name="DejaVu Sans" fo:font-size="9pt" fo:font-style="normal" style:text-underline-style="none" fo:font-weight="normal" officeooo:rsid="0938e7e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7" style:family="text">
      <style:text-properties fo:font-variant="normal" fo:text-transform="none" fo:color="#000000" style:text-line-through-style="none" style:text-line-through-type="none" style:font-name="DejaVu Sans" fo:font-size="9pt" fo:font-style="normal" style:text-underline-style="none" fo:font-weight="normal" officeooo:rsid="093ac37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8" style:family="text">
      <style:text-properties fo:font-variant="normal" fo:text-transform="none" fo:color="#000000" style:text-line-through-style="none" style:text-line-through-type="none" style:font-name="DejaVu Sans" fo:font-size="9pt" fo:font-style="normal" style:text-underline-style="none" fo:font-weight="normal" officeooo:rsid="093c706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9" style:family="text">
      <style:text-properties fo:font-variant="normal" fo:text-transform="none" fo:color="#000000" style:text-line-through-style="none" style:text-line-through-type="none" style:font-name="DejaVu Sans" fo:font-size="9pt" fo:font-style="normal" style:text-underline-style="none" fo:font-weight="normal" officeooo:rsid="093d31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0" style:family="text">
      <style:text-properties fo:font-variant="normal" fo:text-transform="none" fo:color="#000000" style:text-line-through-style="none" style:text-line-through-type="none" style:font-name="DejaVu Sans" fo:font-size="9pt" fo:font-style="normal" style:text-underline-style="none" fo:font-weight="normal" officeooo:rsid="093f1eb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1" style:family="text">
      <style:text-properties fo:font-variant="normal" fo:text-transform="none" fo:color="#000000" style:text-line-through-style="none" style:text-line-through-type="none" style:font-name="DejaVu Sans" fo:font-size="9pt" fo:font-style="normal" style:text-underline-style="none" fo:font-weight="normal" officeooo:rsid="093f837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2" style:family="text">
      <style:text-properties fo:font-variant="normal" fo:text-transform="none" fo:color="#000000" style:text-line-through-style="none" style:text-line-through-type="none" style:font-name="DejaVu Sans" fo:font-size="9pt" fo:font-style="normal" style:text-underline-style="none" fo:font-weight="normal" officeooo:rsid="093ffb9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3" style:family="text">
      <style:text-properties fo:font-variant="normal" fo:text-transform="none" fo:color="#000000" style:text-line-through-style="none" style:text-line-through-type="none" style:font-name="DejaVu Sans" fo:font-size="9pt" fo:font-style="normal" style:text-underline-style="none" fo:font-weight="normal" officeooo:rsid="094167d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4" style:family="text">
      <style:text-properties fo:font-variant="normal" fo:text-transform="none" fo:color="#000000" style:text-line-through-style="none" style:text-line-through-type="none" style:font-name="DejaVu Sans" fo:font-size="9pt" fo:font-style="normal" style:text-underline-style="none" fo:font-weight="normal" officeooo:rsid="0942da3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5" style:family="text">
      <style:text-properties fo:font-variant="normal" fo:text-transform="none" fo:color="#000000" style:text-line-through-style="none" style:text-line-through-type="none" style:font-name="DejaVu Sans" fo:font-size="9pt" fo:font-style="normal" style:text-underline-style="none" fo:font-weight="normal" officeooo:rsid="0945062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6" style:family="text">
      <style:text-properties fo:font-variant="normal" fo:text-transform="none" fo:color="#000000" style:text-line-through-style="none" style:text-line-through-type="none" style:font-name="DejaVu Sans" fo:font-size="9pt" fo:font-style="normal" style:text-underline-style="none" fo:font-weight="normal" officeooo:rsid="09462c8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7" style:family="text">
      <style:text-properties fo:font-variant="normal" fo:text-transform="none" fo:color="#000000" style:text-line-through-style="none" style:text-line-through-type="none" style:font-name="DejaVu Sans" fo:font-size="9pt" fo:font-style="normal" style:text-underline-style="none" fo:font-weight="normal" officeooo:rsid="0949a2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8" style:family="text">
      <style:text-properties fo:font-variant="normal" fo:text-transform="none" fo:color="#000000" style:text-line-through-style="none" style:text-line-through-type="none" style:font-name="DejaVu Sans" fo:font-size="9pt" fo:font-style="normal" style:text-underline-style="none" fo:font-weight="normal" officeooo:rsid="094b72e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9" style:family="text">
      <style:text-properties fo:font-variant="normal" fo:text-transform="none" fo:color="#000000" style:text-line-through-style="none" style:text-line-through-type="none" style:font-name="DejaVu Sans" fo:font-size="9pt" fo:font-style="normal" style:text-underline-style="none" fo:font-weight="normal" officeooo:rsid="094d6f8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0" style:family="text">
      <style:text-properties fo:font-variant="normal" fo:text-transform="none" fo:color="#000000" style:text-line-through-style="none" style:text-line-through-type="none" style:font-name="DejaVu Sans" fo:font-size="9pt" fo:font-style="normal" style:text-underline-style="none" fo:font-weight="normal" officeooo:rsid="094e588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1" style:family="text">
      <style:text-properties fo:font-variant="normal" fo:text-transform="none" fo:color="#000000" style:text-line-through-style="none" style:text-line-through-type="none" style:font-name="DejaVu Sans" fo:font-size="9pt" fo:font-style="normal" style:text-underline-style="none" fo:font-weight="normal" officeooo:rsid="0950120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2" style:family="text">
      <style:text-properties fo:font-variant="normal" fo:text-transform="none" fo:color="#000000" style:text-line-through-style="none" style:text-line-through-type="none" style:font-name="DejaVu Sans" fo:font-size="9pt" fo:font-style="normal" style:text-underline-style="none" fo:font-weight="normal" officeooo:rsid="095149e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3" style:family="text">
      <style:text-properties fo:font-variant="normal" fo:text-transform="none" fo:color="#000000" style:text-line-through-style="none" style:text-line-through-type="none" style:font-name="DejaVu Sans" fo:font-size="9pt" fo:font-style="normal" style:text-underline-style="none" fo:font-weight="normal" officeooo:rsid="095224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4" style:family="text">
      <style:text-properties fo:font-variant="normal" fo:text-transform="none" fo:color="#000000" style:text-line-through-style="none" style:text-line-through-type="none" style:font-name="DejaVu Sans" fo:font-size="9pt" fo:font-style="normal" style:text-underline-style="none" fo:font-weight="normal" officeooo:rsid="0952a8b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5" style:family="text">
      <style:text-properties fo:font-variant="normal" fo:text-transform="none" fo:color="#000000" style:text-line-through-style="none" style:text-line-through-type="none" style:font-name="DejaVu Sans" fo:font-size="9pt" fo:font-style="normal" style:text-underline-style="none" fo:font-weight="normal" officeooo:rsid="09539a6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6" style:family="text">
      <style:text-properties fo:font-variant="normal" fo:text-transform="none" fo:color="#000000" style:text-line-through-style="none" style:text-line-through-type="none" style:font-name="DejaVu Sans" fo:font-size="9pt" fo:font-style="normal" style:text-underline-style="none" fo:font-weight="normal" officeooo:rsid="0954efd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7" style:family="text">
      <style:text-properties fo:font-variant="normal" fo:text-transform="none" fo:color="#000000" style:text-line-through-style="none" style:text-line-through-type="none" style:font-name="DejaVu Sans" fo:font-size="9pt" fo:font-style="normal" style:text-underline-style="none" fo:font-weight="normal" officeooo:rsid="0960cde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8" style:family="text">
      <style:text-properties fo:font-variant="normal" fo:text-transform="none" fo:color="#000000" style:text-line-through-style="none" style:text-line-through-type="none" style:font-name="DejaVu Sans" fo:font-size="9pt" fo:font-style="normal" style:text-underline-style="none" fo:font-weight="normal" officeooo:rsid="0960cf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9" style:family="text">
      <style:text-properties fo:font-variant="normal" fo:text-transform="none" fo:color="#000000" style:text-line-through-style="none" style:text-line-through-type="none" style:font-name="DejaVu Sans" fo:font-size="9pt" fo:font-style="normal" style:text-underline-style="none" fo:font-weight="normal" officeooo:rsid="09644d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0" style:family="text">
      <style:text-properties fo:font-variant="normal" fo:text-transform="none" fo:color="#000000" style:text-line-through-style="none" style:text-line-through-type="none" style:font-name="DejaVu Sans" fo:font-size="9pt" fo:font-style="normal" style:text-underline-style="none" fo:font-weight="normal" officeooo:rsid="096678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1" style:family="text">
      <style:text-properties fo:font-variant="normal" fo:text-transform="none" fo:color="#000000" style:text-line-through-style="none" style:text-line-through-type="none" style:font-name="DejaVu Sans" fo:font-size="9pt" fo:font-style="normal" style:text-underline-style="none" fo:font-weight="normal" officeooo:rsid="0967d5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2" style:family="text">
      <style:text-properties fo:font-variant="normal" fo:text-transform="none" fo:color="#000000" style:text-line-through-style="none" style:text-line-through-type="none" style:font-name="DejaVu Sans" fo:font-size="9pt" fo:font-style="normal" style:text-underline-style="none" fo:font-weight="normal" officeooo:rsid="0968ec2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3" style:family="text">
      <style:text-properties fo:font-variant="normal" fo:text-transform="none" fo:color="#000000" style:text-line-through-style="none" style:text-line-through-type="none" style:font-name="DejaVu Sans" fo:font-size="9pt" fo:font-style="normal" style:text-underline-style="none" fo:font-weight="normal" officeooo:rsid="09698a4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4" style:family="text">
      <style:text-properties fo:font-variant="normal" fo:text-transform="none" fo:color="#000000" style:text-line-through-style="none" style:text-line-through-type="none" style:font-name="DejaVu Sans" fo:font-size="9pt" fo:font-style="normal" style:text-underline-style="none" fo:font-weight="normal" officeooo:rsid="096b26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5" style:family="text">
      <style:text-properties fo:font-variant="normal" fo:text-transform="none" fo:color="#000000" style:text-line-through-style="none" style:text-line-through-type="none" style:font-name="DejaVu Sans" fo:font-size="9pt" fo:font-style="normal" style:text-underline-style="none" fo:font-weight="normal" officeooo:rsid="096ca50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6" style:family="text">
      <style:text-properties fo:font-variant="normal" fo:text-transform="none" fo:color="#000000" style:text-line-through-style="none" style:text-line-through-type="none" style:font-name="DejaVu Sans" fo:font-size="9pt" fo:font-style="normal" style:text-underline-style="none" fo:font-weight="normal" officeooo:rsid="096ce5e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7" style:family="text">
      <style:text-properties fo:font-variant="normal" fo:text-transform="none" fo:color="#000000" style:text-line-through-style="none" style:text-line-through-type="none" style:font-name="DejaVu Sans" fo:font-size="9pt" fo:font-style="normal" style:text-underline-style="none" fo:font-weight="normal" officeooo:rsid="096ea57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8" style:family="text">
      <style:text-properties fo:font-variant="normal" fo:text-transform="none" fo:color="#000000" style:text-line-through-style="none" style:text-line-through-type="none" style:font-name="DejaVu Sans" fo:font-size="9pt" fo:font-style="normal" style:text-underline-style="none" fo:font-weight="normal" officeooo:rsid="097069f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9" style:family="text">
      <style:text-properties fo:font-variant="normal" fo:text-transform="none" fo:color="#000000" style:text-line-through-style="none" style:text-line-through-type="none" style:font-name="DejaVu Sans" fo:font-size="9pt" fo:font-style="normal" style:text-underline-style="none" fo:font-weight="normal" officeooo:rsid="097195c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0" style:family="text">
      <style:text-properties fo:font-variant="normal" fo:text-transform="none" fo:color="#000000" style:text-line-through-style="none" style:text-line-through-type="none" style:font-name="DejaVu Sans" fo:font-size="9pt" fo:font-style="normal" style:text-underline-style="none" fo:font-weight="normal" officeooo:rsid="0972023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1" style:family="text">
      <style:text-properties fo:font-variant="normal" fo:text-transform="none" fo:color="#000000" style:text-line-through-style="none" style:text-line-through-type="none" style:font-name="DejaVu Sans" fo:font-size="9pt" fo:font-style="normal" style:text-underline-style="none" fo:font-weight="normal" officeooo:rsid="0972510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2" style:family="text">
      <style:text-properties fo:font-variant="normal" fo:text-transform="none" fo:color="#000000" style:text-line-through-style="none" style:text-line-through-type="none" style:font-name="DejaVu Sans" fo:font-size="9pt" fo:font-style="normal" style:text-underline-style="none" fo:font-weight="normal" officeooo:rsid="09739c1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3" style:family="text">
      <style:text-properties fo:font-variant="normal" fo:text-transform="none" fo:color="#000000" style:text-line-through-style="none" style:text-line-through-type="none" style:font-name="DejaVu Sans" fo:font-size="9pt" fo:font-style="normal" style:text-underline-style="none" fo:font-weight="normal" officeooo:rsid="0973bf8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4" style:family="text">
      <style:text-properties fo:font-variant="normal" fo:text-transform="none" fo:color="#000000" style:text-line-through-style="none" style:text-line-through-type="none" style:font-name="DejaVu Sans" fo:font-size="9pt" fo:font-style="normal" style:text-underline-style="none" fo:font-weight="normal" officeooo:rsid="09749b1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5" style:family="text">
      <style:text-properties fo:font-variant="normal" fo:text-transform="none" fo:color="#000000" style:text-line-through-style="none" style:text-line-through-type="none" style:font-name="DejaVu Sans" fo:font-size="9pt" fo:font-style="normal" style:text-underline-style="none" fo:font-weight="normal" officeooo:rsid="0975f0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6" style:family="text">
      <style:text-properties fo:font-variant="normal" fo:text-transform="none" fo:color="#000000" style:text-line-through-style="none" style:text-line-through-type="none" style:font-name="DejaVu Sans" fo:font-size="9pt" fo:font-style="normal" style:text-underline-style="none" fo:font-weight="normal" officeooo:rsid="0979655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7" style:family="text">
      <style:text-properties fo:font-variant="normal" fo:text-transform="none" fo:color="#000000" style:text-line-through-style="none" style:text-line-through-type="none" style:font-name="DejaVu Sans" fo:font-size="9pt" fo:font-style="normal" style:text-underline-style="none" fo:font-weight="normal" officeooo:rsid="097b2e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8" style:family="text">
      <style:text-properties fo:font-variant="normal" fo:text-transform="none" fo:color="#000000" style:text-line-through-style="none" style:text-line-through-type="none" style:font-name="DejaVu Sans" fo:font-size="9pt" fo:font-style="normal" style:text-underline-style="none" fo:font-weight="normal" officeooo:rsid="097c6a1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9" style:family="text">
      <style:text-properties fo:font-variant="normal" fo:text-transform="none" fo:color="#000000" style:text-line-through-style="none" style:text-line-through-type="none" style:font-name="DejaVu Sans" fo:font-size="9pt" fo:font-style="normal" style:text-underline-style="none" fo:font-weight="normal" officeooo:rsid="097df52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0" style:family="text">
      <style:text-properties fo:font-variant="normal" fo:text-transform="none" fo:color="#000000" style:text-line-through-style="none" style:text-line-through-type="none" style:font-name="DejaVu Sans" fo:font-size="9pt" fo:font-style="normal" style:text-underline-style="none" fo:font-weight="normal" officeooo:rsid="097f605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1" style:family="text">
      <style:text-properties fo:font-variant="normal" fo:text-transform="none" fo:color="#000000" style:text-line-through-style="none" style:text-line-through-type="none" style:font-name="DejaVu Sans" fo:font-size="9pt" fo:font-style="normal" style:text-underline-style="none" fo:font-weight="normal" officeooo:rsid="0981882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2" style:family="text">
      <style:text-properties fo:font-variant="normal" fo:text-transform="none" fo:color="#000000" style:text-line-through-style="none" style:text-line-through-type="none" style:font-name="DejaVu Sans" fo:font-size="9pt" fo:font-style="normal" style:text-underline-style="none" fo:font-weight="normal" officeooo:rsid="0982a2f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3" style:family="text">
      <style:text-properties fo:font-variant="normal" fo:text-transform="none" fo:color="#000000" style:text-line-through-style="none" style:text-line-through-type="none" style:font-name="DejaVu Sans" fo:font-size="9pt" fo:font-style="normal" style:text-underline-style="none" fo:font-weight="normal" officeooo:rsid="0982a6c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4" style:family="text">
      <style:text-properties fo:font-variant="normal" fo:text-transform="none" fo:color="#000000" style:text-line-through-style="none" style:text-line-through-type="none" style:font-name="DejaVu Sans" fo:font-size="9pt" fo:font-style="normal" style:text-underline-style="none" fo:font-weight="normal" officeooo:rsid="0983a2b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5" style:family="text">
      <style:text-properties fo:font-variant="normal" fo:text-transform="none" fo:color="#000000" style:text-line-through-style="none" style:text-line-through-type="none" style:font-name="DejaVu Sans" fo:font-size="9pt" fo:font-style="normal" style:text-underline-style="none" fo:font-weight="normal" officeooo:rsid="0983b7e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6" style:family="text">
      <style:text-properties fo:font-variant="normal" fo:text-transform="none" fo:color="#000000" style:text-line-through-style="none" style:text-line-through-type="none" style:font-name="DejaVu Sans" fo:font-size="9pt" fo:font-style="normal" style:text-underline-style="none" fo:font-weight="normal" officeooo:rsid="098437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7" style:family="text">
      <style:text-properties fo:font-variant="normal" fo:text-transform="none" fo:color="#000000" style:text-line-through-style="none" style:text-line-through-type="none" style:font-name="DejaVu Sans" fo:font-size="9pt" fo:font-style="normal" style:text-underline-style="none" fo:font-weight="normal" officeooo:rsid="09888d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8" style:family="text">
      <style:text-properties fo:font-variant="normal" fo:text-transform="none" fo:color="#000000" style:text-line-through-style="none" style:text-line-through-type="none" style:font-name="DejaVu Sans" fo:font-size="9pt" fo:font-style="normal" style:text-underline-style="none" fo:font-weight="normal" officeooo:rsid="09af1f8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9" style:family="text">
      <style:text-properties fo:font-variant="normal" fo:text-transform="none" fo:color="#000000" style:text-line-through-style="none" style:text-line-through-type="none" style:font-name="DejaVu Sans" fo:font-size="9pt" fo:font-style="normal" style:text-underline-style="none" fo:font-weight="normal" officeooo:rsid="09af22e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0" style:family="text">
      <style:text-properties fo:font-variant="normal" fo:text-transform="none" fo:color="#000000" style:text-line-through-style="none" style:text-line-through-type="none" style:font-name="DejaVu Sans" fo:font-size="9pt" fo:font-style="normal" style:text-underline-style="none" fo:font-weight="normal" officeooo:rsid="09af40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1" style:family="text">
      <style:text-properties fo:font-variant="normal" fo:text-transform="none" fo:color="#000000" style:text-line-through-style="none" style:text-line-through-type="none" style:font-name="DejaVu Sans" fo:font-size="9pt" fo:font-style="normal" style:text-underline-style="none" fo:font-weight="normal" officeooo:rsid="09b4a6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2" style:family="text">
      <style:text-properties fo:font-variant="normal" fo:text-transform="none" fo:color="#000000" style:text-line-through-style="none" style:text-line-through-type="none" style:font-name="DejaVu Sans" fo:font-size="9pt" fo:font-style="normal" style:text-underline-style="none" fo:font-weight="normal" officeooo:rsid="09b5453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3" style:family="text">
      <style:text-properties fo:font-variant="normal" fo:text-transform="none" fo:color="#000000" style:text-line-through-style="none" style:text-line-through-type="none" style:font-name="DejaVu Sans" fo:font-size="9pt" fo:font-style="normal" style:text-underline-style="none" fo:font-weight="normal" officeooo:rsid="09af7b0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4" style:family="text">
      <style:text-properties fo:font-variant="normal" fo:text-transform="none" fo:color="#000000" style:text-line-through-style="none" style:text-line-through-type="none" style:font-name="DejaVu Sans" fo:font-size="9pt" fo:font-style="normal" style:text-underline-style="none" fo:font-weight="normal" officeooo:rsid="09b1587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DejaVu Sans" fo:font-size="9pt" fo:font-style="normal" style:text-underline-style="none" fo:font-weight="normal" officeooo:rsid="09b3320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DejaVu Sans" fo:font-size="9pt" fo:font-style="normal" style:text-underline-style="none" fo:font-weight="normal" officeooo:rsid="09bb4a5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DejaVu Sans" fo:font-size="9pt" fo:font-style="normal" style:text-underline-style="none" fo:font-weight="normal" officeooo:rsid="09bd1b9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8" style:family="text">
      <style:text-properties fo:font-variant="normal" fo:text-transform="none" fo:color="#000000" style:text-line-through-style="none" style:text-line-through-type="none" style:font-name="DejaVu Sans" fo:font-size="9pt" fo:font-style="normal" style:text-underline-style="none" fo:font-weight="normal" officeooo:rsid="09b742f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DejaVu Sans" fo:font-size="9pt" fo:font-style="normal" style:text-underline-style="none" fo:font-weight="normal" officeooo:rsid="09bed1d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0" style:family="text">
      <style:text-properties fo:font-variant="normal" fo:text-transform="none" fo:color="#000000" style:text-line-through-style="none" style:text-line-through-type="none" style:font-name="DejaVu Sans" fo:font-size="9pt" fo:font-style="normal" style:text-underline-style="none" fo:font-weight="normal" officeooo:rsid="09ba220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1" style:family="text">
      <style:text-properties fo:font-variant="normal" fo:text-transform="none" fo:color="#000000" style:text-line-through-style="none" style:text-line-through-type="none" style:font-name="DejaVu Sans" fo:font-size="9pt" fo:font-style="normal" style:text-underline-style="none" fo:font-weight="normal" officeooo:rsid="09b8147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DejaVu Sans" fo:font-size="9pt" fo:font-style="normal" style:text-underline-style="none" fo:font-weight="normal" officeooo:rsid="09bf796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DejaVu Sans" fo:font-size="9pt" fo:font-style="normal" style:text-underline-style="none" fo:font-weight="normal" officeooo:rsid="09b855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DejaVu Sans" fo:font-size="9pt" fo:font-style="normal" style:text-underline-style="none" fo:font-weight="normal" officeooo:rsid="09bfed0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DejaVu Sans" fo:font-size="9pt" fo:font-style="normal" style:text-underline-style="none" fo:font-weight="normal" officeooo:rsid="09c3536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DejaVu Sans" fo:font-size="9pt" fo:font-style="normal" style:text-underline-style="none" fo:font-weight="normal" officeooo:rsid="09c9c89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DejaVu Sans" fo:font-size="9pt" fo:font-style="normal" style:text-underline-style="none" fo:font-weight="normal" officeooo:rsid="09c62cc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DejaVu Sans" fo:font-size="9pt" fo:font-style="normal" style:text-underline-style="none" fo:font-weight="normal" officeooo:rsid="09c7596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DejaVu Sans" fo:font-size="9pt" fo:font-style="normal" style:text-underline-style="none" fo:font-weight="normal" officeooo:rsid="09cb82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DejaVu Sans" fo:font-size="9pt" fo:font-style="normal" style:text-underline-style="none" fo:font-weight="normal" officeooo:rsid="09c943d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DejaVu Sans" fo:font-size="9pt" fo:font-style="normal" style:text-underline-style="none" fo:font-weight="normal" officeooo:rsid="09cce94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2" style:family="text">
      <style:text-properties fo:font-variant="normal" fo:text-transform="none" fo:color="#000000" style:text-line-through-style="none" style:text-line-through-type="none" style:font-name="DejaVu Sans" fo:font-size="9pt" fo:font-style="normal" style:text-underline-style="none" fo:font-weight="normal" officeooo:rsid="09ce316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3" style:family="text">
      <style:text-properties fo:font-variant="normal" fo:text-transform="none" fo:color="#000000" style:text-line-through-style="none" style:text-line-through-type="none" style:font-name="DejaVu Sans" fo:font-size="9pt" fo:font-style="normal" style:text-underline-style="none" fo:font-weight="normal" officeooo:rsid="09cfa2d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4" style:family="text">
      <style:text-properties fo:font-variant="normal" fo:text-transform="none" fo:color="#000000" style:text-line-through-style="none" style:text-line-through-type="none" style:font-name="DejaVu Sans" fo:font-size="9pt" fo:font-style="normal" style:text-underline-style="none" fo:font-weight="normal" officeooo:rsid="09d263d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5" style:family="text">
      <style:text-properties fo:font-variant="normal" fo:text-transform="none" fo:color="#000000" style:text-line-through-style="none" style:text-line-through-type="none" style:font-name="DejaVu Sans" fo:font-size="9pt" fo:font-style="normal" style:text-underline-style="none" fo:font-weight="normal" officeooo:rsid="09d3e41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6" style:family="text">
      <style:text-properties fo:font-variant="normal" fo:text-transform="none" fo:color="#000000" style:text-line-through-style="none" style:text-line-through-type="none" style:font-name="DejaVu Sans" fo:font-size="9pt" fo:font-style="normal" style:text-underline-style="none" fo:font-weight="normal" officeooo:rsid="09d8b84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7" style:family="text">
      <style:text-properties fo:font-variant="normal" fo:text-transform="none" fo:color="#000000" style:text-line-through-style="none" style:text-line-through-type="none" style:font-name="DejaVu Sans" fo:font-size="9pt" fo:font-style="normal" style:text-underline-style="none" fo:font-weight="normal" officeooo:rsid="09d94e8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8" style:family="text">
      <style:text-properties fo:font-variant="normal" fo:text-transform="none" fo:color="#000000" style:text-line-through-style="none" style:text-line-through-type="none" style:font-name="DejaVu Sans" fo:font-size="9pt" fo:font-style="normal" style:text-underline-style="none" fo:font-weight="normal" officeooo:rsid="09e7f9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9" style:family="text">
      <style:text-properties fo:font-variant="normal" fo:text-transform="none" fo:color="#000000" style:text-line-through-style="none" style:text-line-through-type="none" style:font-name="DejaVu Sans" fo:font-size="9pt" fo:font-style="normal" style:text-underline-style="none" fo:font-weight="normal" officeooo:rsid="09e92d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0" style:family="text">
      <style:text-properties fo:font-variant="normal" fo:text-transform="none" fo:color="#000000" style:text-line-through-style="none" style:text-line-through-type="none" style:font-name="DejaVu Sans" fo:font-size="9pt" fo:font-style="normal" style:text-underline-style="none" fo:font-weight="normal" officeooo:rsid="09dbb8b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1" style:family="text">
      <style:text-properties fo:font-variant="normal" fo:text-transform="none" fo:color="#000000" style:text-line-through-style="none" style:text-line-through-type="none" style:font-name="DejaVu Sans" fo:font-size="9pt" fo:font-style="normal" style:text-underline-style="none" fo:font-weight="normal" officeooo:rsid="09dcd11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2" style:family="text">
      <style:text-properties fo:font-variant="normal" fo:text-transform="none" fo:color="#000000" style:text-line-through-style="none" style:text-line-through-type="none" style:font-name="DejaVu Sans" fo:font-size="9pt" fo:font-style="normal" style:text-underline-style="none" fo:font-weight="normal" officeooo:rsid="09e6aba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3" style:family="text">
      <style:text-properties fo:font-variant="normal" fo:text-transform="none" fo:color="#000000" style:text-line-through-style="none" style:text-line-through-type="none" style:font-name="DejaVu Sans" fo:font-size="9pt" fo:font-style="normal" style:text-underline-style="none" fo:font-weight="normal" officeooo:rsid="09dd6e3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4" style:family="text">
      <style:text-properties fo:font-variant="normal" fo:text-transform="none" fo:color="#000000" style:text-line-through-style="none" style:text-line-through-type="none" style:font-name="DejaVu Sans" fo:font-size="9pt" fo:font-style="normal" style:text-underline-style="none" fo:font-weight="normal" officeooo:rsid="09e9943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5" style:family="text">
      <style:text-properties fo:font-variant="normal" fo:text-transform="none" fo:color="#000000" style:text-line-through-style="none" style:text-line-through-type="none" style:font-name="DejaVu Sans" fo:font-size="9pt" fo:font-style="normal" style:text-underline-style="none" fo:font-weight="normal" officeooo:rsid="09e2343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6" style:family="text">
      <style:text-properties fo:font-variant="normal" fo:text-transform="none" fo:color="#000000" style:text-line-through-style="none" style:text-line-through-type="none" style:font-name="DejaVu Sans" fo:font-size="9pt" fo:font-style="normal" style:text-underline-style="none" fo:font-weight="normal" officeooo:rsid="09eb67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7" style:family="text">
      <style:text-properties fo:font-variant="normal" fo:text-transform="none" fo:color="#000000" style:text-line-through-style="none" style:text-line-through-type="none" style:font-name="DejaVu Sans" fo:font-size="9pt" fo:font-style="normal" style:text-underline-style="none" fo:font-weight="normal" officeooo:rsid="09ecb77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8" style:family="text">
      <style:text-properties fo:font-variant="normal" fo:text-transform="none" fo:color="#000000" style:text-line-through-style="none" style:text-line-through-type="none" style:font-name="DejaVu Sans" fo:font-size="9pt" fo:font-style="normal" style:text-underline-style="none" fo:font-weight="normal" officeooo:rsid="09ece31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9" style:family="text">
      <style:text-properties fo:font-variant="normal" fo:text-transform="none" fo:color="#000000" style:text-line-through-style="none" style:text-line-through-type="none" style:font-name="DejaVu Sans" fo:font-size="9pt" fo:font-style="normal" style:text-underline-style="none" fo:font-weight="normal" officeooo:rsid="09ee87f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0" style:family="text">
      <style:text-properties fo:font-variant="normal" fo:text-transform="none" fo:color="#000000" style:text-line-through-style="none" style:text-line-through-type="none" style:font-name="DejaVu Sans" fo:font-size="9pt" fo:font-style="normal" style:text-underline-style="none" fo:font-weight="normal" officeooo:rsid="09f0872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1" style:family="text">
      <style:text-properties fo:font-variant="normal" fo:text-transform="none" fo:color="#000000" style:text-line-through-style="none" style:text-line-through-type="none" style:font-name="DejaVu Sans" fo:font-size="9pt" fo:font-style="normal" style:text-underline-style="none" fo:font-weight="normal" officeooo:rsid="09e3227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2" style:family="text">
      <style:text-properties fo:font-variant="normal" fo:text-transform="none" fo:color="#000000" style:text-line-through-style="none" style:text-line-through-type="none" style:font-name="DejaVu Sans" fo:font-size="9pt" fo:font-style="normal" style:text-underline-style="none" fo:font-weight="normal" officeooo:rsid="09f23ca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3" style:family="text">
      <style:text-properties fo:font-variant="normal" fo:text-transform="none" fo:color="#000000" style:text-line-through-style="none" style:text-line-through-type="none" style:font-name="DejaVu Sans" fo:font-size="9pt" fo:font-style="normal" style:text-underline-style="none" fo:font-weight="normal" officeooo:rsid="09f723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4" style:family="text">
      <style:text-properties fo:font-variant="normal" fo:text-transform="none" fo:color="#000000" style:text-line-through-style="none" style:text-line-through-type="none" style:font-name="DejaVu Sans" fo:font-size="9pt" fo:font-style="normal" style:text-underline-style="none" fo:font-weight="normal" officeooo:rsid="09f8eca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5" style:family="text">
      <style:text-properties fo:font-variant="normal" fo:text-transform="none" fo:color="#000000" style:text-line-through-style="none" style:text-line-through-type="none" style:font-name="DejaVu Sans" fo:font-size="9pt" fo:font-style="normal" style:text-underline-style="none" fo:font-weight="normal" officeooo:rsid="09fa8c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6" style:family="text">
      <style:text-properties fo:font-variant="normal" fo:text-transform="none" fo:color="#000000" style:text-line-through-style="none" style:text-line-through-type="none" style:font-name="DejaVu Sans" fo:font-size="9pt" fo:font-style="normal" style:text-underline-style="none" fo:font-weight="normal" officeooo:rsid="09fb2b9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7" style:family="text">
      <style:text-properties fo:font-variant="normal" fo:text-transform="none" fo:color="#000000" style:text-line-through-style="none" style:text-line-through-type="none" style:font-name="DejaVu Sans" fo:font-size="9pt" fo:font-style="normal" style:text-underline-style="none" fo:font-weight="normal" officeooo:rsid="09fc487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8" style:family="text">
      <style:text-properties fo:font-variant="normal" fo:text-transform="none" fo:color="#000000" style:text-line-through-style="none" style:text-line-through-type="none" style:font-name="DejaVu Sans" fo:font-size="9pt" fo:font-style="normal" style:text-underline-style="none" fo:font-weight="normal" officeooo:rsid="0a058e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9" style:family="text">
      <style:text-properties fo:font-variant="normal" fo:text-transform="none" fo:color="#000000" style:text-line-through-style="none" style:text-line-through-type="none" style:font-name="DejaVu Sans" fo:font-size="9pt" fo:font-style="normal" style:text-underline-style="none" fo:font-weight="normal" officeooo:rsid="0a05914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0" style:family="text">
      <style:text-properties fo:font-variant="normal" fo:text-transform="none" fo:color="#000000" style:text-line-through-style="none" style:text-line-through-type="none" style:font-name="DejaVu Sans" fo:font-size="9pt" fo:font-style="normal" style:text-underline-style="none" fo:font-weight="normal" officeooo:rsid="0a07c00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1" style:family="text">
      <style:text-properties fo:font-variant="normal" fo:text-transform="none" fo:color="#000000" style:text-line-through-style="none" style:text-line-through-type="none" style:font-name="DejaVu Sans" fo:font-size="9pt" fo:font-style="normal" style:text-underline-style="none" fo:font-weight="normal" officeooo:rsid="09fd7e1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2" style:family="text">
      <style:text-properties fo:font-variant="normal" fo:text-transform="none" fo:color="#000000" style:text-line-through-style="none" style:text-line-through-type="none" style:font-name="DejaVu Sans" fo:font-size="9pt" fo:font-style="normal" style:text-underline-style="none" fo:font-weight="normal" officeooo:rsid="09fed23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3" style:family="text">
      <style:text-properties fo:font-variant="normal" fo:text-transform="none" fo:color="#000000" style:text-line-through-style="none" style:text-line-through-type="none" style:font-name="DejaVu Sans" fo:font-size="9pt" fo:font-style="normal" style:text-underline-style="none" fo:font-weight="normal" officeooo:rsid="09ffe80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4" style:family="text">
      <style:text-properties fo:font-variant="normal" fo:text-transform="none" fo:color="#000000" style:text-line-through-style="none" style:text-line-through-type="none" style:font-name="DejaVu Sans" fo:font-size="9pt" fo:font-style="normal" style:text-underline-style="none" fo:font-weight="normal" officeooo:rsid="0a017f8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5" style:family="text">
      <style:text-properties fo:font-variant="normal" fo:text-transform="none" fo:color="#000000" style:text-line-through-style="none" style:text-line-through-type="none" style:font-name="DejaVu Sans" fo:font-size="9pt" fo:font-style="normal" style:text-underline-style="none" fo:font-weight="normal" officeooo:rsid="0a0c5a6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6" style:family="text">
      <style:text-properties fo:font-variant="normal" fo:text-transform="none" fo:color="#000000" style:text-line-through-style="none" style:text-line-through-type="none" style:font-name="DejaVu Sans" fo:font-size="9pt" fo:font-style="normal" style:text-underline-style="none" fo:font-weight="normal" officeooo:rsid="0a0e420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7" style:family="text">
      <style:text-properties fo:font-variant="normal" fo:text-transform="none" fo:color="#000000" style:text-line-through-style="none" style:text-line-through-type="none" style:font-name="DejaVu Sans" fo:font-size="9pt" fo:font-style="normal" style:text-underline-style="none" fo:font-weight="normal" officeooo:rsid="0a10512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8" style:family="text">
      <style:text-properties fo:font-variant="normal" fo:text-transform="none" fo:color="#000000" style:text-line-through-style="none" style:text-line-through-type="none" style:font-name="DejaVu Sans" fo:font-size="9pt" fo:font-style="normal" style:text-underline-style="none" fo:font-weight="normal" officeooo:rsid="0a12284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9" style:family="text">
      <style:text-properties fo:font-variant="normal" fo:text-transform="none" fo:color="#000000" style:text-line-through-style="none" style:text-line-through-type="none" style:font-name="DejaVu Sans" fo:font-size="9pt" fo:font-style="normal" style:text-underline-style="none" fo:font-weight="normal" officeooo:rsid="0a141e8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0" style:family="text">
      <style:text-properties fo:font-variant="normal" fo:text-transform="none" fo:color="#000000" style:text-line-through-style="none" style:text-line-through-type="none" style:font-name="DejaVu Sans" fo:font-size="9pt" fo:font-style="normal" style:text-underline-style="none" fo:font-weight="normal" officeooo:rsid="0a1340a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1" style:family="text">
      <style:text-properties fo:font-variant="normal" fo:text-transform="none" fo:color="#000000" style:text-line-through-style="none" style:text-line-through-type="none" style:font-name="DejaVu Sans" fo:font-size="9pt" fo:font-style="normal" style:text-underline-style="none" fo:font-weight="normal" officeooo:rsid="0a0e56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2" style:family="text">
      <style:text-properties fo:font-variant="normal" fo:text-transform="none" fo:color="#000000" style:text-line-through-style="none" style:text-line-through-type="none" style:font-name="DejaVu Sans" fo:font-size="9pt" fo:font-style="normal" style:text-underline-style="none" fo:font-weight="normal" officeooo:rsid="0a0eef2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3" style:family="text">
      <style:text-properties fo:font-variant="normal" fo:text-transform="none" fo:color="#000000" style:text-line-through-style="none" style:text-line-through-type="none" style:font-name="DejaVu Sans" fo:font-size="9pt" fo:font-style="normal" style:text-underline-style="none" fo:font-weight="normal" officeooo:rsid="0a152c3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4" style:family="text">
      <style:text-properties fo:font-variant="normal" fo:text-transform="none" fo:color="#000000" style:text-line-through-style="none" style:text-line-through-type="none" style:font-name="DejaVu Sans" fo:font-size="9pt" fo:font-style="normal" style:text-underline-style="none" fo:font-weight="normal" officeooo:rsid="0d251e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5" style:family="text">
      <style:text-properties fo:font-variant="normal" fo:text-transform="none" fo:color="#000000" style:text-line-through-style="none" style:text-line-through-type="none" style:font-name="DejaVu Sans" fo:font-size="9pt" fo:font-style="normal" style:text-underline-style="none" fo:font-weight="normal" officeooo:rsid="0d25c2c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6" style:family="text">
      <style:text-properties fo:font-variant="normal" fo:text-transform="none" fo:color="#000000" style:text-line-through-style="none" style:text-line-through-type="none" style:font-name="DejaVu Sans" fo:font-size="9pt" fo:font-style="normal" style:text-underline-style="none" fo:font-weight="normal" officeooo:rsid="0d29a54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7" style:family="text">
      <style:text-properties fo:font-variant="normal" fo:text-transform="none" fo:color="#000000" style:text-line-through-style="none" style:text-line-through-type="none" style:font-name="DejaVu Sans" fo:font-size="9pt" fo:font-style="normal" style:text-underline-style="none" fo:font-weight="normal" officeooo:rsid="0d2ab42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8" style:family="text">
      <style:text-properties fo:font-variant="normal" fo:text-transform="none" fo:color="#000000" style:text-line-through-style="none" style:text-line-through-type="none" style:font-name="DejaVu Sans" fo:font-size="9pt" fo:font-style="normal" style:text-underline-style="none" fo:font-weight="normal" officeooo:rsid="0d2bb77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9" style:family="text">
      <style:text-properties fo:font-variant="normal" fo:text-transform="none" fo:color="#000000" style:text-line-through-style="none" style:text-line-through-type="none" style:font-name="DejaVu Sans" fo:font-size="9pt" fo:font-style="normal" style:text-underline-style="none" fo:font-weight="normal" officeooo:rsid="0d2c77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0" style:family="text">
      <style:text-properties fo:font-variant="normal" fo:text-transform="none" fo:color="#000000" style:text-line-through-style="none" style:text-line-through-type="none" style:font-name="DejaVu Sans" fo:font-size="9pt" fo:font-style="normal" style:text-underline-style="none" fo:font-weight="normal" officeooo:rsid="0d2cda9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1" style:family="text">
      <style:text-properties fo:font-variant="normal" fo:text-transform="none" fo:color="#000000" style:text-line-through-style="none" style:text-line-through-type="none" style:font-name="DejaVu Sans" fo:font-size="9pt" fo:font-style="normal" style:text-underline-style="none" fo:font-weight="bold" officeooo:rsid="0918b6c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2" style:family="text">
      <style:text-properties fo:font-variant="normal" fo:text-transform="none" fo:color="#000000" style:text-line-through-style="none" style:text-line-through-type="none" style:font-name="DejaVu Sans" fo:font-size="9pt" fo:font-style="normal" style:text-underline-style="none" fo:font-weight="bold" officeooo:rsid="091ba10c"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3" style:family="text">
      <style:text-properties fo:font-variant="normal" fo:text-transform="none" fo:color="#000000" style:text-line-through-style="none" style:text-line-through-type="none" style:font-name="DejaVu Sans" fo:font-size="9pt" fo:font-style="normal" style:text-underline-style="none" fo:font-weight="bold" officeooo:rsid="090edcd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4" style:family="text">
      <style:text-properties fo:font-variant="normal" fo:text-transform="none" fo:color="#000000" style:text-line-through-style="none" style:text-line-through-type="none" style:font-name="DejaVu Sans" fo:font-size="9pt" fo:font-style="normal" style:text-underline-style="none" fo:font-weight="bold" officeooo:rsid="091f485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5" style:family="text">
      <style:text-properties fo:font-variant="normal" fo:text-transform="none" fo:color="#000000" style:text-line-through-style="none" style:text-line-through-type="none" style:font-name="DejaVu Sans" fo:font-size="9pt" fo:font-style="normal" style:text-underline-style="none" fo:font-weight="bold" officeooo:rsid="0905c59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6" style:family="text">
      <style:text-properties fo:font-variant="normal" fo:text-transform="none" fo:color="#000000" style:text-line-through-style="none" style:text-line-through-type="none" style:font-name="DejaVu Sans" fo:font-size="9pt" fo:font-style="normal" style:text-underline-style="none" fo:font-weight="bold" officeooo:rsid="0905eebe"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7" style:family="text">
      <style:text-properties fo:font-variant="normal" fo:text-transform="none" fo:color="#000000" style:text-line-through-style="none" style:text-line-through-type="none" style:font-name="DejaVu Sans" fo:font-size="9pt" fo:font-style="normal" style:text-underline-style="none" fo:font-weight="bold" officeooo:rsid="0907dac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8" style:family="text">
      <style:text-properties fo:font-variant="normal" fo:text-transform="none" fo:color="#000000" style:text-line-through-style="none" style:text-line-through-type="none" style:font-name="DejaVu Sans" fo:font-size="9pt" fo:font-style="normal" style:text-underline-style="none" fo:font-weight="bold" officeooo:rsid="0909a6ae"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9" style:family="text">
      <style:text-properties fo:font-variant="normal" fo:text-transform="none" fo:color="#000000" style:text-line-through-style="none" style:text-line-through-type="none" style:font-name="DejaVu Sans" fo:font-size="9pt" fo:font-style="normal" style:text-underline-style="none" fo:font-weight="bold" officeooo:rsid="0909b14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0" style:family="text">
      <style:text-properties fo:font-variant="normal" fo:text-transform="none" fo:color="#000000" style:text-line-through-style="none" style:text-line-through-type="none" style:font-name="DejaVu Sans" fo:font-size="9pt" fo:font-style="normal" style:text-underline-style="none" fo:font-weight="bold" officeooo:rsid="09870ff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1" style:family="text">
      <style:text-properties fo:font-variant="normal" fo:text-transform="none" fo:color="#000000" style:text-line-through-style="none" style:text-line-through-type="none" style:font-name="DejaVu Sans" fo:font-size="9pt" fo:font-style="normal" style:text-underline-style="none" fo:font-weight="bold" officeooo:rsid="098ee96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2" style:family="text">
      <style:text-properties fo:font-variant="normal" fo:text-transform="none" fo:color="#000000" style:text-line-through-style="none" style:text-line-through-type="none" style:font-name="DejaVu Sans" fo:font-size="9pt" fo:font-style="normal" style:text-underline-style="none" fo:font-weight="bold" officeooo:rsid="0b77d184"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3" style:family="text">
      <style:text-properties fo:font-variant="normal" fo:text-transform="none" fo:color="#000000" style:text-line-through-style="none" style:text-line-through-type="none" style:font-name="DejaVu Sans" fo:font-size="9pt" fo:font-style="normal" style:text-underline-style="none" fo:font-weight="bold" officeooo:rsid="0982a6c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4" style:family="text">
      <style:text-properties fo:font-variant="normal" fo:text-transform="none" fo:color="#000000" style:text-line-through-style="none" style:text-line-through-type="none" style:font-name="DejaVu Sans" fo:font-size="9pt" fo:font-style="normal" style:text-underline-style="none" fo:font-weight="bold" officeooo:rsid="09888d4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5" style:family="text">
      <style:text-properties fo:font-variant="normal" fo:text-transform="none" fo:color="#000000" style:text-line-through-style="none" style:text-line-through-type="none" style:font-name="DejaVu Sans" fo:font-size="9pt" fo:font-style="normal" style:text-underline-style="none" fo:font-weight="bold" officeooo:rsid="09f23ca2"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6" style:family="text">
      <style:text-properties fo:font-variant="normal" fo:text-transform="none" fo:color="#000000" style:text-line-through-style="none" style:text-line-through-type="none" style:font-name="Arial1" fo:font-size="9pt" fo:font-style="normal" style:text-underline-style="none" fo:font-weight="normal" officeooo:rsid="0a5162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27" style:family="text">
      <style:text-properties fo:font-variant="normal" fo:text-transform="none" fo:color="#000000" style:text-line-through-style="none" style:text-line-through-type="none" style:font-name="Arial" fo:font-size="9pt" fo:font-style="normal" style:text-underline-style="none" fo:font-weight="bold" officeooo:rsid="092dd7d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8" style:family="text">
      <style:text-properties fo:font-variant="normal" fo:text-transform="none" fo:color="#000000" style:text-line-through-style="none" style:text-line-through-type="none" style:font-name="Arial" fo:font-size="9pt" fo:font-style="normal" style:text-underline-style="none" fo:font-weight="bold" officeooo:rsid="0a646c76"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9" style:family="text">
      <style:text-properties fo:font-variant="normal" fo:text-transform="none" fo:color="#000000" style:text-line-through-style="none" style:text-line-through-type="none" style:font-name="Arial" fo:font-size="9pt" fo:font-style="normal" style:text-underline-style="none" fo:font-weight="bold" officeooo:rsid="0a6b826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0" style:family="text">
      <style:text-properties fo:font-variant="normal" fo:text-transform="none" fo:color="#000000" style:text-line-through-style="none" style:text-line-through-type="none" style:font-name="Arial" fo:font-size="9pt" fo:font-style="normal" style:text-underline-style="none" fo:font-weight="bold" officeooo:rsid="0a6df056"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1" style:family="text">
      <style:text-properties fo:font-variant="normal" fo:text-transform="none" fo:color="#00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2" style:family="text">
      <style:text-properties fo:font-variant="normal" fo:text-transform="none" fo:color="#000000" style:text-line-through-style="none" style:text-line-through-type="none" style:font-name="Arial" fo:font-size="9pt" fo:font-style="normal" style:text-underline-style="none" fo:font-weight="bold" officeooo:rsid="0a505cba"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3" style:family="text">
      <style:text-properties fo:font-variant="normal" fo:text-transform="none" fo:color="#000000" style:text-line-through-style="none" style:text-line-through-type="none" style:font-name="Arial" fo:font-size="9pt" fo:font-style="normal" style:text-underline-style="none" fo:font-weight="bold" officeooo:rsid="0b32bdf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4" style:family="text">
      <style:text-properties fo:font-variant="normal" fo:text-transform="none" fo:color="#000000" style:text-line-through-style="none" style:text-line-through-type="none" style:font-name="Arial" fo:font-size="9pt" fo:font-style="normal" style:text-underline-style="none" fo:font-weight="bold" officeooo:rsid="0b5a443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5" style:family="text">
      <style:text-properties fo:font-variant="normal" fo:text-transform="none" fo:color="#000000" style:text-line-through-style="none" style:text-line-through-type="none" style:font-name="Arial" fo:font-size="9pt" fo:font-style="normal" style:text-underline-style="none" fo:font-weight="bold" officeooo:rsid="0ac047d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6" style:family="text">
      <style:text-properties fo:font-variant="normal" fo:text-transform="none" fo:color="#000000" style:text-line-through-style="none" style:text-line-through-type="none" style:font-name="Arial" fo:font-size="9pt" fo:font-style="normal" style:text-underline-style="none" fo:font-weight="bold" officeooo:rsid="0b9b268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7" style:family="text">
      <style:text-properties fo:font-variant="normal" fo:text-transform="none" fo:color="#000000" style:text-line-through-style="none" style:text-line-through-type="none" style:font-name="Arial" fo:font-size="9pt" fo:font-style="normal" style:text-underline-style="none" fo:font-weight="bold" officeooo:rsid="0bd4a982"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8" style:family="text">
      <style:text-properties fo:font-variant="normal" fo:text-transform="none" fo:color="#000000" style:text-line-through-style="none" style:text-line-through-type="none" style:font-name="Arial" fo:font-size="9pt" fo:font-style="normal" style:text-underline-style="none" fo:font-weight="bold" officeooo:rsid="0c49a3a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9" style:family="text">
      <style:text-properties fo:font-variant="normal" fo:text-transform="none" fo:color="#000000" style:text-line-through-style="none" style:text-line-through-type="none" style:font-name="Arial" fo:font-size="9pt" fo:font-style="normal" style:text-underline-style="none" fo:font-weight="bold" officeooo:rsid="0b3175f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0" style:family="text">
      <style:text-properties fo:font-variant="normal" fo:text-transform="none" fo:color="#000000" style:text-line-through-style="none" style:text-line-through-type="none" style:font-name="Arial" fo:font-size="9pt" fo:font-style="normal" style:text-underline-style="none" fo:font-weight="bold" officeooo:rsid="0b32682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1" style:family="text">
      <style:text-properties fo:font-variant="normal" fo:text-transform="none" fo:color="#000000" style:text-line-through-style="none" style:text-line-through-type="none" style:font-name="Arial" fo:font-size="9pt" fo:font-style="normal" style:text-underline-style="none" fo:font-weight="bold" officeooo:rsid="0b3fb9dc"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2" style:family="text">
      <style:text-properties fo:font-variant="normal" fo:text-transform="none" fo:color="#000000" style:text-line-through-style="none" style:text-line-through-type="none" style:font-name="Arial" fo:font-size="9pt" fo:font-style="normal" style:text-underline-style="none" fo:font-weight="bold" officeooo:rsid="0b32fbb7"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3" style:family="text">
      <style:text-properties fo:font-variant="normal" fo:text-transform="none" fo:color="#000000" style:text-line-through-style="none" style:text-line-through-type="none" style:font-name="Arial" fo:font-size="9pt" fo:font-style="normal" style:text-underline-style="none" fo:font-weight="bold" officeooo:rsid="0b36a52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4" style:family="text">
      <style:text-properties fo:font-variant="normal" fo:text-transform="none" fo:color="#000000" style:text-line-through-style="none" style:text-line-through-type="none" style:font-name="Arial" fo:font-size="9pt" fo:font-style="normal" style:text-underline-style="none" fo:font-weight="bold" officeooo:rsid="0c97ad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5" style:family="text">
      <style:text-properties fo:font-variant="normal" fo:text-transform="none" fo:color="#000000" style:text-line-through-style="none" style:text-line-through-type="none" style:font-name="Arial" fo:font-size="9pt" fo:font-style="normal" style:text-underline-style="none" fo:font-weight="normal" officeooo:rsid="0a646c7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6" style:family="text">
      <style:text-properties fo:font-variant="normal" fo:text-transform="none" fo:color="#000000" style:text-line-through-style="none" style:text-line-through-type="none" style:font-name="Arial" fo:font-size="9pt" fo:font-style="normal" style:text-underline-style="none" fo:font-weight="normal" officeooo:rsid="0a68221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7" style:family="text">
      <style:text-properties fo:font-variant="normal" fo:text-transform="none" fo:color="#000000" style:text-line-through-style="none" style:text-line-through-type="none" style:font-name="Arial" fo:font-size="9pt" fo:font-style="normal" style:text-underline-style="none" fo:font-weight="normal" officeooo:rsid="0a6caf2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8" style:family="text">
      <style:text-properties fo:font-variant="normal" fo:text-transform="none" fo:color="#000000" style:text-line-through-style="none" style:text-line-through-type="none" style:font-name="Arial" fo:font-size="9pt" fo:font-style="normal" style:text-underline-style="none" fo:font-weight="normal" officeooo:rsid="0a6df05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9" style:family="text">
      <style:text-properties fo:font-variant="normal" fo:text-transform="none" fo:color="#000000" style:text-line-through-style="none" style:text-line-through-type="none" style:font-name="Arial" fo:font-size="9pt" fo:font-style="normal" style:text-underline-style="none" fo:font-weight="normal" officeooo:rsid="0aaa967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0" style:family="text">
      <style:text-properties fo:font-variant="normal" fo:text-transform="none" fo:color="#000000" style:text-line-through-style="none" style:text-line-through-type="none" style:font-name="Arial" fo:font-size="9pt" fo:font-style="normal" style:text-underline-style="none" fo:font-weight="normal" officeooo:rsid="0b27a18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1" style:family="text">
      <style:text-properties fo:font-variant="normal" fo:text-transform="none" fo:color="#000000" style:text-line-through-style="none" style:text-line-through-type="none" style:font-name="Arial" fo:font-size="9pt" fo:font-style="normal" style:text-underline-style="none" fo:font-weight="normal" officeooo:rsid="0b2ca34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2" style:family="text">
      <style:text-properties fo:font-variant="normal" fo:text-transform="none" fo:color="#000000" style:text-line-through-style="none" style:text-line-through-type="none" style:font-name="Arial" fo:font-size="9pt" fo:font-style="normal" style:text-underline-style="none" fo:font-weight="normal" officeooo:rsid="0b2e63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3" style:family="text">
      <style:text-properties fo:font-variant="normal" fo:text-transform="none" fo:color="#000000" style:text-line-through-style="none" style:text-line-through-type="none" style:font-name="Arial" fo:font-size="9pt" fo:font-style="normal" style:text-underline-style="none" fo:font-weight="normal" officeooo:rsid="0b3175f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4" style:family="text">
      <style:text-properties fo:font-variant="normal" fo:text-transform="none" fo:color="#000000" style:text-line-through-style="none" style:text-line-through-type="none" style:font-name="Arial" fo:font-size="9pt" fo:font-style="normal" style:text-underline-style="none" fo:font-weight="normal" officeooo:rsid="0b3268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5" style:family="text">
      <style:text-properties fo:font-variant="normal" fo:text-transform="none" fo:color="#000000" style:text-line-through-style="none" style:text-line-through-type="none" style:font-name="Arial" fo:font-size="9pt" fo:font-style="normal" style:text-underline-style="none" fo:font-weight="normal" officeooo:rsid="0b32bd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6" style:family="text">
      <style:text-properties fo:font-variant="normal" fo:text-transform="none" fo:color="#000000" style:text-line-through-style="none" style:text-line-through-type="none" style:font-name="Arial" fo:font-size="9pt" fo:font-style="normal" style:text-underline-style="none" fo:font-weight="normal" officeooo:rsid="0b32fbb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7" style:family="text">
      <style:text-properties fo:font-variant="normal" fo:text-transform="none" fo:color="#000000" style:text-line-through-style="none" style:text-line-through-type="none" style:font-name="Arial" fo:font-size="9pt" fo:font-style="normal" style:text-underline-style="none" fo:font-weight="normal" officeooo:rsid="0b36a5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8" style:family="text">
      <style:text-properties fo:font-variant="normal" fo:text-transform="none" fo:color="#000000" style:text-line-through-style="none" style:text-line-through-type="none" style:font-name="Arial" fo:font-size="9pt" fo:font-style="normal" style:text-underline-style="none" fo:font-weight="normal" officeooo:rsid="0b38a1a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9" style:family="text">
      <style:text-properties fo:font-variant="normal" fo:text-transform="none" fo:color="#000000" style:text-line-through-style="none" style:text-line-through-type="none" style:font-name="Arial" fo:font-size="9pt" fo:font-style="normal" style:text-underline-style="none" fo:font-weight="normal" officeooo:rsid="0b3ad0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0" style:family="text">
      <style:text-properties fo:font-variant="normal" fo:text-transform="none" fo:color="#000000" style:text-line-through-style="none" style:text-line-through-type="none" style:font-name="Arial" fo:font-size="9pt" fo:font-style="normal" style:text-underline-style="none" fo:font-weight="normal" officeooo:rsid="0b3c89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1"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2"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3"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4" style:family="text">
      <style:text-properties fo:font-variant="normal" fo:text-transform="none" fo:color="#000000" style:text-line-through-style="none" style:text-line-through-type="none" style:font-name="Arial" fo:font-size="9pt" fo:font-style="normal" style:text-underline-style="none" fo:font-weight="normal" officeooo:rsid="0b41a9b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5" style:family="text">
      <style:text-properties fo:font-variant="normal" fo:text-transform="none" fo:color="#000000" style:text-line-through-style="none" style:text-line-through-type="none" style:font-name="Arial" fo:font-size="9pt" fo:font-style="normal" style:text-underline-style="none" fo:font-weight="normal" officeooo:rsid="0b565f4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6" style:family="text">
      <style:text-properties fo:font-variant="normal" fo:text-transform="none" fo:color="#000000" style:text-line-through-style="none" style:text-line-through-type="none" style:font-name="Arial" fo:font-size="9pt" fo:font-style="normal" style:text-underline-style="none" fo:font-weight="normal" officeooo:rsid="0b9e0cd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7" style:family="text">
      <style:text-properties fo:font-variant="normal" fo:text-transform="none" fo:color="#000000" style:text-line-through-style="none" style:text-line-through-type="none" style:font-name="Arial" fo:font-size="9pt" fo:font-style="normal" style:text-underline-style="none" fo:font-weight="normal" officeooo:rsid="0b9e2cb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8" style:family="text">
      <style:text-properties fo:font-variant="normal" fo:text-transform="none" fo:color="#000000" style:text-line-through-style="none" style:text-line-through-type="none" style:font-name="Arial" fo:font-size="9pt" fo:font-style="normal" style:text-underline-style="none" fo:font-weight="normal" officeooo:rsid="0b9e99c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9" style:family="text">
      <style:text-properties fo:font-variant="normal" fo:text-transform="none" fo:color="#000000" style:text-line-through-style="none" style:text-line-through-type="none" style:font-name="Arial" fo:font-size="9pt" fo:font-style="normal" style:text-underline-style="none" fo:font-weight="normal" officeooo:rsid="0ba05fc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0" style:family="text">
      <style:text-properties fo:font-variant="normal" fo:text-transform="none" fo:color="#000000" style:text-line-through-style="none" style:text-line-through-type="none" style:font-name="Arial" fo:font-size="9pt" fo:font-style="normal" style:text-underline-style="none" fo:font-weight="normal" officeooo:rsid="0ba0844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1" style:family="text">
      <style:text-properties fo:font-variant="normal" fo:text-transform="none" fo:color="#000000" style:text-line-through-style="none" style:text-line-through-type="none" style:font-name="Arial" fo:font-size="9pt" fo:font-style="normal" style:text-underline-style="none" fo:font-weight="normal" officeooo:rsid="0ba38c4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2" style:family="text">
      <style:text-properties fo:font-variant="normal" fo:text-transform="none" fo:color="#000000" style:text-line-through-style="none" style:text-line-through-type="none" style:font-name="Arial" fo:font-size="9pt" fo:font-style="normal" style:text-underline-style="none" fo:font-weight="normal" officeooo:rsid="0ba4de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3" style:family="text">
      <style:text-properties fo:font-variant="normal" fo:text-transform="none" fo:color="#000000" style:text-line-through-style="none" style:text-line-through-type="none" style:font-name="Arial" fo:font-size="9pt" fo:font-style="normal" style:text-underline-style="none" fo:font-weight="normal" officeooo:rsid="0ba5173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4" style:family="text">
      <style:text-properties fo:font-variant="normal" fo:text-transform="none" fo:color="#000000" style:text-line-through-style="none" style:text-line-through-type="none" style:font-name="Arial" fo:font-size="9pt" fo:font-style="normal" style:text-underline-style="none" fo:font-weight="normal" officeooo:rsid="0ba6a01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5" style:family="text">
      <style:text-properties fo:font-variant="normal" fo:text-transform="none" fo:color="#000000" style:text-line-through-style="none" style:text-line-through-type="none" style:font-name="Arial" fo:font-size="9pt" fo:font-style="normal" style:text-underline-style="none" fo:font-weight="normal" officeooo:rsid="0ba7148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6" style:family="text">
      <style:text-properties fo:font-variant="normal" fo:text-transform="none" fo:color="#000000" style:text-line-through-style="none" style:text-line-through-type="none" style:font-name="Arial" fo:font-size="9pt" fo:font-style="normal" style:text-underline-style="none" fo:font-weight="normal" officeooo:rsid="0ba8393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7" style:family="text">
      <style:text-properties fo:font-variant="normal" fo:text-transform="none" fo:color="#000000" style:text-line-through-style="none" style:text-line-through-type="none" style:font-name="Arial" fo:font-size="9pt" fo:font-style="normal" style:text-underline-style="none" fo:font-weight="normal" officeooo:rsid="0ba93ea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8" style:family="text">
      <style:text-properties fo:font-variant="normal" fo:text-transform="none" fo:color="#000000" style:text-line-through-style="none" style:text-line-through-type="none" style:font-name="Arial" fo:font-size="9pt" fo:font-style="normal" style:text-underline-style="none" fo:font-weight="normal" officeooo:rsid="0ba9f7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9" style:family="text">
      <style:text-properties fo:font-variant="normal" fo:text-transform="none" fo:color="#000000" style:text-line-through-style="none" style:text-line-through-type="none" style:font-name="Arial" fo:font-size="9pt" fo:font-style="normal" style:text-underline-style="none" fo:font-weight="normal" officeooo:rsid="0bab675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0"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1" style:family="text">
      <style:text-properties fo:font-variant="normal" fo:text-transform="none" fo:color="#000000" style:text-line-through-style="none" style:text-line-through-type="none" style:font-name="Arial" fo:font-size="9pt" fo:font-style="normal" style:text-underline-style="none" fo:font-weight="normal" officeooo:rsid="0bad1ed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2" style:family="text">
      <style:text-properties fo:font-variant="normal" fo:text-transform="none" fo:color="#000000" style:text-line-through-style="none" style:text-line-through-type="none" style:font-name="Arial" fo:font-size="9pt" fo:font-style="normal" style:text-underline-style="none" fo:font-weight="normal" officeooo:rsid="0baf099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3" style:family="text">
      <style:text-properties fo:font-variant="normal" fo:text-transform="none" fo:color="#000000" style:text-line-through-style="none" style:text-line-through-type="none" style:font-name="Arial" fo:font-size="9pt" fo:font-style="normal" style:text-underline-style="none" fo:font-weight="normal" officeooo:rsid="0bb1efc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4" style:family="text">
      <style:text-properties fo:font-variant="normal" fo:text-transform="none" fo:color="#000000" style:text-line-through-style="none" style:text-line-through-type="none" style:font-name="Arial" fo:font-size="9pt" fo:font-style="normal" style:text-underline-style="none" fo:font-weight="normal" officeooo:rsid="0bb2622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5" style:family="text">
      <style:text-properties fo:font-variant="normal" fo:text-transform="none" fo:color="#000000" style:text-line-through-style="none" style:text-line-through-type="none" style:font-name="Arial" fo:font-size="9pt" fo:font-style="normal" style:text-underline-style="none" fo:font-weight="normal" officeooo:rsid="0bb4412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6" style:family="text">
      <style:text-properties fo:font-variant="normal" fo:text-transform="none" fo:color="#000000" style:text-line-through-style="none" style:text-line-through-type="none" style:font-name="Arial" fo:font-size="9pt" fo:font-style="normal" style:text-underline-style="none" fo:font-weight="normal" officeooo:rsid="0bb6e7c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7" style:family="text">
      <style:text-properties fo:font-variant="normal" fo:text-transform="none" fo:color="#000000" style:text-line-through-style="none" style:text-line-through-type="none" style:font-name="Arial" fo:font-size="9pt" fo:font-style="normal" style:text-underline-style="none" fo:font-weight="normal" officeooo:rsid="0bb8a2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8" style:family="text">
      <style:text-properties fo:font-variant="normal" fo:text-transform="none" fo:color="#000000" style:text-line-through-style="none" style:text-line-through-type="none" style:font-name="Arial" fo:font-size="9pt" fo:font-style="normal" style:text-underline-style="none" fo:font-weight="normal" officeooo:rsid="0bb9f32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9" style:family="text">
      <style:text-properties fo:font-variant="normal" fo:text-transform="none" fo:color="#000000" style:text-line-through-style="none" style:text-line-through-type="none" style:font-name="Arial" fo:font-size="9pt" fo:font-style="normal" style:text-underline-style="none" fo:font-weight="normal" officeooo:rsid="0bbae4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0" style:family="text">
      <style:text-properties fo:font-variant="normal" fo:text-transform="none" fo:color="#000000" style:text-line-through-style="none" style:text-line-through-type="none" style:font-name="Arial" fo:font-size="9pt" fo:font-style="normal" style:text-underline-style="none" fo:font-weight="normal" officeooo:rsid="0bbd86b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1" style:family="text">
      <style:text-properties fo:font-variant="normal" fo:text-transform="none" fo:color="#000000" style:text-line-through-style="none" style:text-line-through-type="none" style:font-name="Arial" fo:font-size="9pt" fo:font-style="normal" style:text-underline-style="none" fo:font-weight="normal" officeooo:rsid="0bc1916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2" style:family="text">
      <style:text-properties fo:font-variant="normal" fo:text-transform="none" fo:color="#000000" style:text-line-through-style="none" style:text-line-through-type="none" style:font-name="Arial" fo:font-size="9pt" fo:font-style="normal" style:text-underline-style="none" fo:font-weight="normal" officeooo:rsid="0bc6456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3" style:family="text">
      <style:text-properties fo:font-variant="normal" fo:text-transform="none" fo:color="#000000" style:text-line-through-style="none" style:text-line-through-type="none" style:font-name="Arial" fo:font-size="9pt" fo:font-style="normal" style:text-underline-style="none" fo:font-weight="normal" officeooo:rsid="0bc6525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4" style:family="text">
      <style:text-properties fo:font-variant="normal" fo:text-transform="none" fo:color="#0000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5" style:family="text">
      <style:text-properties fo:font-variant="normal" fo:text-transform="none" fo:color="#000000" style:text-line-through-style="none" style:text-line-through-type="none" style:font-name="Arial" fo:font-size="9pt" fo:font-style="normal" style:text-underline-style="none" fo:font-weight="normal" officeooo:rsid="0bcae50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6" style:family="text">
      <style:text-properties fo:font-variant="normal" fo:text-transform="none" fo:color="#000000" style:text-line-through-style="none" style:text-line-through-type="none" style:font-name="Arial" fo:font-size="9pt" fo:font-style="normal" style:text-underline-style="none" fo:font-weight="normal" officeooo:rsid="0bcdf7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7" style:family="text">
      <style:text-properties fo:font-variant="normal" fo:text-transform="none" fo:color="#000000" style:text-line-through-style="none" style:text-line-through-type="none" style:font-name="Arial" fo:font-size="9pt" fo:font-style="normal" style:text-underline-style="none" fo:font-weight="normal" officeooo:rsid="0bcf02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8" style:family="text">
      <style:text-properties fo:font-variant="normal" fo:text-transform="none" fo:color="#000000" style:text-line-through-style="none" style:text-line-through-type="none" style:font-name="Arial" fo:font-size="9pt" fo:font-style="normal" style:text-underline-style="none" fo:font-weight="normal" officeooo:rsid="0bd1307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9" style:family="text">
      <style:text-properties fo:font-variant="normal" fo:text-transform="none" fo:color="#000000" style:text-line-through-style="none" style:text-line-through-type="none" style:font-name="Arial" fo:font-size="9pt" fo:font-style="normal" style:text-underline-style="none" fo:font-weight="normal" officeooo:rsid="0bd30f8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0" style:family="text">
      <style:text-properties fo:font-variant="normal" fo:text-transform="none" fo:color="#000000" style:text-line-through-style="none" style:text-line-through-type="none" style:font-name="Arial" fo:font-size="9pt" fo:font-style="normal" style:text-underline-style="none" fo:font-weight="normal" officeooo:rsid="0bd415b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1" style:family="text">
      <style:text-properties fo:font-variant="normal" fo:text-transform="none" fo:color="#000000" style:text-line-through-style="none" style:text-line-through-type="none" style:font-name="Arial" fo:font-size="9pt" fo:font-style="normal" style:text-underline-style="none" fo:font-weight="normal" officeooo:rsid="0bd4a98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2" style:family="text">
      <style:text-properties fo:font-variant="normal" fo:text-transform="none" fo:color="#000000" style:text-line-through-style="none" style:text-line-through-type="none" style:font-name="Arial" fo:font-size="9pt" fo:font-style="normal" style:text-underline-style="none" fo:font-weight="normal" officeooo:rsid="0bd6365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3" style:family="text">
      <style:text-properties fo:font-variant="normal" fo:text-transform="none" fo:color="#000000" style:text-line-through-style="none" style:text-line-through-type="none" style:font-name="Arial" fo:font-size="9pt" fo:font-style="normal" style:text-underline-style="none" fo:font-weight="normal" officeooo:rsid="0bd7766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4" style:family="text">
      <style:text-properties fo:font-variant="normal" fo:text-transform="none" fo:color="#000000" style:text-line-through-style="none" style:text-line-through-type="none" style:font-name="Arial" fo:font-size="9pt" fo:font-style="normal" style:text-underline-style="none" fo:font-weight="normal" officeooo:rsid="0bd8fa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5" style:family="text">
      <style:text-properties fo:font-variant="normal" fo:text-transform="none" fo:color="#000000" style:text-line-through-style="none" style:text-line-through-type="none" style:font-name="Arial" fo:font-size="9pt" fo:font-style="normal" style:text-underline-style="none" fo:font-weight="normal" officeooo:rsid="0c97ad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6" style:family="text">
      <style:text-properties fo:font-variant="normal" fo:text-transform="none" fo:color="#000000" style:text-line-through-style="none" style:text-line-through-type="none" style:font-name="Arial" fo:font-size="9pt" fo:font-style="normal" style:text-underline-style="none" fo:font-weight="normal" officeooo:rsid="0c2242bc"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307" style:family="text">
      <style:text-properties fo:font-variant="normal" fo:text-transform="none" fo:color="#ff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08" style:family="text">
      <style:text-properties fo:font-variant="normal" fo:text-transform="none" fo:color="#ff0000" style:text-line-through-style="none" style:text-line-through-type="none" style:font-name="Arial" fo:font-size="9pt" fo:font-style="normal" style:text-underline-style="none" fo:font-weight="bold" officeooo:rsid="0c49a3a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09" style:family="text">
      <style:text-properties fo:font-variant="normal" fo:text-transform="none" fo:color="#ff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0" style:family="text">
      <style:text-properties fo:font-variant="normal" fo:text-transform="none" fo:color="#ff00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1" style:family="text">
      <style:text-properties fo:font-variant="normal" fo:text-transform="none" fo:color="#ff0000" style:text-line-through-style="none" style:text-line-through-type="none" style:font-name="DejaVu Sans" fo:font-size="9pt" fo:font-style="normal" style:text-underline-style="none" fo:font-weight="normal" officeooo:rsid="0d2173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2" style:family="text">
      <style:text-properties fo:font-variant="normal" fo:text-transform="none" fo:color="#ff0000" style:text-line-through-style="none" style:text-line-through-type="none" style:font-name="DejaVu Sans" fo:font-size="9pt" fo:font-style="normal" style:text-underline-style="none" fo:font-weight="normal" officeooo:rsid="0d2218d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3" style:family="text">
      <style:text-properties fo:font-variant="normal" fo:text-transform="none" fo:color="#996600" style:text-line-through-style="none" style:text-line-through-type="none" style:font-name="Arial" fo:font-size="9pt" fo:font-style="normal" style:text-underline-style="none" fo:font-weight="normal" officeooo:rsid="0bc6525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4" style:family="text">
      <style:text-properties fo:font-variant="normal" fo:text-transform="none" fo:color="#9966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5" style:family="text">
      <style:text-properties fo:font-variant="normal" fo:text-transform="none" fo:color="#996600" style:text-line-through-style="none" style:text-line-through-type="none" style:font-name="DejaVu Sans" fo:font-size="9pt" fo:font-style="normal" style:text-underline-style="none" fo:font-weight="normal" officeooo:rsid="0909a6a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6" style:family="text">
      <style:text-properties fo:font-variant="normal" fo:text-transform="none" fo:color="#996600" style:text-line-through-style="none" style:text-line-through-type="none" style:font-name="DejaVu Sans" fo:font-size="9pt" fo:font-style="normal" style:text-underline-style="none" fo:font-weight="normal" officeooo:rsid="09888d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7" style:family="text">
      <style:text-properties fo:font-weight="normal" officeooo:rsid="08dfb8ac" style:font-size-asian="9pt" style:font-weight-asian="normal" style:font-name-complex="Calibri2" style:font-size-complex="9pt" style:font-weight-complex="normal"/>
    </style:style>
    <style:style style:name="T318" style:family="text">
      <style:text-properties fo:font-weight="normal" officeooo:rsid="098b4ab6" style:font-size-asian="9pt" style:font-weight-asian="normal" style:font-name-complex="Calibri2" style:font-size-complex="9pt" style:font-weight-complex="normal"/>
    </style:style>
    <style:style style:name="T319" style:family="text">
      <style:text-properties fo:font-weight="normal" officeooo:rsid="0a3670b4" style:font-size-asian="9pt" style:font-weight-asian="normal" style:font-name-complex="Calibri2" style:font-size-complex="9pt" style:font-weight-complex="normal"/>
    </style:style>
    <style:style style:name="T320" style:family="text">
      <style:text-properties fo:font-weight="normal" officeooo:rsid="0a3751e7" style:font-size-asian="9pt" style:font-weight-asian="normal" style:font-name-complex="Calibri2" style:font-size-complex="9pt" style:font-weight-complex="normal"/>
    </style:style>
    <style:style style:name="T321" style:family="text">
      <style:text-properties fo:font-weight="normal" officeooo:rsid="0a40479d" style:font-size-asian="9pt" style:font-weight-asian="normal" style:font-name-complex="Calibri2" style:font-size-complex="9pt" style:font-weight-complex="normal"/>
    </style:style>
    <style:style style:name="T322" style:family="text">
      <style:text-properties fo:font-weight="normal" officeooo:rsid="0a463947" style:font-size-asian="9pt" style:font-weight-asian="normal" style:font-name-complex="Calibri2" style:font-size-complex="9pt" style:font-weight-complex="normal"/>
    </style:style>
    <style:style style:name="T323" style:family="text">
      <style:text-properties fo:font-weight="normal" officeooo:rsid="0a536266" style:font-size-asian="9pt" style:font-weight-asian="normal" style:font-name-complex="Calibri2" style:font-size-complex="9pt" style:font-weight-complex="normal"/>
    </style:style>
    <style:style style:name="T324" style:family="text">
      <style:text-properties fo:font-weight="normal" officeooo:rsid="0a54a1f6" style:font-size-asian="9pt" style:font-weight-asian="normal" style:font-name-complex="Calibri2" style:font-size-complex="9pt" style:font-weight-complex="normal"/>
    </style:style>
    <style:style style:name="T325" style:family="text">
      <style:text-properties fo:font-weight="normal" officeooo:rsid="0a600160" style:font-size-asian="9pt" style:font-weight-asian="normal" style:font-name-complex="Calibri2" style:font-size-complex="9pt" style:font-weight-complex="normal"/>
    </style:style>
    <style:style style:name="T326" style:family="text">
      <style:text-properties fo:font-weight="normal" officeooo:rsid="0a96a939" style:font-size-asian="9pt" style:font-weight-asian="normal" style:font-name-complex="Calibri2" style:font-size-complex="9pt" style:font-weight-complex="normal"/>
    </style:style>
    <style:style style:name="T327" style:family="text">
      <style:text-properties fo:font-weight="normal" officeooo:rsid="0aee43ad" style:font-size-asian="9pt" style:font-weight-asian="normal" style:font-name-complex="Calibri2" style:font-size-complex="9pt" style:font-weight-complex="normal"/>
    </style:style>
    <style:style style:name="T328" style:family="text">
      <style:text-properties fo:font-weight="normal" officeooo:rsid="0aef4ba8" style:font-size-asian="9pt" style:font-weight-asian="normal" style:font-name-complex="Calibri2" style:font-size-complex="9pt" style:font-weight-complex="normal"/>
    </style:style>
    <style:style style:name="T329" style:family="text">
      <style:text-properties fo:font-weight="normal" officeooo:rsid="0af1091e" style:font-size-asian="9pt" style:font-weight-asian="normal" style:font-name-complex="Calibri2" style:font-size-complex="9pt" style:font-weight-complex="normal"/>
    </style:style>
    <style:style style:name="T330" style:family="text">
      <style:text-properties fo:font-weight="normal" officeooo:rsid="0af26ef8" style:font-size-asian="9pt" style:font-weight-asian="normal" style:font-name-complex="Calibri2" style:font-size-complex="9pt" style:font-weight-complex="normal"/>
    </style:style>
    <style:style style:name="T331" style:family="text">
      <style:text-properties fo:font-weight="normal" officeooo:rsid="0af3d5b6" style:font-size-asian="9pt" style:font-weight-asian="normal" style:font-name-complex="Calibri2" style:font-size-complex="9pt" style:font-weight-complex="normal"/>
    </style:style>
    <style:style style:name="T332" style:family="text">
      <style:text-properties fo:font-weight="normal" officeooo:rsid="0af5d073" style:font-size-asian="9pt" style:font-weight-asian="normal" style:font-name-complex="Calibri2" style:font-size-complex="9pt" style:font-weight-complex="normal"/>
    </style:style>
    <style:style style:name="T333" style:family="text">
      <style:text-properties fo:font-weight="normal" officeooo:rsid="0af761c7" style:font-size-asian="9pt" style:font-weight-asian="normal" style:font-name-complex="Calibri2" style:font-size-complex="9pt" style:font-weight-complex="normal"/>
    </style:style>
    <style:style style:name="T334" style:family="text">
      <style:text-properties fo:font-weight="normal" officeooo:rsid="0afa6b32" style:font-size-asian="9pt" style:font-weight-asian="normal" style:font-name-complex="Calibri2" style:font-size-complex="9pt" style:font-weight-complex="normal"/>
    </style:style>
    <style:style style:name="T335" style:family="text">
      <style:text-properties fo:font-weight="normal" officeooo:rsid="0afb8021" style:font-size-asian="9pt" style:font-weight-asian="normal" style:font-name-complex="Calibri2" style:font-size-complex="9pt" style:font-weight-complex="normal"/>
    </style:style>
    <style:style style:name="T336" style:family="text">
      <style:text-properties fo:font-weight="normal" officeooo:rsid="0afcde24" style:font-size-asian="9pt" style:font-weight-asian="normal" style:font-name-complex="Calibri2" style:font-size-complex="9pt" style:font-weight-complex="normal"/>
    </style:style>
    <style:style style:name="T337" style:family="text">
      <style:text-properties fo:font-weight="normal" officeooo:rsid="0afe59f8" style:font-size-asian="9pt" style:font-weight-asian="normal" style:font-name-complex="Calibri2" style:font-size-complex="9pt" style:font-weight-complex="normal"/>
    </style:style>
    <style:style style:name="T338" style:family="text">
      <style:text-properties fo:font-weight="normal" officeooo:rsid="0b097795" style:font-size-asian="9pt" style:font-weight-asian="normal" style:font-name-complex="Calibri2" style:font-size-complex="9pt" style:font-weight-complex="normal"/>
    </style:style>
    <style:style style:name="T339" style:family="text">
      <style:text-properties fo:font-weight="normal" officeooo:rsid="0b0b1b0d" style:font-size-asian="9pt" style:font-weight-asian="normal" style:font-name-complex="Calibri2" style:font-size-complex="9pt" style:font-weight-complex="normal"/>
    </style:style>
    <style:style style:name="T340" style:family="text">
      <style:text-properties fo:font-weight="normal" officeooo:rsid="0b0c739d" style:font-size-asian="9pt" style:font-weight-asian="normal" style:font-name-complex="Calibri2" style:font-size-complex="9pt" style:font-weight-complex="normal"/>
    </style:style>
    <style:style style:name="T341" style:family="text">
      <style:text-properties fo:font-weight="normal" officeooo:rsid="0b0d9a02" style:font-size-asian="9pt" style:font-weight-asian="normal" style:font-name-complex="Calibri2" style:font-size-complex="9pt" style:font-weight-complex="normal"/>
    </style:style>
    <style:style style:name="T342" style:family="text">
      <style:text-properties fo:font-weight="normal" officeooo:rsid="0b0ea862" style:font-size-asian="9pt" style:font-weight-asian="normal" style:font-name-complex="Calibri2" style:font-size-complex="9pt" style:font-weight-complex="normal"/>
    </style:style>
    <style:style style:name="T343" style:family="text">
      <style:text-properties fo:font-weight="normal" officeooo:rsid="0b0fe665" style:font-size-asian="9pt" style:font-weight-asian="normal" style:font-name-complex="Calibri2" style:font-size-complex="9pt" style:font-weight-complex="normal"/>
    </style:style>
    <style:style style:name="T344" style:family="text">
      <style:text-properties fo:font-weight="normal" officeooo:rsid="0b11a276" style:font-size-asian="9pt" style:font-weight-asian="normal" style:font-name-complex="Calibri2" style:font-size-complex="9pt" style:font-weight-complex="normal"/>
    </style:style>
    <style:style style:name="T345" style:family="text">
      <style:text-properties fo:font-weight="normal" officeooo:rsid="0b136985" style:font-size-asian="9pt" style:font-weight-asian="normal" style:font-name-complex="Calibri2" style:font-size-complex="9pt" style:font-weight-complex="normal"/>
    </style:style>
    <style:style style:name="T346" style:family="text">
      <style:text-properties fo:font-weight="normal" officeooo:rsid="0b15cc28" style:font-size-asian="9pt" style:font-weight-asian="normal" style:font-name-complex="Calibri2" style:font-size-complex="9pt" style:font-weight-complex="normal"/>
    </style:style>
    <style:style style:name="T347" style:family="text">
      <style:text-properties fo:font-weight="normal" officeooo:rsid="0b184fb8" style:font-size-asian="9pt" style:font-weight-asian="normal" style:font-name-complex="Calibri2" style:font-size-complex="9pt" style:font-weight-complex="normal"/>
    </style:style>
    <style:style style:name="T348" style:family="text">
      <style:text-properties fo:font-weight="normal" officeooo:rsid="0b230635" style:font-size-asian="9pt" style:font-weight-asian="normal" style:font-name-complex="Calibri2" style:font-size-complex="9pt" style:font-weight-complex="normal"/>
    </style:style>
    <style:style style:name="T349" style:family="text">
      <style:text-properties fo:font-weight="normal" officeooo:rsid="0b24d85b" style:font-size-asian="9pt" style:font-weight-asian="normal" style:font-name-complex="Calibri2" style:font-size-complex="9pt" style:font-weight-complex="normal"/>
    </style:style>
    <style:style style:name="T350" style:family="text">
      <style:text-properties fo:font-weight="normal" officeooo:rsid="0b464df7" style:font-size-asian="9pt" style:font-weight-asian="normal" style:font-name-complex="Calibri2" style:font-size-complex="9pt" style:font-weight-complex="normal"/>
    </style:style>
    <style:style style:name="T351" style:family="text">
      <style:text-properties fo:font-weight="normal" officeooo:rsid="0b4c446f" style:font-size-asian="9pt" style:font-weight-asian="normal" style:font-name-complex="Calibri2" style:font-size-complex="9pt" style:font-weight-complex="normal"/>
    </style:style>
    <style:style style:name="T352" style:family="text">
      <style:text-properties fo:font-weight="normal" officeooo:rsid="0b6862b3" style:font-size-asian="9pt" style:font-weight-asian="normal" style:font-name-complex="Calibri2" style:font-size-complex="9pt" style:font-weight-complex="normal"/>
    </style:style>
    <style:style style:name="T353" style:family="text">
      <style:text-properties fo:font-weight="normal" officeooo:rsid="0be28b94" style:font-size-asian="9pt" style:font-weight-asian="normal" style:font-name-complex="Calibri2" style:font-size-complex="9pt" style:font-weight-complex="normal"/>
    </style:style>
    <style:style style:name="T354" style:family="text">
      <style:text-properties fo:font-weight="normal" officeooo:rsid="0be40376" style:font-size-asian="9pt" style:font-weight-asian="normal" style:font-name-complex="Calibri2" style:font-size-complex="9pt" style:font-weight-complex="normal"/>
    </style:style>
    <style:style style:name="T355" style:family="text">
      <style:text-properties fo:font-weight="normal" officeooo:rsid="0c42292b" style:font-size-asian="9pt" style:font-weight-asian="normal" style:font-name-complex="Calibri2" style:font-size-complex="9pt" style:font-weight-complex="normal"/>
    </style:style>
    <style:style style:name="T356" style:family="text">
      <style:text-properties fo:font-weight="normal" officeooo:rsid="0c423071" style:font-size-asian="9pt" style:font-weight-asian="normal" style:font-name-complex="Calibri2" style:font-size-complex="9pt" style:font-weight-complex="normal"/>
    </style:style>
    <style:style style:name="T357" style:family="text">
      <style:text-properties fo:font-weight="normal" officeooo:rsid="0c473a5b" style:font-size-asian="9pt" style:font-weight-asian="normal" style:font-name-complex="Calibri2" style:font-size-complex="9pt" style:font-weight-complex="normal"/>
    </style:style>
    <style:style style:name="T358" style:family="text">
      <style:text-properties fo:font-weight="normal" officeooo:rsid="0c49a3ab" style:font-size-asian="9pt" style:font-weight-asian="normal" style:font-name-complex="Calibri2" style:font-size-complex="9pt" style:font-weight-complex="normal"/>
    </style:style>
    <style:style style:name="T359" style:family="text">
      <style:text-properties fo:font-weight="normal" officeooo:rsid="0c4a9bc9" style:font-size-asian="9pt" style:font-weight-asian="normal" style:font-name-complex="Calibri2" style:font-size-complex="9pt" style:font-weight-complex="normal"/>
    </style:style>
    <style:style style:name="T360" style:family="text">
      <style:text-properties fo:font-weight="normal" officeooo:rsid="0c4d18ac" style:font-size-asian="9pt" style:font-weight-asian="normal" style:font-name-complex="Calibri2" style:font-size-complex="9pt" style:font-weight-complex="normal"/>
    </style:style>
    <style:style style:name="T361" style:family="text">
      <style:text-properties fo:font-weight="normal" officeooo:rsid="0c4ea41a" style:font-size-asian="9pt" style:font-weight-asian="normal" style:font-name-complex="Calibri2" style:font-size-complex="9pt" style:font-weight-complex="normal"/>
    </style:style>
    <style:style style:name="T362" style:family="text">
      <style:text-properties fo:font-weight="normal" officeooo:rsid="0c5040b0" style:font-size-asian="9pt" style:font-weight-asian="normal" style:font-name-complex="Calibri2" style:font-size-complex="9pt" style:font-weight-complex="normal"/>
    </style:style>
    <style:style style:name="T363" style:family="text">
      <style:text-properties fo:font-weight="normal" officeooo:rsid="0c506c4e" style:font-size-asian="9pt" style:font-weight-asian="normal" style:font-name-complex="Calibri2" style:font-size-complex="9pt" style:font-weight-complex="normal"/>
    </style:style>
    <style:style style:name="T364" style:family="text">
      <style:text-properties fo:font-weight="normal" officeooo:rsid="0c523000" style:font-size-asian="9pt" style:font-weight-asian="normal" style:font-name-complex="Calibri2" style:font-size-complex="9pt" style:font-weight-complex="normal"/>
    </style:style>
    <style:style style:name="T365" style:family="text">
      <style:text-properties fo:font-weight="normal" officeooo:rsid="0c52e00b" style:font-size-asian="9pt" style:font-weight-asian="normal" style:font-name-complex="Calibri2" style:font-size-complex="9pt" style:font-weight-complex="normal"/>
    </style:style>
    <style:style style:name="T366" style:family="text">
      <style:text-properties fo:font-weight="normal" officeooo:rsid="0c5479e7" style:font-size-asian="9pt" style:font-weight-asian="normal" style:font-name-complex="Calibri2" style:font-size-complex="9pt" style:font-weight-complex="normal"/>
    </style:style>
    <style:style style:name="T367" style:family="text">
      <style:text-properties fo:font-weight="normal" officeooo:rsid="0c685605" style:font-size-asian="9pt" style:font-weight-asian="normal" style:font-name-complex="Calibri2" style:font-size-complex="9pt" style:font-weight-complex="normal"/>
    </style:style>
    <style:style style:name="T368" style:family="text">
      <style:text-properties fo:font-weight="normal" officeooo:rsid="0c69fdfb" style:font-size-asian="9pt" style:font-weight-asian="normal" style:font-name-complex="Calibri2" style:font-size-complex="9pt" style:font-weight-complex="normal"/>
    </style:style>
    <style:style style:name="T369" style:family="text">
      <style:text-properties fo:font-weight="normal" officeooo:rsid="0aa8ebc1" style:font-weight-asian="normal" style:font-weight-complex="normal"/>
    </style:style>
    <style:style style:name="T370" style:family="text">
      <style:text-properties fo:font-weight="bold" officeooo:rsid="092dd7d8" style:font-size-asian="9pt" style:font-weight-asian="bold" style:font-name-complex="Calibri2" style:font-size-complex="9pt" style:font-weight-complex="bold"/>
    </style:style>
    <style:style style:name="T371" style:family="text">
      <style:text-properties fo:font-weight="bold" officeooo:rsid="098aff49" style:font-size-asian="9pt" style:font-weight-asian="bold" style:font-name-complex="Calibri2" style:font-size-complex="9pt" style:font-weight-complex="bold"/>
    </style:style>
    <style:style style:name="T372" style:family="text">
      <style:text-properties fo:font-weight="bold" officeooo:rsid="0a1a26f9" style:font-size-asian="9pt" style:font-weight-asian="bold" style:font-name-complex="Calibri2" style:font-size-complex="9pt" style:font-weight-complex="bold"/>
    </style:style>
    <style:style style:name="T373" style:family="text">
      <style:text-properties fo:font-weight="bold" officeooo:rsid="0a330521" style:font-size-asian="9pt" style:font-weight-asian="bold" style:font-name-complex="Calibri2" style:font-size-complex="9pt" style:font-weight-complex="bold"/>
    </style:style>
    <style:style style:name="T374" style:family="text">
      <style:text-properties fo:font-weight="bold" officeooo:rsid="0a3ead9d" style:font-size-asian="9pt" style:font-weight-asian="bold" style:font-name-complex="Calibri2" style:font-size-complex="9pt" style:font-weight-complex="bold"/>
    </style:style>
    <style:style style:name="T375" style:family="text">
      <style:text-properties fo:font-weight="bold" officeooo:rsid="0a40479d" style:font-size-asian="9pt" style:font-weight-asian="bold" style:font-name-complex="Calibri2" style:font-size-complex="9pt" style:font-weight-complex="bold"/>
    </style:style>
    <style:style style:name="T376" style:family="text">
      <style:text-properties fo:font-weight="bold" officeooo:rsid="0a44133d" style:font-size-asian="9pt" style:font-weight-asian="bold" style:font-name-complex="Calibri2" style:font-size-complex="9pt" style:font-weight-complex="bold"/>
    </style:style>
    <style:style style:name="T377" style:family="text">
      <style:text-properties fo:font-weight="bold" officeooo:rsid="0a47e089" style:font-size-asian="9pt" style:font-weight-asian="bold" style:font-name-complex="Calibri2" style:font-size-complex="9pt" style:font-weight-complex="bold"/>
    </style:style>
    <style:style style:name="T378" style:family="text">
      <style:text-properties fo:font-weight="bold" officeooo:rsid="0a528e53" style:font-size-asian="9pt" style:font-weight-asian="bold" style:font-name-complex="Calibri2" style:font-size-complex="9pt" style:font-weight-complex="bold"/>
    </style:style>
    <style:style style:name="T379" style:family="text">
      <style:text-properties fo:font-weight="bold" officeooo:rsid="0a54a1f6" style:font-size-asian="9pt" style:font-weight-asian="bold" style:font-name-complex="Calibri2" style:font-size-complex="9pt" style:font-weight-complex="bold"/>
    </style:style>
    <style:style style:name="T380" style:family="text">
      <style:text-properties fo:font-weight="bold" officeooo:rsid="0a736a73" style:font-size-asian="9pt" style:font-weight-asian="bold" style:font-name-complex="Calibri2" style:font-size-complex="9pt" style:font-weight-complex="bold"/>
    </style:style>
    <style:style style:name="T381" style:family="text">
      <style:text-properties fo:font-weight="bold" officeooo:rsid="0a96a939" style:font-size-asian="9pt" style:font-weight-asian="bold" style:font-name-complex="Calibri2" style:font-size-complex="9pt" style:font-weight-complex="bold"/>
    </style:style>
    <style:style style:name="T382" style:family="text">
      <style:text-properties fo:font-weight="bold" officeooo:rsid="0ae402a6" style:font-size-asian="9pt" style:font-weight-asian="bold" style:font-name-complex="Calibri2" style:font-size-complex="9pt" style:font-weight-complex="bold"/>
    </style:style>
    <style:style style:name="T383" style:family="text">
      <style:text-properties fo:font-weight="bold" officeooo:rsid="0ae4ed6b" style:font-size-asian="9pt" style:font-weight-asian="bold" style:font-name-complex="Calibri2" style:font-size-complex="9pt" style:font-weight-complex="bold"/>
    </style:style>
    <style:style style:name="T384" style:family="text">
      <style:text-properties fo:font-weight="bold" officeooo:rsid="0ae6c20c" style:font-size-asian="9pt" style:font-weight-asian="bold" style:font-name-complex="Calibri2" style:font-size-complex="9pt" style:font-weight-complex="bold"/>
    </style:style>
    <style:style style:name="T385" style:family="text">
      <style:text-properties fo:font-weight="bold" officeooo:rsid="0ae7eeac" style:font-size-asian="9pt" style:font-weight-asian="bold" style:font-name-complex="Calibri2" style:font-size-complex="9pt" style:font-weight-complex="bold"/>
    </style:style>
    <style:style style:name="T386" style:family="text">
      <style:text-properties fo:font-weight="bold" officeooo:rsid="0af26ef8" style:font-size-asian="9pt" style:font-weight-asian="bold" style:font-name-complex="Calibri2" style:font-size-complex="9pt" style:font-weight-complex="bold"/>
    </style:style>
    <style:style style:name="T387" style:family="text">
      <style:text-properties fo:font-weight="bold" officeooo:rsid="0b17cc23" style:font-size-asian="9pt" style:font-weight-asian="bold" style:font-name-complex="Calibri2" style:font-size-complex="9pt" style:font-weight-complex="bold"/>
    </style:style>
    <style:style style:name="T388" style:family="text">
      <style:text-properties fo:font-weight="bold" officeooo:rsid="0b156708" style:font-size-asian="9pt" style:font-weight-asian="bold" style:font-name-complex="Calibri2" style:font-size-complex="9pt" style:font-weight-complex="bold"/>
    </style:style>
    <style:style style:name="T389" style:family="text">
      <style:text-properties fo:font-weight="bold" officeooo:rsid="0b089557" style:font-size-asian="9pt" style:font-weight-asian="bold" style:font-name-complex="Calibri2" style:font-size-complex="9pt" style:font-weight-complex="bold"/>
    </style:style>
    <style:style style:name="T390" style:family="text">
      <style:text-properties fo:font-weight="bold" officeooo:rsid="0b224650" style:font-size-asian="9pt" style:font-weight-asian="bold" style:font-name-complex="Calibri2" style:font-size-complex="9pt" style:font-weight-complex="bold"/>
    </style:style>
    <style:style style:name="T391" style:family="text">
      <style:text-properties fo:font-weight="bold" officeooo:rsid="0b230635" style:font-size-asian="9pt" style:font-weight-asian="bold" style:font-name-complex="Calibri2" style:font-size-complex="9pt" style:font-weight-complex="bold"/>
    </style:style>
    <style:style style:name="T392" style:family="text">
      <style:text-properties fo:font-weight="bold" officeooo:rsid="0b24d85b" style:font-size-asian="9pt" style:font-weight-asian="bold" style:font-name-complex="Calibri2" style:font-size-complex="9pt" style:font-weight-complex="bold"/>
    </style:style>
    <style:style style:name="T393" style:family="text">
      <style:text-properties fo:font-weight="bold" officeooo:rsid="0b297060" style:font-size-asian="9pt" style:font-weight-asian="bold" style:font-name-complex="Calibri2" style:font-size-complex="9pt" style:font-weight-complex="bold"/>
    </style:style>
    <style:style style:name="T394" style:family="text">
      <style:text-properties fo:font-weight="bold" officeooo:rsid="0b4bbe09" style:font-size-asian="9pt" style:font-weight-asian="bold" style:font-name-complex="Calibri2" style:font-size-complex="9pt" style:font-weight-complex="bold"/>
    </style:style>
    <style:style style:name="T395" style:family="text">
      <style:text-properties fo:font-weight="bold" officeooo:rsid="0b4d7ed8" style:font-size-asian="9pt" style:font-weight-asian="bold" style:font-name-complex="Calibri2" style:font-size-complex="9pt" style:font-weight-complex="bold"/>
    </style:style>
    <style:style style:name="T396" style:family="text">
      <style:text-properties fo:font-weight="bold" officeooo:rsid="0b4e2eb1" style:font-size-asian="9pt" style:font-weight-asian="bold" style:font-name-complex="Calibri2" style:font-size-complex="9pt" style:font-weight-complex="bold"/>
    </style:style>
    <style:style style:name="T397" style:family="text">
      <style:text-properties fo:font-weight="bold" officeooo:rsid="0b5210f5" style:font-size-asian="9pt" style:font-weight-asian="bold" style:font-name-complex="Calibri2" style:font-size-complex="9pt" style:font-weight-complex="bold"/>
    </style:style>
    <style:style style:name="T398" style:family="text">
      <style:text-properties fo:font-weight="bold" officeooo:rsid="0b52b6ed" style:font-size-asian="9pt" style:font-weight-asian="bold" style:font-name-complex="Calibri2" style:font-size-complex="9pt" style:font-weight-complex="bold"/>
    </style:style>
    <style:style style:name="T399" style:family="text">
      <style:text-properties fo:font-weight="bold" officeooo:rsid="0b545a79" style:font-size-asian="9pt" style:font-weight-asian="bold" style:font-name-complex="Calibri2" style:font-size-complex="9pt" style:font-weight-complex="bold"/>
    </style:style>
    <style:style style:name="T400" style:family="text">
      <style:text-properties fo:font-weight="bold" officeooo:rsid="0bdf67ba" style:font-size-asian="9pt" style:font-weight-asian="bold" style:font-name-complex="Calibri2" style:font-size-complex="9pt" style:font-weight-complex="bold"/>
    </style:style>
    <style:style style:name="T401" style:family="text">
      <style:text-properties fo:font-weight="bold" officeooo:rsid="0c455a6c" style:font-size-asian="9pt" style:font-weight-asian="bold" style:font-name-complex="Calibri2" style:font-size-complex="9pt" style:font-weight-complex="bold"/>
    </style:style>
    <style:style style:name="T402" style:family="text">
      <style:text-properties fo:font-weight="bold" officeooo:rsid="0c49a3ab" style:font-size-asian="9pt" style:font-weight-asian="bold" style:font-name-complex="Calibri2" style:font-size-complex="9pt" style:font-weight-complex="bold"/>
    </style:style>
    <style:style style:name="T403" style:family="text">
      <style:text-properties fo:font-weight="bold" officeooo:rsid="0c43a2fc" style:font-size-asian="9pt" style:font-weight-asian="bold" style:font-name-complex="Calibri2" style:font-size-complex="9pt" style:font-weight-complex="bold"/>
    </style:style>
    <style:style style:name="T404" style:family="text">
      <style:text-properties fo:font-weight="bold" officeooo:rsid="0c423071" style:font-size-asian="9pt" style:font-weight-asian="bold" style:font-name-complex="Calibri2" style:font-size-complex="9pt" style:font-weight-complex="bold"/>
    </style:style>
    <style:style style:name="T405" style:family="text">
      <style:text-properties fo:font-weight="bold" officeooo:rsid="0c5479e7" style:font-size-asian="9pt" style:font-weight-asian="bold" style:font-name-complex="Calibri2" style:font-size-complex="9pt" style:font-weight-complex="bold"/>
    </style:style>
    <style:style style:name="T406" style:family="text">
      <style:text-properties fo:font-weight="bold" officeooo:rsid="0c685605" style:font-size-asian="9pt" style:font-weight-asian="bold" style:font-name-complex="Calibri2" style:font-size-complex="9pt" style:font-weight-complex="bold"/>
    </style:style>
    <style:style style:name="T407" style:family="text">
      <style:text-properties fo:font-weight="bold" style:font-weight-asian="bold" style:font-weight-complex="bold"/>
    </style:style>
    <style:style style:name="T408" style:family="text">
      <style:text-properties fo:font-weight="bold" officeooo:rsid="0cf8092a" style:font-weight-asian="bold" style:font-weight-complex="bold"/>
    </style:style>
    <style:style style:name="T409" style:family="text">
      <style:text-properties fo:font-weight="bold" officeooo:rsid="0cd471ad" style:font-weight-asian="bold" style:font-weight-complex="bold"/>
    </style:style>
    <style:style style:name="T410" style:family="text">
      <style:text-properties fo:color="#ff0000" fo:font-size="9pt" fo:font-style="normal" fo:font-weight="bold" style:font-size-asian="9pt" style:font-style-asian="normal" style:font-weight-asian="bold" style:font-name-complex="Calibri2" style:font-size-complex="9pt" style:font-style-complex="normal" style:font-weight-complex="bold"/>
    </style:style>
    <style:style style:name="T411" style:family="text">
      <style:text-properties fo:color="#ff0000" fo:font-size="9pt" fo:font-style="normal" fo:font-weight="bold" officeooo:rsid="075b9356" style:font-size-asian="9pt" style:font-style-asian="normal" style:font-weight-asian="bold" style:font-name-complex="Calibri2" style:font-size-complex="9pt" style:font-style-complex="normal" style:font-weight-complex="bold"/>
    </style:style>
    <style:style style:name="T412" style:family="text">
      <style:text-properties fo:color="#ff0000" fo:font-size="9pt" fo:font-style="normal" fo:font-weight="bold" officeooo:rsid="0ca01832" style:font-size-asian="9pt" style:font-style-asian="normal" style:font-weight-asian="bold" style:font-name-complex="Calibri2" style:font-size-complex="9pt" style:font-style-complex="normal" style:font-weight-complex="bold"/>
    </style:style>
    <style:style style:name="T413" style:family="text">
      <style:text-properties fo:color="#ff0000" fo:font-weight="bold" officeooo:rsid="0a736a73" style:font-size-asian="9pt" style:font-weight-asian="bold" style:font-name-complex="Calibri2" style:font-size-complex="9pt" style:font-weight-complex="bold"/>
    </style:style>
    <style:style style:name="T414" style:family="text">
      <style:text-properties fo:color="#ff0000" fo:font-weight="bold" officeooo:rsid="0a74ffe5" style:font-size-asian="9pt" style:font-weight-asian="bold" style:font-name-complex="Calibri2" style:font-size-complex="9pt" style:font-weight-complex="bold"/>
    </style:style>
    <style:style style:name="T415" style:family="text">
      <style:text-properties fo:color="#ff0000" fo:font-weight="bold" officeooo:rsid="0a330521" style:font-size-asian="9pt" style:font-weight-asian="bold" style:font-name-complex="Calibri2" style:font-size-complex="9pt" style:font-weight-complex="bold"/>
    </style:style>
    <style:style style:name="T416" style:family="text">
      <style:text-properties fo:color="#ff0000" fo:font-weight="bold" officeooo:rsid="0a3670b4" style:font-size-asian="9pt" style:font-weight-asian="bold" style:font-name-complex="Calibri2" style:font-size-complex="9pt" style:font-weight-complex="bold"/>
    </style:style>
    <style:style style:name="T417" style:family="text">
      <style:text-properties fo:color="#ff0000" fo:font-weight="bold" officeooo:rsid="0a1a26f9" style:font-size-asian="9pt" style:font-weight-asian="bold" style:font-name-complex="Calibri2" style:font-size-complex="9pt" style:font-weight-complex="bold"/>
    </style:style>
    <style:style style:name="T418" style:family="text">
      <style:text-properties fo:color="#ff0000" fo:font-weight="bold" officeooo:rsid="0a3751e7" style:font-size-asian="9pt" style:font-weight-asian="bold" style:font-name-complex="Calibri2" style:font-size-complex="9pt" style:font-weight-complex="bold"/>
    </style:style>
    <style:style style:name="T419" style:family="text">
      <style:text-properties fo:color="#ff0000" fo:font-weight="bold" officeooo:rsid="0abf255c" style:font-size-asian="9pt" style:font-weight-asian="bold" style:font-name-complex="Calibri2" style:font-size-complex="9pt" style:font-weight-complex="bold"/>
    </style:style>
    <style:style style:name="T420" style:family="text">
      <style:text-properties fo:color="#ff0000" fo:font-weight="bold" officeooo:rsid="0af26ef8" style:font-size-asian="9pt" style:font-weight-asian="bold" style:font-name-complex="Calibri2" style:font-size-complex="9pt" style:font-weight-complex="bold"/>
    </style:style>
    <style:style style:name="T421" style:family="text">
      <style:text-properties fo:color="#ff0000" fo:font-weight="bold" officeooo:rsid="0b1c5c3c" style:font-size-asian="9pt" style:font-weight-asian="bold" style:font-name-complex="Calibri2" style:font-size-complex="9pt" style:font-weight-complex="bold"/>
    </style:style>
    <style:style style:name="T422" style:family="text">
      <style:text-properties fo:color="#ff0000" fo:font-weight="bold" officeooo:rsid="0c5479e7" style:font-size-asian="9pt" style:font-weight-asian="bold" style:font-name-complex="Calibri2" style:font-size-complex="9pt" style:font-weight-complex="bold"/>
    </style:style>
    <style:style style:name="T423" style:family="text">
      <style:text-properties fo:color="#ff0000" fo:font-weight="bold" officeooo:rsid="0c42292b" style:font-size-asian="9pt" style:font-weight-asian="bold" style:font-name-complex="Calibri2" style:font-size-complex="9pt" style:font-weight-complex="bold"/>
    </style:style>
    <style:style style:name="T424" style:family="text">
      <style:text-properties fo:color="#ff0000" fo:font-weight="bold" officeooo:rsid="0c43a2fc" style:font-size-asian="9pt" style:font-weight-asian="bold" style:font-name-complex="Calibri2" style:font-size-complex="9pt" style:font-weight-complex="bold"/>
    </style:style>
    <style:style style:name="T425" style:family="text">
      <style:text-properties fo:color="#ff0000" fo:font-weight="bold" officeooo:rsid="0c455a6c" style:font-size-asian="9pt" style:font-weight-asian="bold" style:font-name-complex="Calibri2" style:font-size-complex="9pt" style:font-weight-complex="bold"/>
    </style:style>
    <style:style style:name="T426" style:family="text">
      <style:text-properties fo:color="#ff0000" fo:font-weight="bold" officeooo:rsid="0c3fe05e" style:font-size-asian="9pt" style:font-weight-asian="bold" style:font-name-complex="Calibri2" style:font-size-complex="9pt" style:font-weight-complex="bold"/>
    </style:style>
    <style:style style:name="T427" style:family="text">
      <style:text-properties fo:color="#ff0000" fo:font-weight="bold" officeooo:rsid="0cb51d38" style:font-size-asian="9pt" style:font-weight-asian="bold" style:font-name-complex="Calibri2" style:font-size-complex="9pt" style:font-weight-complex="bold"/>
    </style:style>
    <style:style style:name="T428" style:family="text">
      <style:text-properties fo:color="#ff0000" fo:font-weight="bold" officeooo:rsid="0a3751e7" style:font-size-asian="9pt" style:font-weight-asian="normal" style:font-name-complex="Calibri2" style:font-size-complex="9pt" style:font-weight-complex="normal"/>
    </style:style>
    <style:style style:name="T429" style:family="text">
      <style:text-properties fo:color="#ff0000" fo:font-weight="bold" officeooo:rsid="0c5df2a6" style:font-size-asian="9pt" style:font-weight-asian="normal" style:font-name-complex="Calibri2" style:font-size-complex="9pt" style:font-weight-complex="normal"/>
    </style:style>
    <style:style style:name="T430" style:family="text">
      <style:text-properties fo:color="#ff0000" fo:font-weight="bold" style:font-weight-asian="bold" style:font-weight-complex="bold"/>
    </style:style>
    <style:style style:name="T431" style:family="text">
      <style:text-properties fo:color="#ff0000" fo:font-weight="bold" officeooo:rsid="0129a058" style:font-weight-asian="bold" style:font-weight-complex="bold"/>
    </style:style>
    <style:style style:name="T432" style:family="text">
      <style:text-properties fo:color="#ff0000" fo:font-weight="bold" officeooo:rsid="0cf52156" style:font-weight-asian="bold" style:font-weight-complex="bold"/>
    </style:style>
    <style:style style:name="T433" style:family="text">
      <style:text-properties fo:color="#ff0000" fo:font-weight="normal" officeooo:rsid="0a96a939" style:font-size-asian="9pt" style:font-weight-asian="normal" style:font-name-complex="Calibri2" style:font-size-complex="9pt" style:font-weight-complex="normal"/>
    </style:style>
    <style:style style:name="T434" style:family="text">
      <style:text-properties fo:color="#ff0000" fo:font-weight="normal" officeooo:rsid="0aaecfb0" style:font-size-asian="9pt" style:font-weight-asian="normal" style:font-name-complex="Calibri2" style:font-size-complex="9pt" style:font-weight-complex="normal"/>
    </style:style>
    <style:style style:name="T435" style:family="text">
      <style:text-properties fo:color="#ff0000" fo:font-weight="normal" officeooo:rsid="0a54a1f6" style:font-size-asian="9pt" style:font-weight-asian="normal" style:font-name-complex="Calibri2" style:font-size-complex="9pt" style:font-weight-complex="normal"/>
    </style:style>
    <style:style style:name="T436" style:family="text">
      <style:text-properties fo:color="#ff0000" fo:font-weight="normal" officeooo:rsid="0b5210f5" style:font-size-asian="9pt" style:font-weight-asian="normal" style:font-name-complex="Calibri2" style:font-size-complex="9pt" style:font-weight-complex="normal"/>
    </style:style>
    <style:style style:name="T437" style:family="text">
      <style:text-properties fo:color="#ff0000" fo:font-weight="normal" officeooo:rsid="0b67c7a8" style:font-size-asian="9pt" style:font-weight-asian="normal" style:font-name-complex="Calibri2" style:font-size-complex="9pt" style:font-weight-complex="normal"/>
    </style:style>
    <style:style style:name="T438" style:family="text">
      <style:text-properties fo:color="#ff0000" fo:font-weight="normal" officeooo:rsid="0c39b064" style:font-size-asian="9pt" style:font-weight-asian="normal" style:font-name-complex="Calibri2" style:font-size-complex="9pt" style:font-weight-complex="normal"/>
    </style:style>
    <style:style style:name="T439" style:family="text">
      <style:text-properties fo:color="#ff0000" fo:font-weight="normal" officeooo:rsid="0c39c61f" style:font-size-asian="9pt" style:font-weight-asian="normal" style:font-name-complex="Calibri2" style:font-size-complex="9pt" style:font-weight-complex="normal"/>
    </style:style>
    <style:style style:name="T440" style:family="text">
      <style:text-properties fo:color="#ff0000" fo:font-weight="normal" officeooo:rsid="0c3b2faf" style:font-size-asian="9pt" style:font-weight-asian="normal" style:font-name-complex="Calibri2" style:font-size-complex="9pt" style:font-weight-complex="normal"/>
    </style:style>
    <style:style style:name="T441" style:family="text">
      <style:text-properties fo:color="#ff0000" fo:font-weight="normal" officeooo:rsid="0c42292b" style:font-size-asian="9pt" style:font-weight-asian="normal" style:font-name-complex="Calibri2" style:font-size-complex="9pt" style:font-weight-complex="normal"/>
    </style:style>
    <style:style style:name="T442" style:family="text">
      <style:text-properties fo:color="#ff0000" fo:font-weight="normal" officeooo:rsid="0c3fe05e" style:font-size-asian="9pt" style:font-weight-asian="normal" style:font-name-complex="Calibri2" style:font-size-complex="9pt" style:font-weight-complex="normal"/>
    </style:style>
    <style:style style:name="T443" style:family="text">
      <style:text-properties fo:color="#ff0000" fo:font-weight="normal" officeooo:rsid="0c4142df" style:font-size-asian="9pt" style:font-weight-asian="normal" style:font-name-complex="Calibri2" style:font-size-complex="9pt" style:font-weight-complex="normal"/>
    </style:style>
    <style:style style:name="T444" style:family="text">
      <style:text-properties fo:color="#ff0000" fo:font-weight="normal" officeooo:rsid="0b24d85b" style:font-size-asian="9pt" style:font-weight-asian="normal" style:font-name-complex="Calibri2" style:font-size-complex="9pt" style:font-weight-complex="normal"/>
    </style:style>
    <style:style style:name="T445" style:family="text">
      <style:text-properties fo:color="#ff0000" fo:font-weight="normal" officeooo:rsid="0cb50126" style:font-size-asian="9pt" style:font-weight-asian="normal" style:font-name-complex="Calibri2" style:font-size-complex="9pt" style:font-weight-complex="normal"/>
    </style:style>
    <style:style style:name="T446" style:family="text">
      <style:text-properties fo:color="#ff0000" fo:font-weight="normal" officeooo:rsid="0cb51d38" style:font-size-asian="9pt" style:font-weight-asian="normal" style:font-name-complex="Calibri2" style:font-size-complex="9pt" style:font-weight-complex="normal"/>
    </style:style>
    <style:style style:name="T447" style:family="text">
      <style:text-properties fo:color="#ff0000" fo:font-weight="normal" officeooo:rsid="0cb74246" style:font-size-asian="9pt" style:font-weight-asian="normal" style:font-name-complex="Calibri2" style:font-size-complex="9pt" style:font-weight-complex="normal"/>
    </style:style>
    <style:style style:name="T448" style:family="text">
      <style:text-properties fo:color="#ff0000" fo:font-weight="normal" officeooo:rsid="0cb89a8e" style:font-size-asian="9pt" style:font-weight-asian="normal" style:font-name-complex="Calibri2" style:font-size-complex="9pt" style:font-weight-complex="normal"/>
    </style:style>
    <style:style style:name="T449" style:family="text">
      <style:text-properties fo:color="#ff0000" fo:font-weight="normal" officeooo:rsid="0cb8aa51" style:font-size-asian="9pt" style:font-weight-asian="normal" style:font-name-complex="Calibri2" style:font-size-complex="9pt" style:font-weight-complex="normal"/>
    </style:style>
    <style:style style:name="T450" style:family="text">
      <style:text-properties fo:color="#ff0000" fo:font-weight="normal" officeooo:rsid="0cb91cb1" style:font-size-asian="9pt" style:font-weight-asian="normal" style:font-name-complex="Calibri2" style:font-size-complex="9pt" style:font-weight-complex="normal"/>
    </style:style>
    <style:style style:name="T451" style:family="text">
      <style:text-properties fo:color="#ff0000" fo:font-weight="normal" officeooo:rsid="0cbad17a" style:font-size-asian="9pt" style:font-weight-asian="normal" style:font-name-complex="Calibri2" style:font-size-complex="9pt" style:font-weight-complex="normal"/>
    </style:style>
    <style:style style:name="T452" style:family="text">
      <style:text-properties fo:color="#ff0000" fo:font-weight="normal" officeooo:rsid="0cbe96ec" style:font-size-asian="9pt" style:font-weight-asian="normal" style:font-name-complex="Calibri2" style:font-size-complex="9pt" style:font-weight-complex="normal"/>
    </style:style>
    <style:style style:name="T453" style:family="text">
      <style:text-properties fo:color="#ff0000" fo:font-weight="normal" officeooo:rsid="0cc07ece" style:font-size-asian="9pt" style:font-weight-asian="normal" style:font-name-complex="Calibri2" style:font-size-complex="9pt" style:font-weight-complex="normal"/>
    </style:style>
    <style:style style:name="T454" style:family="text">
      <style:text-properties fo:color="#ff0000" fo:font-weight="normal" officeooo:rsid="0cc109d2" style:font-size-asian="9pt" style:font-weight-asian="normal" style:font-name-complex="Calibri2" style:font-size-complex="9pt" style:font-weight-complex="normal"/>
    </style:style>
    <style:style style:name="T455" style:family="text">
      <style:text-properties fo:color="#ff0000" style:font-name="Calibri1" fo:font-size="11pt" fo:font-weight="bold" officeooo:rsid="0a96a939" style:font-size-asian="11pt" style:font-weight-asian="bold" style:font-name-complex="Calibri2" style:font-size-complex="11pt" style:font-weight-complex="bold"/>
    </style:style>
    <style:style style:name="T456" style:family="text">
      <style:text-properties fo:color="#ff0000" style:font-name="Calibri1" fo:font-size="11pt" fo:font-weight="bold" officeooo:rsid="0202f535" style:font-size-asian="11pt" style:font-weight-asian="bold" style:font-name-complex="Calibri2" style:font-size-complex="11pt" style:font-weight-complex="bold"/>
    </style:style>
    <style:style style:name="T457" style:family="text">
      <style:text-properties fo:color="#ff0000" style:font-name="Calibri1" fo:font-size="11pt" fo:font-weight="bold" officeooo:rsid="01ff215b" style:font-size-asian="11pt" style:font-weight-asian="bold" style:font-name-complex="Calibri2" style:font-size-complex="11pt" style:font-weight-complex="bold"/>
    </style:style>
    <style:style style:name="T458" style:family="text">
      <style:text-properties fo:color="#ff0000" style:font-name="Calibri1" fo:font-size="11pt" fo:font-weight="normal" officeooo:rsid="01ff215b" style:font-size-asian="11pt" style:font-weight-asian="normal" style:font-name-complex="Calibri2" style:font-size-complex="11pt" style:font-weight-complex="normal"/>
    </style:style>
    <style:style style:name="T459" style:family="text">
      <style:text-properties fo:color="#ff0000" style:font-name="Calibri1" fo:font-size="11pt" fo:font-weight="normal" officeooo:rsid="02189800" style:font-size-asian="11pt" style:font-weight-asian="normal" style:font-name-complex="Calibri2" style:font-size-complex="11pt" style:font-weight-complex="normal"/>
    </style:style>
    <style:style style:name="T460" style:family="text">
      <style:text-properties officeooo:rsid="09ab4ded"/>
    </style:style>
    <style:style style:name="T461" style:family="text">
      <style:text-properties officeooo:rsid="09accf9b"/>
    </style:style>
    <style:style style:name="T462" style:family="text">
      <style:text-properties style:font-name="Arial1" fo:font-size="9pt" fo:font-weight="normal" officeooo:rsid="0a516258" style:font-size-asian="9pt" style:font-weight-asian="normal" style:font-name-complex="Calibri2" style:font-size-complex="9pt" style:font-weight-complex="normal"/>
    </style:style>
    <style:style style:name="T463" style:family="text">
      <style:text-properties style:font-name="Arial1" fo:font-weight="normal" officeooo:rsid="0a1bc0cb" style:font-size-asian="9pt" style:font-weight-asian="normal" style:font-name-complex="Calibri2" style:font-size-complex="9pt" style:font-weight-complex="normal"/>
    </style:style>
    <style:style style:name="T464" style:family="text">
      <style:text-properties style:font-name="Arial1" fo:font-weight="normal" officeooo:rsid="0ca5bd69" style:font-size-asian="9pt" style:font-weight-asian="normal" style:font-name-complex="Calibri2" style:font-size-complex="9pt" style:font-weight-complex="normal"/>
    </style:style>
    <style:style style:name="T465" style:family="text">
      <style:text-properties style:font-name="DejaVu Sans" fo:font-size="8pt" fo:font-weight="normal" officeooo:rsid="0aa57b0b" style:font-size-asian="8pt" style:font-weight-asian="normal" style:font-name-complex="Calibri2" style:font-size-complex="8pt" style:font-weight-complex="normal"/>
    </style:style>
    <style:style style:name="T466" style:family="text">
      <style:text-properties officeooo:rsid="0b22418e"/>
    </style:style>
    <style:style style:name="T467" style:family="text">
      <style:text-properties officeooo:rsid="0bf3ee98"/>
    </style:style>
    <style:style style:name="T468" style:family="text">
      <style:text-properties officeooo:rsid="0c1b0e91"/>
    </style:style>
    <style:style style:name="T469" style:family="text">
      <style:text-properties fo:font-size="8pt" style:font-size-asian="8pt" style:font-size-complex="8pt"/>
    </style:style>
    <style:style style:name="T470" style:family="text">
      <style:text-properties officeooo:rsid="0c2a264a"/>
    </style:style>
    <style:style style:name="T471" style:family="text">
      <style:text-properties officeooo:rsid="0c311b96"/>
    </style:style>
    <style:style style:name="T472" style:family="text">
      <style:text-properties officeooo:rsid="00a33d83"/>
    </style:style>
    <style:style style:name="T473" style:family="text">
      <style:text-properties officeooo:rsid="00a94172"/>
    </style:style>
    <style:style style:name="T474" style:family="text">
      <style:text-properties officeooo:rsid="00acb96f"/>
    </style:style>
    <style:style style:name="T475" style:family="text">
      <style:text-properties officeooo:rsid="0c72017f"/>
    </style:style>
    <style:style style:name="T476" style:family="text">
      <style:text-properties officeooo:rsid="0c84e466"/>
    </style:style>
    <style:style style:name="T477" style:family="text">
      <style:text-properties officeooo:rsid="0c8846d0"/>
    </style:style>
    <style:style style:name="T478" style:family="text">
      <style:text-properties officeooo:rsid="0c88d5a5"/>
    </style:style>
    <style:style style:name="T479" style:family="text">
      <style:text-properties officeooo:rsid="0c8a6d74"/>
    </style:style>
    <style:style style:name="T480" style:family="text">
      <style:text-properties officeooo:rsid="0c8baa76"/>
    </style:style>
    <style:style style:name="T481" style:family="text">
      <style:text-properties officeooo:rsid="0c8d0c47"/>
    </style:style>
    <style:style style:name="T482" style:family="text">
      <style:text-properties officeooo:rsid="0c8d7428"/>
    </style:style>
    <style:style style:name="T483" style:family="text">
      <style:text-properties officeooo:rsid="0c8e7640"/>
    </style:style>
    <style:style style:name="T484" style:family="text">
      <style:text-properties officeooo:rsid="0c903b98"/>
    </style:style>
    <style:style style:name="T485" style:family="text">
      <style:text-properties officeooo:rsid="0c952d73"/>
    </style:style>
    <style:style style:name="T486" style:family="text">
      <style:text-properties officeooo:rsid="0ca0aeaa"/>
    </style:style>
    <style:style style:name="T487" style:family="text">
      <style:text-properties officeooo:rsid="0caa1583"/>
    </style:style>
    <style:style style:name="T488" style:family="text">
      <style:text-properties officeooo:rsid="0cd471ad"/>
    </style:style>
    <style:style style:name="T489" style:family="text">
      <style:text-properties officeooo:rsid="0cf52156"/>
    </style:style>
    <style:style style:name="T490" style:family="text">
      <style:text-properties officeooo:rsid="0cf8092a"/>
    </style:style>
    <style:style style:name="T491" style:family="text">
      <style:text-properties fo:color="#9966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407">Moglix:</text:span> <text:span text:style-name="T472">As far as Moglix is concerned, i</text:span>t is a company started in 2015 by Rahul Garg who is an Ex-employee of Google. It has got many big investors including Ratan Tata, IFC, Rocketship, etc. It has many products but its most important product is the site moglix.com which is basically an e-commerce website which deals mostly in B2B. It is basically an online platform or you may say a one stop shop for almost all the need of Industrial Tools (Power Tools, Hand Tools, Adhesives, Safety &amp; Security, Electricals, etc.). Many other products of the company like EMS, OMS, Buyers Portal, <text:span text:style-name="T487">greengst, eway bill, </text:span>etc. are also related <text:span text:style-name="T407">to B2B and supply-chain logistics management only</text:span>. Apart from these, moglix have also worked on some of the service projects such as ICAT and some of its important clients are HUL, GE, Minda, etc.</text:p>
      <text:p text:style-name="P4">Why this much salary?</text:p>
      <text:p text:style-name="P7">Why so small hike you expect? I think that I deserve more and I know that you will give me a decent hike seeing my performance when I will join <text:span text:style-name="T473">your company</text:span>.</text:p>
      <text:p text:style-name="P6">What was the development process in your team?</text:p>
      <text:p text:style-name="P8">After the decision of the tasks, which we <text:span text:style-name="T476">a</text:span>re picking as a team in any iteration, we divid<text:span text:style-name="T476">e</text:span> the task among the team members. Depending upon the development required in the task, we assign back end guy (for php and database changes) front end guy (for javascript, html and css changes) and a QA guy.</text:p>
      <text:p text:style-name="P8">Then first the QA guy shar<text:span text:style-name="T477">es</text:span> the basic test cases based on the specification document provided by the product team. Then development start<text:span text:style-name="T478">s</text:span>. After the development of both frontend and backend, we assign<text:span text:style-name="T479">s</text:span> the task to the QA guy, who test<text:span text:style-name="T480">s</text:span> it. If some bugs <text:span text:style-name="T481">a</text:span>re found, <text:span text:style-name="T481">then again developers fix it.</text:span> <text:span text:style-name="T474">A</text:span>fter <text:span text:style-name="T474">any task</text:span> passed by the QA, we call<text:span text:style-name="T482">s</text:span> PAT meeting in which the product <text:span text:style-name="T483">i</text:span>s assessed by the product team. If they pass the product then we <text:span text:style-name="T484">make</text:span> that live <text:span text:style-name="T483">after the end of the sprint.</text:span></text:p>
      <text:p text:style-name="P5">What was the team structure there?</text:p>
      <text:p text:style-name="P10">During greengst and eway bill project, we had a team of 7 people. Two back-end developer, two front-end developer, one QA, one tech lead which was me and one product manager. Sometimes we included some more back-end developers as well in the team according to the work load of any particular sprint.</text:p>
      <text:p text:style-name="P9">After this greengst and eway bill, I worked on ICAT project. There we had a very big team of 30 people. We had four normal workstreams there and one support team. I was handling one workstream and the support team. <text:span text:style-name="T475">After that, when this Anaplan integration project came into the picture, I was shifted to Bangalore. As it was an integration project of the two systems, we had work mainly on back-end side here. So I hired two back-end developers here in Bangalore for this project and worked with them on this.</text:span></text:p>
      <text:p text:style-name="P2"><text:soft-page-break/>What are the important points about scrum team?</text:p>
      <text:p text:style-name="P3">There are mainly three roles that a Scrum team have: <text:span text:style-name="T485">Product Owner, Scrum Master, Scrum Team,</text:span></text:p>
      <text:list xml:id="list8868360791575995327" text:style-name="L1">
        <text:list-item>
          <text:p text:style-name="P219"><text:span text:style-name="T430">P</text:span><text:span text:style-name="T431">roduct</text:span><text:span text:style-name="T430"> Owner – who has the responsibility of managing product backlog.</text:span> Works with end users and customers and provide proper requirement to the team to build the proper product.</text:p>
        </text:list-item>
        <text:list-item>
          <text:p text:style-name="P220">Scrum Master – who works with scrum team to make sure each sprint gets complete on time.</text:p>
        </text:list-item>
        <text:list-item>
          <text:p text:style-name="P220">Scrum Team – Each member in the team should be self-organized, dedicated and responsible for high quality of the work.</text:p>
        </text:list-item>
      </text:list>
      <text:p text:style-name="P1"><text:span text:style-name="Strong_20_Emphasis"><text:span text:style-name="T455"/></text:span></text:p>
      <text:list xml:id="list7544110436379655378" text:style-name="L2">
        <text:list-item>
          <text:p text:style-name="P12"><text:span text:style-name="Strong_20_Emphasis"><text:span text:style-name="T235">Process Documents..</text:span></text:span></text:p>
          <text:list>
            <text:list-item>
              <text:p text:style-name="P94"><text:span text:style-name="Strong_20_Emphasis"><text:span text:style-name="T400">API Guidelines:</text:span></text:span></text:p>
              <text:list>
                <text:list-item>
                  <text:p text:style-name="P95"><text:span text:style-name="Strong_20_Emphasis"><text:span text:style-name="T353">Microservices should expose their data and functionality through APIs only.</text:span></text:span></text:p>
                </text:list-item>
                <text:list-item>
                  <text:p text:style-name="P96"><text:span text:style-name="Strong_20_Emphasis"><text:span text:style-name="T354">No database calls between services</text:span></text:span></text:p>
                </text:list-item>
                <text:list-item>
                  <text:p text:style-name="P207">REST API Naming <text:span text:style-name="T486">Conventions</text:span>: <text:span text:style-name="T486">noun, plural, named parameters, paginated with limit and offset, max and default page size, query parameters for advanced filtering and sorting, JSON but XML also if required, examples of get list, get, post, put, delete.</text:span></text:p>
                  <text:list>
                    <text:list-item>
                      <text:p text:style-name="P145">A resource URI should be noun not verb.</text:p>
                    </text:list-item>
                    <text:list-item>
                      <text:p text:style-name="P146">Use plurals - prefer /products over /product.</text:p>
                    </text:list-item>
                    <text:list-item>
                      <text:p text:style-name="P147">Use named parameters - /products/?name=duster instead of /getProductByName</text:p>
                    </text:list-item>
                    <text:list-item>
                      <text:p text:style-name="P148">List APIs should always be paginated - use limit &amp; offset</text:p>
                    </text:list-item>
                    <text:list-item>
                      <text:p text:style-name="P149">Allow clients to specify page sizes in parameters but put a max-page size and default page-size limit in API</text:p>
                    </text:list-item>
                    <text:list-item>
                      <text:p text:style-name="P150">Allow query parameters for advanced filtering &amp; sorting - /orders?status=open&amp;sort=-priority</text:p>
                    </text:list-item>
                    <text:list-item>
                      <text:p text:style-name="P151">Prefered return format is JSON. XML can also be supported, if necessary.</text:p>
                    </text:list-item>
                    <text:list-item>
                      <text:p text:style-name="P152">Some examples:</text:p>
                      <text:list>
                        <text:list-item>
                          <text:p text:style-name="P153">GET /products <text:s text:c="3"/># returns a list of products</text:p>
                        </text:list-item>
                        <text:list-item>
                          <text:p text:style-name="P154">GET /products/12 <text:s text:c="3"/># returns a product with primary key 12</text:p>
                        </text:list-item>
                        <text:list-item>
                          <text:p text:style-name="P155">POST /products <text:s text:c="3"/># creates a new product</text:p>
                        </text:list-item>
                        <text:list-item>
                          <text:p text:style-name="P155">PUT /products/12 <text:s text:c="3"/># updates a product with primary key 12</text:p>
                        </text:list-item>
                        <text:list-item>
                          <text:p text:style-name="P155">DELETE /products/12 <text:s text:c="3"/># deletes a product with primary key 12</text:p>
                        </text:list-item>
                      </text:list>
                    </text:list-item>
                  </text:list>
                </text:list-item>
                <text:list-item>
                  <text:p text:style-name="P156">Always use HTTPS (https = http + cryptographic protocols)</text:p>
                </text:list-item>
                <text:list-item>
                  <text:p text:style-name="P156">Every REST api except(homepage, user registration, login, etc) must be authenticated and authorized <text:span text:style-name="T467">from a</text:span> separate authentication and authorization microservice <text:span text:style-name="T467">having</text:span> cache facility.</text:p>
                </text:list-item>
                <text:list-item>
                  <text:p text:style-name="P157">Validate data proactively</text:p>
                </text:list-item>
                <text:list-item>
                  <text:p text:style-name="P157">Honor Caching</text:p>
                </text:list-item>
                <text:list-item>
                  <text:p text:style-name="P157">Handle timeouts properly</text:p>
                </text:list-item>
                <text:list-item>
                  <text:p text:style-name="P157">Every API should return these two keys “success” {boolean} &amp; “responseCode” - {200,500,...},</text:p>
                </text:list-item>
                <text:list-item>
                  <text:p text:style-name="P157">Use proper error &amp; success message code</text:p>
                </text:list-item>
                <text:list-item>
                  <text:p text:style-name="P158">APIs should return proper HTTP codes for categories such as success, redirection, client error, server error, etc.</text:p>
                  <text:list>
                    <text:list-item>
                      <text:p text:style-name="P159">Success category <text:span text:style-name="T468">(2XX)</text:span>:</text:p>
                      <text:list>
                        <text:list-item>
                          <text:p text:style-name="P160">200 - Ok - Standard success response for REST API</text:p>
                        </text:list-item>
                        <text:list-item>
                          <text:p text:style-name="P160">201 - Created - Response when a new instance is created</text:p>
                        </text:list-item>
                        <text:list-item>
                          <text:p text:style-name="P161">202 - Accepted - Request has been received but cannot be processed in realtime - e.g batch processing job or schedule jobs.</text:p>
                        </text:list-item>
                        <text:list-item>
                          <text:p text:style-name="P13"><text:span text:style-name="T306">203 - Modified response - </text:span><text:span text:style-name="T469">The server is a transforming proxy that received a 200 OK from its origin, but is returning a modified version of the origin's response.</text:span></text:p>
                        </text:list-item>
                        <text:list-item>
                          <text:p text:style-name="P162">204 - No Content - Request is successful but no response has been generated . e.g. DELETE /products/12</text:p>
                        </text:list-item>
                      </text:list>
                    </text:list-item>
                    <text:list-item>
                      <text:p text:style-name="P159">Redirection category <text:span text:style-name="T468">(3XX)</text:span>:</text:p>
                      <text:list>
                        <text:list-item>
                          <text:p text:style-name="P163">300 - Multiple choices: client may choose via agent-driven content negotiation. For example, this code could be used to present multiple video format options</text:p>
                        </text:list-item>
                        <text:list-item>
                          <text:p text:style-name="P164">301 - Moved Permanently - The resource has been moved to another location</text:p>
                        </text:list-item>
                        <text:list-item>
                          <text:p text:style-name="P165">302 - Moved Temporarily - The resource has been moved to another location temporarily</text:p>
                        </text:list-item>
                        <text:list-item>
                          <text:p text:style-name="P166"><text:soft-page-break/>303 - See Other - <text:span text:style-name="T470">The response to the request can be found under another URI using the GET method. When received in response to a POST, PUT or DELETE, the client should presume that the server has received the data and should issue a new GET request to the given URI.</text:span></text:p>
                        </text:list-item>
                        <text:list-item>
                          <text:p text:style-name="P167">304 - Not Modified - The requested resource has not been modified. The client’s cached version is still valid.</text:p>
                        </text:list-item>
                      </text:list>
                    </text:list-item>
                    <text:list-item>
                      <text:p text:style-name="P159">Client error category <text:span text:style-name="T468">(4XX)</text:span>:</text:p>
                      <text:list>
                        <text:list-item>
                          <text:p text:style-name="P168">400 - Bad request - The server cannot or will not process the request due to an apparent client error e.g., malformed request syntax, size too large, invalid request message framing, or deceptive request routing.</text:p>
                        </text:list-item>
                        <text:list-item>
                          <text:p text:style-name="P169">401 - Unauthorized - Client is un-authenticated and not allowed to access resource and should re-request with required credentials,</text:p>
                        </text:list-item>
                        <text:list-item>
                          <text:p text:style-name="P170">402 - Payment required - not being used currently,</text:p>
                        </text:list-item>
                        <text:list-item>
                          <text:p text:style-name="P171">403 - Forbidden - Client is authenticated but the client is not allowed to access this resource,</text:p>
                        </text:list-item>
                        <text:list-item>
                          <text:p text:style-name="P172">404 - not Found - Resource is not available currently.</text:p>
                        </text:list-item>
                      </text:list>
                    </text:list-item>
                    <text:list-item>
                      <text:p text:style-name="P159">Server error category <text:span text:style-name="T468">(5XX)</text:span>:</text:p>
                      <text:list>
                        <text:list-item>
                          <text:p text:style-name="P173">500 - Internal Server Error - The request is valid but server has faced some error.</text:p>
                        </text:list-item>
                        <text:list-item>
                          <text:p text:style-name="P174">501 - Not Implemented - The server either does not recognize the request method, or it lacks the ability to fulfil the request. Usually this implies future availability (e.g., a new feature of a web-service API).</text:p>
                        </text:list-item>
                        <text:list-item>
                          <text:p text:style-name="P175">502 - Bad Gateway - <text:bookmark text:name="cite_ref-65"/><text:span text:style-name="T471">The server was acting as a gateway or proxy and received an invalid response from the upstream server.</text:span></text:p>
                        </text:list-item>
                        <text:list-item>
                          <text:p text:style-name="P176">503 - Service Unavailable - Server is down or unavailable to process requests.</text:p>
                        </text:list-item>
                        <text:list-item>
                          <text:p text:style-name="P177">504 - Gateway Timeout - The server was acting as a gateway or proxy and did not receive a timely response from the upstream server.</text:p>
                        </text:list-item>
                      </text:list>
                    </text:list-item>
                  </text:list>
                </text:list-item>
                <text:list-item>
                  <text:p text:style-name="P178">abc</text:p>
                </text:list-item>
              </text:list>
            </text:list-item>
            <text:list-item>
              <text:p text:style-name="P94"><text:span text:style-name="Strong_20_Emphasis"><text:span text:style-name="T382">Git branching and transport management system: </text:span></text:span><text:span text:style-name="Strong_20_Emphasis"><text:span text:style-name="T383">from documents</text:span></text:span></text:p>
            </text:list-item>
            <text:list-item>
              <text:p text:style-name="P97"><text:span text:style-name="Strong_20_Emphasis"><text:span text:style-name="T390">Logging guidelines:</text:span></text:span></text:p>
              <text:p text:style-name="P98"><text:span text:style-name="Strong_20_Emphasis"><text:span text:style-name="T392">INFO:</text:span></text:span><text:span text:style-name="Strong_20_Emphasis"><text:span text:style-name="T349"> should contain messages that describe what is happening in the application.</text:span></text:span></text:p>
              <text:p text:style-name="P98"><text:span text:style-name="Strong_20_Emphasis"><text:span text:style-name="T391">DEBUG:</text:span></text:span><text:span text:style-name="Strong_20_Emphasis"><text:span text:style-name="T348"> could be useful in debugging an issue.</text:span></text:span></text:p>
              <text:p text:style-name="P99"><text:span text:style-name="Strong_20_Emphasis"><text:span text:style-name="T392">ERROR:</text:span></text:span><text:span text:style-name="Strong_20_Emphasis"><text:span text:style-name="T349"> It should contain technical issues that need to be resolved for proper functioning of the system.</text:span></text:span></text:p>
              <text:p text:style-name="P99"><text:span text:style-name="Strong_20_Emphasis"><text:span text:style-name="T392">WARN</text:span></text:span><text:span text:style-name="Strong_20_Emphasis"><text:span text:style-name="T394">ING</text:span></text:span><text:span text:style-name="Strong_20_Emphasis"><text:span text:style-name="T392">:</text:span></text:span><text:span text:style-name="Strong_20_Emphasis"><text:span text:style-name="T349"> It is best used for temporary problems or </text:span></text:span><text:span text:style-name="Strong_20_Emphasis"><text:span text:style-name="T444">unexpected behavior that does not significantly hamper the functioning of the application</text:span></text:span><text:span text:style-name="Strong_20_Emphasis"><text:span text:style-name="T349"> </text:span></text:span><text:span text:style-name="Strong_20_Emphasis"><text:span text:style-name="T392">(ex: failed user login)</text:span></text:span></text:p>
              <text:p text:style-name="P99"><text:span text:style-name="Strong_20_Emphasis"><text:span text:style-name="T392">Fatal:</text:span></text:span><text:span text:style-name="Strong_20_Emphasis"><text:span text:style-name="T349"> Any error that is forcing a shutdown of the service or application to prevent data loss (or further data loss). I reserve these only for the most heinous errors and situations where there is </text:span></text:span><text:span text:style-name="Strong_20_Emphasis"><text:span text:style-name="T444">guaranteed to have been data corruption or </text:span></text:span><text:span text:style-name="Strong_20_Emphasis"><text:span text:style-name="T445">data </text:span></text:span><text:span text:style-name="Strong_20_Emphasis"><text:span text:style-name="T444">loss.</text:span></text:span></text:p>
            </text:list-item>
            <text:list-item>
              <text:p text:style-name="P100"><text:span text:style-name="Strong_20_Emphasis"><text:span text:style-name="T384">Log centralization and audit log: from document</text:span></text:span></text:p>
              <text:p text:style-name="P101"><text:span text:style-name="Strong_20_Emphasis"><text:span text:style-name="T427">Why log centralization is important? </text:span></text:span><text:span text:style-name="Strong_20_Emphasis"><text:span text:style-name="T446">There are many </text:span></text:span><text:span text:style-name="Strong_20_Emphasis"><text:span text:style-name="T448">requirements or </text:span></text:span><text:span text:style-name="Strong_20_Emphasis"><text:span text:style-name="T446">actions for the logs which can be common for all micro-services of all platforms, such as </text:span></text:span><text:span text:style-name="Strong_20_Emphasis"><text:span text:style-name="T449">real time monitoring, </text:span></text:span><text:span text:style-name="Strong_20_Emphasis"><text:span text:style-name="T453">easy debugging, </text:span></text:span><text:span text:style-name="Strong_20_Emphasis"><text:span text:style-name="T454">filtering,</text:span></text:span><text:span text:style-name="Strong_20_Emphasis"><text:span text:style-name="T446"> sending alert notifications in case of exceptions </text:span></text:span><text:span text:style-name="Strong_20_Emphasis"><text:span text:style-name="T447">or large response times, </text:span></text:span><text:span text:style-name="Strong_20_Emphasis"><text:span text:style-name="T450">etc</text:span></text:span><text:span text:style-name="Strong_20_Emphasis"><text:span text:style-name="T446">. Here </text:span></text:span><text:span text:style-name="Strong_20_Emphasis"><text:span text:style-name="T451">for notifications, </text:span></text:span><text:span text:style-name="Strong_20_Emphasis"><text:span text:style-name="T446">the recipient and the message will only be different for different applications, but actions will be </text:span></text:span><text:span text:style-name="Strong_20_Emphasis"><text:span text:style-name="T452">the</text:span></text:span><text:span text:style-name="Strong_20_Emphasis"><text:span text:style-name="T446"> same. So we can have a separate module of centralized log where we can take these actions on logs of all applications.</text:span></text:span></text:p>
            </text:list-item>
            <text:list-item>
              <text:p text:style-name="P102"><text:span text:style-name="Strong_20_Emphasis"><text:span text:style-name="T385">Java coding </text:span></text:span><text:span text:style-name="Strong_20_Emphasis"><text:span text:style-name="T395">best</text:span></text:span><text:span text:style-name="Strong_20_Emphasis"><text:span text:style-name="T385"> practice </text:span></text:span><text:span text:style-name="Strong_20_Emphasis"><text:span text:style-name="T396">guidelines</text:span></text:span><text:span text:style-name="Strong_20_Emphasis"><text:span text:style-name="T385">: </text:span></text:span><text:span text:style-name="Strong_20_Emphasis"><text:span text:style-name="T421">Class and member modifiers recommended order, </text:span></text:span><text:span text:style-name="Strong_20_Emphasis"><text:span text:style-name="T389">Naming Conventions, </text:span></text:span><text:span text:style-name="Strong_20_Emphasis"><text:span text:style-name="T388">Static members access, </text:span></text:span><text:span text:style-name="Strong_20_Emphasis"><text:span text:style-name="T329">E</text:span></text:span><text:span text:style-name="Strong_20_Emphasis"><text:span text:style-name="T344">xception Handling, </text:span></text:span><text:span text:style-name="Strong_20_Emphasis"><text:span text:style-name="T329">Comments, </text:span></text:span><text:span text:style-name="Strong_20_Emphasis"><text:span text:style-name="T351">Braces, </text:span></text:span><text:span text:style-name="Strong_20_Emphasis"><text:span text:style-name="T333">Line Breaks, </text:span></text:span><text:span text:style-name="Strong_20_Emphasis"><text:span text:style-name="T351">Indentation, </text:span></text:span><text:span text:style-name="Strong_20_Emphasis"><text:span text:style-name="T336">Switch-Case,</text:span></text:span></text:p>
              <text:list>
                <text:list-item>
                  <text:p text:style-name="P103"><text:span text:style-name="Strong_20_Emphasis"><text:span text:style-name="T421">Class and member modifiers recommended order:</text:span></text:span></text:p>
                  <text:p text:style-name="P103"><text:span text:style-name="Strong_20_Emphasis"><text:span text:style-name="T421">annotations public protected private abstract static final transient volatile synchronized native strictfp.</text:span></text:span></text:p>
                </text:list-item>
                <text:list-item>
                  <text:p text:style-name="P103"><text:span text:style-name="Strong_20_Emphasis"><text:span text:style-name="T389">Naming Conventions:</text:span></text:span></text:p>
                  <text:list>
                    <text:list-item>
                      <text:p text:style-name="P103"><text:span text:style-name="Strong_20_Emphasis"><text:span text:style-name="T343">All the names should be meaningfull.</text:span></text:span></text:p>
                    </text:list-item>
                    <text:list-item>
                      <text:p text:style-name="P103"><text:span text:style-name="Strong_20_Emphasis"><text:span text:style-name="T338">Package names </text:span></text:span><text:span text:style-name="Strong_20_Emphasis"><text:span text:style-name="T339">should be</text:span></text:span><text:span text:style-name="Strong_20_Emphasis"><text:span text:style-name="T338"> all lowercase, with consecutive words simply concatenated together </text:span></text:span><text:span text:style-name="Strong_20_Emphasis"><text:span text:style-name="T350">with dot</text:span></text:span><text:span text:style-name="Strong_20_Emphasis"><text:span text:style-name="T338">. For example, com.example.deepspace.</text:span></text:span></text:p>
                    </text:list-item>
                    <text:list-item>
                      <text:p text:style-name="P103"><text:span text:style-name="Strong_20_Emphasis"><text:span text:style-name="T339">Class names should be UpperCamelCase.</text:span></text:span></text:p>
                    </text:list-item>
                    <text:list-item>
                      <text:p text:style-name="P103"><text:span text:style-name="Strong_20_Emphasis"><text:span text:style-name="T342">Method names, parameter names and local variables should be lowerCamelCase.</text:span></text:span></text:p>
                    </text:list-item>
                    <text:list-item>
                      <text:p text:style-name="P103"><text:span text:style-name="Strong_20_Emphasis"><text:span text:style-name="T340">Constant names </text:span></text:span><text:span text:style-name="Strong_20_Emphasis"><text:span text:style-name="T341">should be</text:span></text:span><text:span text:style-name="Strong_20_Emphasis"><text:span text:style-name="T340"> CONSTANT_CASE: all uppercase letters, with each word separated from the next by a single underscore.</text:span></text:span></text:p>
                    </text:list-item>
                    <text:list-item>
                      <text:p text:style-name="P104"><text:span text:style-name="Strong_20_Emphasis"><text:span text:style-name="T437">Hard coded values should be defined in constant or config file,</text:span></text:span></text:p>
                    </text:list-item>
                  </text:list>
                </text:list-item>
                <text:list-item>
                  <text:p text:style-name="P103"><text:span text:style-name="Strong_20_Emphasis"><text:span text:style-name="T388">Static members access:</text:span></text:span></text:p>
                  <text:list>
                    <text:list-item>
                      <text:p text:style-name="P103"><text:soft-page-break/><text:span text:style-name="Strong_20_Emphasis"><text:span text:style-name="T346">Reference to a static class member must be qualified with that class's name, not with a reference or expression of that class's type.</text:span></text:span></text:p>
                    </text:list-item>
                    <text:list-item>
                      <text:p text:style-name="P103"><text:span text:style-name="Strong_20_Emphasis"><text:span text:style-name="T387">For example:</text:span></text:span></text:p>
                      <text:p text:style-name="P103"><text:span text:style-name="Strong_20_Emphasis"><text:span text:style-name="T347">Foo aFoo = ...;</text:span></text:span></text:p>
                      <text:p text:style-name="P103"><text:span text:style-name="Strong_20_Emphasis"><text:span text:style-name="T347">Foo.aStaticMethod(); // good</text:span></text:span></text:p>
                      <text:p text:style-name="P103"><text:span text:style-name="Strong_20_Emphasis"><text:span text:style-name="T347">aFoo.aStaticMethod(); // bad</text:span></text:span></text:p>
                      <text:p text:style-name="P103"><text:span text:style-name="Strong_20_Emphasis"><text:span text:style-name="T347">somethingThatYieldsAFoo().aStaticMethod(); // very bad</text:span></text:span></text:p>
                    </text:list-item>
                  </text:list>
                </text:list-item>
                <text:list-item>
                  <text:p text:style-name="P103"><text:span text:style-name="Strong_20_Emphasis"><text:span text:style-name="T329">E</text:span></text:span><text:span text:style-name="Strong_20_Emphasis"><text:span text:style-name="T344">xception Handling:</text:span></text:span></text:p>
                  <text:list>
                    <text:list-item>
                      <text:p text:style-name="P105"><text:span text:style-name="Strong_20_Emphasis"><text:span text:style-name="T352">Error messages should be meaningful,</text:span></text:span></text:p>
                    </text:list-item>
                    <text:list-item>
                      <text:p text:style-name="P105"><text:span text:style-name="Strong_20_Emphasis"><text:span text:style-name="T345">Use of try – catch should be for exception handling and not for flow control,</text:span></text:span></text:p>
                    </text:list-item>
                    <text:list-item>
                      <text:p text:style-name="P103"><text:span text:style-name="Strong_20_Emphasis"><text:span text:style-name="T345">Size of try – catch block should not be too large.</text:span></text:span></text:p>
                    </text:list-item>
                  </text:list>
                </text:list-item>
                <text:list-item>
                  <text:p text:style-name="P103"><text:span text:style-name="Strong_20_Emphasis"><text:span text:style-name="T329">Comments:</text:span></text:span></text:p>
                  <text:list>
                    <text:list-item>
                      <text:p text:style-name="P179"><text:span text:style-name="Strong_20_Emphasis"><text:span text:style-name="T327">Multi-line comments over methods,</text:span></text:span></text:p>
                    </text:list-item>
                    <text:list-item>
                      <text:p text:style-name="P179"><text:span text:style-name="Strong_20_Emphasis"><text:span text:style-name="T328">Commenting single line code with // is also okay.</text:span></text:span></text:p>
                    </text:list-item>
                  </text:list>
                </text:list-item>
                <text:list-item>
                  <text:p text:style-name="P103"><text:span text:style-name="Strong_20_Emphasis"><text:span text:style-name="T330">Braces:</text:span></text:span></text:p>
                  <text:list>
                    <text:list-item>
                      <text:p text:style-name="P103"><text:span text:style-name="Strong_20_Emphasis"><text:span text:style-name="T330">Braces should </text:span></text:span><text:span text:style-name="Strong_20_Emphasis"><text:span text:style-name="T420">always</text:span></text:span><text:span text:style-name="Strong_20_Emphasis"><text:span text:style-name="T330"> be used with <text:s/></text:span></text:span><text:span text:style-name="Strong_20_Emphasis"><text:span text:style-name="T386">if</text:span></text:span><text:span text:style-name="Strong_20_Emphasis"><text:span text:style-name="T330">, </text:span></text:span><text:span text:style-name="Strong_20_Emphasis"><text:span text:style-name="T386">else</text:span></text:span><text:span text:style-name="Strong_20_Emphasis"><text:span text:style-name="T330">, </text:span></text:span><text:span text:style-name="Strong_20_Emphasis"><text:span text:style-name="T386">for</text:span></text:span><text:span text:style-name="Strong_20_Emphasis"><text:span text:style-name="T330">, </text:span></text:span><text:span text:style-name="Strong_20_Emphasis"><text:span text:style-name="T386">do</text:span></text:span><text:span text:style-name="Strong_20_Emphasis"><text:span text:style-name="T330"> and </text:span></text:span><text:span text:style-name="Strong_20_Emphasis"><text:span text:style-name="T386">while</text:span></text:span><text:span text:style-name="Strong_20_Emphasis"><text:span text:style-name="T330"> statements.</text:span></text:span></text:p>
                    </text:list-item>
                    <text:list-item>
                      <text:p text:style-name="P103"><text:span text:style-name="Strong_20_Emphasis"><text:span text:style-name="T331">No line break before opening braces,</text:span></text:span></text:p>
                    </text:list-item>
                    <text:list-item>
                      <text:p text:style-name="P103"><text:span text:style-name="Strong_20_Emphasis"><text:span text:style-name="T331">Line breaks after opening brace and before closing brace.</text:span></text:span></text:p>
                    </text:list-item>
                    <text:list-item>
                      <text:p text:style-name="P103"><text:span text:style-name="Strong_20_Emphasis"><text:span text:style-name="T332">Line break after the closing brace, only if that brace terminates a statement or terminates the body of a method, constructor, or named class. For example, there is no line break after the brace if it is followed by else or a comma.</text:span></text:span></text:p>
                    </text:list-item>
                  </text:list>
                </text:list-item>
                <text:list-item>
                  <text:p text:style-name="P103"><text:span text:style-name="Strong_20_Emphasis"><text:span text:style-name="T333">Line Breaks:</text:span></text:span></text:p>
                  <text:list>
                    <text:list-item>
                      <text:p text:style-name="P103"><text:span text:style-name="Strong_20_Emphasis"><text:span text:style-name="T333">80 C rule should be followed,</text:span></text:span></text:p>
                    </text:list-item>
                  </text:list>
                </text:list-item>
                <text:list-item>
                  <text:p text:style-name="P103"><text:span text:style-name="Strong_20_Emphasis"><text:span text:style-name="T334">Indentation:</text:span></text:span></text:p>
                  <text:list>
                    <text:list-item>
                      <text:p text:style-name="P103"><text:span text:style-name="Strong_20_Emphasis"><text:span text:style-name="T335">When line-wrapping, each line after the first should be indented at least +4 from the original line.</text:span></text:span></text:p>
                    </text:list-item>
                  </text:list>
                </text:list-item>
                <text:list-item>
                  <text:p text:style-name="P103"><text:span text:style-name="Strong_20_Emphasis"><text:span text:style-name="T336">Switch-Case:</text:span></text:span></text:p>
                  <text:list>
                    <text:list-item>
                      <text:p text:style-name="P103"><text:span text:style-name="Strong_20_Emphasis"><text:span text:style-name="T336">Each switch statement should include a default statement, even if it contains no code.</text:span></text:span></text:p>
                    </text:list-item>
                    <text:list-item>
                      <text:p text:style-name="P103"><text:span text:style-name="Strong_20_Emphasis"><text:span text:style-name="T337">A switch statement for an enum type may omit the default statement group, if it includes explicit cases covering all possible values of that type.</text:span></text:span></text:p>
                    </text:list-item>
                  </text:list>
                </text:list-item>
                <text:list-item>
                  <text:p text:style-name="P103"><text:span text:style-name="Strong_20_Emphasis"><text:span text:style-name="T333">abc</text:span></text:span></text:p>
                </text:list-item>
              </text:list>
            </text:list-item>
            <text:list-item>
              <text:p text:style-name="P143"><text:span text:style-name="Strong_20_Emphasis"><text:span text:style-name="T457">Code Review Checklist: </text:span></text:span><text:span text:style-name="Strong_20_Emphasis"><text:span text:style-name="T458">follows defined architecture, size of methods or class and Single Responsibility Principle, Other OOP Principles, Static Code Metrics acceptable, coding standards or guidelines, understandable, code duplication, unit test, debug</text:span></text:span><text:span text:style-name="Strong_20_Emphasis"><text:span text:style-name="T459">g</text:span></text:span><text:span text:style-name="Strong_20_Emphasis"><text:span text:style-name="T458">ing easy, performance, scalability, security, maintainablity, code check-in comments,</text:span></text:span></text:p>
              <text:p text:style-name="P144"><text:a xlink:type="simple" xlink:href="https://www.evoketechnologies.com/blog/code-review-checklist-perform-effective-code-reviews/" text:style-name="Internet_20_link" text:visited-style-name="Visited_20_Internet_20_Link"><text:span text:style-name="Strong_20_Emphasis"><text:span text:style-name="T456">https://www.evoketechnologies.com/blog/code-review-checklist-perform-effective-code-reviews/</text:span></text:span></text:a></text:p>
              <text:p text:style-name="P144"><text:span text:style-name="Strong_20_Emphasis"><text:span text:style-name="T456"/></text:span></text:p>
              <text:list>
                <text:list-item>
                  <text:p text:style-name="P180">Code review ensures that programs are written following organization’s coding guidelines and <text:span text:style-name="T466">common </text:span>mistakes <text:span text:style-name="T466">like naming conventions, race conditions, memory leaks, etc</text:span> are <text:span text:style-name="T407">caught before</text:span> they become a part of product. It also enhances knowledge sharing and <text:span text:style-name="T407">mentoring</text:span> for junior developers.</text:p>
                </text:list-item>
                <text:list-item>
                  <text:p text:style-name="P181"><text:span text:style-name="T407">An specific IDE</text:span> should be used (at least through out the project).</text:p>
                </text:list-item>
                <text:list-item>
                  <text:p text:style-name="P182">follows defined architecture:</text:p>
                  <text:p text:style-name="P183">=&gt; code should be written in their proper microservices such as api which should have been written in search mircroservice should not be written in core.</text:p>
                  <text:p text:style-name="P184">=&gt; code of a micro-service should be split into multiple layers and tiers as per requirements (Presentation, Business and Data layers).</text:p>
                  <text:p text:style-name="P185">=&gt; frontend code should also be split into respective files (HTML, JavaScript and CSS).</text:p>
                </text:list-item>
                <text:list-item>
                  <text:p text:style-name="P189">Size of method or class and Single Responsibility Principle:</text:p>
                  <text:p text:style-name="P194">=&gt; a method should not be larger than 20 lines,</text:p>
                  <text:p text:style-name="P195">=&gt; a class should not be too large,</text:p>
                  <text:p text:style-name="P195">=&gt; single responsibility principle should be followed,</text:p>
                </text:list-item>
                <text:list-item>
                  <text:p text:style-name="P190">Other OOP Principles:</text:p>
                  <text:p text:style-name="P196">=&gt; SOLID, DRY, Encapsulate What Changes, Favour Composition over Inheritance, Programming for Interface not implementation, Delegation Principle, etc.</text:p>
                </text:list-item>
                <text:list-item>
                  <text:p text:style-name="P186"><text:span text:style-name="T488">Static Code Metrics acceptable: Use of </text:span><text:span text:style-name="T409">Sonar lint</text:span><text:span text:style-name="T488"> with IDE is a must and the code metrics should be within the acceptable limits. </text:span><text:span text:style-name="T409">Code repository</text:span><text:span text:style-name="T488"> of the project should be integrated with Sonar Cube.</text:span></text:p>
                </text:list-item>
                <text:list-item>
                  <text:p text:style-name="P191"><text:soft-page-break/>coding standards or guidelines: We have different guidelines for java, angular, etc. Those coding standards and guidelines should be followed.</text:p>
                </text:list-item>
                <text:list-item>
                  <text:p text:style-name="P192">Understandable:</text:p>
                  <text:p text:style-name="P197">=&gt; Code should be self-explanatory. Get a feel of story reading, while going through the code. Use appropriate name for variables, functions and classes. If you are taking more time to understand the code, then either code needs refactoring or at least comments have to be written to make it clear.</text:p>
                  <text:p text:style-name="P198">=&gt; methods and deep references of the objects should not be used in the conditionals. They should be assigned to variables and the variables should be used in the conditionals.</text:p>
                </text:list-item>
                <text:list-item>
                  <text:p text:style-name="P191">code duplication:</text:p>
                  <text:p text:style-name="P200">=&gt; Obviously we should look for code duplication as well.</text:p>
                </text:list-item>
                <text:list-item>
                  <text:p text:style-name="P191">unit test:</text:p>
                  <text:p text:style-name="P201">=&gt; Unit test with atleast 70% code coverage must be written.</text:p>
                </text:list-item>
                <text:list-item>
                  <text:p text:style-name="P191">debugging easy:</text:p>
                  <text:p text:style-name="P187"><text:span text:style-name="T489">=&gt; Provide support to </text:span><text:span text:style-name="T432">log</text:span><text:span text:style-name="T489"> the flow of control, parameter data and exception details to find the root cause easily. If you are using Log4Net like component then add support for database logging also, as querying the log table is easy.</text:span></text:p>
                </text:list-item>
                <text:list-item>
                  <text:p text:style-name="P191">Performance:</text:p>
                  <text:p text:style-name="P202">=&gt; Use a data type that best suits the needs such as StringBuilder, generic collection classes.</text:p>
                  <text:p text:style-name="P202">=&gt; Lazy loading, asynchronous and parallel processing.</text:p>
                  <text:p text:style-name="P202">=&gt; Caching and session/application data.</text:p>
                </text:list-item>
                <text:list-item>
                  <text:p text:style-name="P191">Scalability:</text:p>
                  <text:p text:style-name="P203">Consider if it supports a large user base/data? Can this be deployed into web farms?</text:p>
                </text:list-item>
                <text:list-item>
                  <text:p text:style-name="P191">Security:</text:p>
                  <text:p text:style-name="P204">Authentication, authorization, input data validation against security threats such as SQL injections and Cross Site Scripting (XSS), encrypting the sensitive data (passwords, credit card information etc.)</text:p>
                </text:list-item>
                <text:list-item>
                  <text:p text:style-name="P193">maintainablity: Readability, Debuggability, Testability, Configurability,</text:p>
                  <text:p text:style-name="P205">=&gt; Readability: understandable</text:p>
                  <text:p text:style-name="P205">=&gt; Debuggability: debugging easy</text:p>
                  <text:p text:style-name="P188"><text:span text:style-name="T490">=&gt; Testability: The code should be easy to test. </text:span><text:span text:style-name="T408">Refactor</text:span><text:span text:style-name="T490"> into a separate function (if required). Use </text:span><text:span text:style-name="T408">interfaces</text:span><text:span text:style-name="T490"> while talking to other layers, as interfaces can be mocked easily. Try to </text:span><text:span text:style-name="T408">avoid static functions, singleton classes</text:span><text:span text:style-name="T490"> as these are not easily testable by mocks.</text:span></text:p>
                  <text:p text:style-name="P199">=&gt; Configurability: Keep the configurable values in place (XML file, database table) so that no code changes are required, if the data is changed frequently.</text:p>
                </text:list-item>
                <text:list-item>
                  <text:p text:style-name="P206">code check-in comments: code commits should be properly commented</text:p>
                </text:list-item>
              </text:list>
            </text:list-item>
            <text:list-item>
              <text:p text:style-name="P106"><text:span text:style-name="Strong_20_Emphasis"><text:span text:style-name="T393">Unit test cases guidelines:</text:span></text:span></text:p>
              <text:list>
                <text:list-item>
                  <text:p text:style-name="P14"><text:span text:style-name="Strong_20_Emphasis"><text:span text:style-name="T253">A unit test is an </text:span></text:span><text:span text:style-name="Strong_20_Emphasis"><text:span text:style-name="T239">automated</text:span></text:span><text:span text:style-name="Strong_20_Emphasis"><text:span text:style-name="T253"> and self-checked procedure used to validate that a particular unit/module of source code works as expected.</text:span></text:span></text:p>
                </text:list-item>
                <text:list-item>
                  <text:p text:style-name="P15"><text:span text:style-name="Strong_20_Emphasis"><text:span text:style-name="T254">A test is not a unit test if -</text:span></text:span></text:p>
                  <text:list>
                    <text:list-item>
                      <text:p text:style-name="P15"><text:span text:style-name="Strong_20_Emphasis"><text:span text:style-name="T254">It talks to </text:span></text:span><text:span text:style-name="Strong_20_Emphasis"><text:span text:style-name="T240">database</text:span></text:span><text:span text:style-name="Strong_20_Emphasis"><text:span text:style-name="T254">,</text:span></text:span></text:p>
                    </text:list-item>
                    <text:list-item>
                      <text:p text:style-name="P15"><text:span text:style-name="Strong_20_Emphasis"><text:span text:style-name="T254">It communicates across the </text:span></text:span><text:span text:style-name="Strong_20_Emphasis"><text:span text:style-name="T240">network</text:span></text:span><text:span text:style-name="Strong_20_Emphasis"><text:span text:style-name="T254">,</text:span></text:span></text:p>
                    </text:list-item>
                    <text:list-item>
                      <text:p text:style-name="P15"><text:span text:style-name="Strong_20_Emphasis"><text:span text:style-name="T254">It touches the file </text:span></text:span><text:span text:style-name="Strong_20_Emphasis"><text:span text:style-name="T240">system</text:span></text:span><text:span text:style-name="Strong_20_Emphasis"><text:span text:style-name="T254">,</text:span></text:span></text:p>
                    </text:list-item>
                    <text:list-item>
                      <text:p text:style-name="P15"><text:span text:style-name="Strong_20_Emphasis"><text:span text:style-name="T254">It </text:span></text:span><text:span text:style-name="Strong_20_Emphasis"><text:span text:style-name="T240">can’t run at the same time</text:span></text:span><text:span text:style-name="Strong_20_Emphasis"><text:span text:style-name="T254"> as any of your other unit tests,</text:span></text:span></text:p>
                    </text:list-item>
                    <text:list-item>
                      <text:p text:style-name="P15"><text:span text:style-name="Strong_20_Emphasis"><text:span text:style-name="T254">You are </text:span></text:span><text:span text:style-name="Strong_20_Emphasis"><text:span text:style-name="T240">not testing the class in isolation</text:span></text:span><text:span text:style-name="Strong_20_Emphasis"><text:span text:style-name="T254">.</text:span></text:span></text:p>
                    </text:list-item>
                  </text:list>
                </text:list-item>
                <text:list-item>
                  <text:p text:style-name="P15"><text:span text:style-name="Strong_20_Emphasis"><text:span text:style-name="T250">All public methods must be covered under unit test </text:span></text:span><text:span text:style-name="Strong_20_Emphasis"><text:span text:style-name="T251">cases.</text:span></text:span></text:p>
                </text:list-item>
                <text:list-item>
                  <text:p text:style-name="P16"><text:span text:style-name="Strong_20_Emphasis"><text:span text:style-name="T251">We </text:span></text:span><text:span text:style-name="Strong_20_Emphasis"><text:span text:style-name="T265">a</text:span></text:span><text:span text:style-name="Strong_20_Emphasis"><text:span text:style-name="T251">re using Junit and Mockito for writing unit test cases.</text:span></text:span></text:p>
                </text:list-item>
                <text:list-item>
                  <text:p text:style-name="P16"><text:span text:style-name="Strong_20_Emphasis"><text:span text:style-name="T250">Writing unit test cases is important so that in very large applications, the other’s code won’t break your code. If it will do so, it will be caught while running unit test cases.</text:span></text:span></text:p>
                </text:list-item>
                <text:list-item>
                  <text:p text:style-name="P17"><text:span text:style-name="Strong_20_Emphasis"><text:span text:style-name="T252">Writing unit test cases increases effort by 50% at least.</text:span></text:span></text:p>
                </text:list-item>
                <text:list-item>
                  <text:p text:style-name="P18"><text:span text:style-name="Strong_20_Emphasis"><text:span text:style-name="T233">Best practices or guidelines for unit tests: </text:span></text:span><text:span text:style-name="Strong_20_Emphasis"><text:span text:style-name="T234">unit level, boundary cases, randomly generated parameters, each features once, negative test, design code with testing in mind, test for every bug you find, fully automated and non-interactive, code coverage tools, fix failing tests immediately,</text:span></text:span></text:p>
                  <text:list>
                    <text:list-item>
                      <text:p text:style-name="P19"><text:span text:style-name="Strong_20_Emphasis"><text:span text:style-name="T263">Keep testing at unit level</text:span></text:span></text:p>
                      <text:list>
                        <text:list-item>
                          <text:p text:style-name="P19"><text:span text:style-name="Strong_20_Emphasis"><text:span text:style-name="T263">Unit testing is </text:span></text:span><text:span text:style-name="Strong_20_Emphasis"><text:span text:style-name="T241">about testing classes</text:span></text:span><text:span text:style-name="Strong_20_Emphasis"><text:span text:style-name="T263">.</text:span></text:span></text:p>
                        </text:list-item>
                        <text:list-item>
                          <text:p text:style-name="P19"><text:span text:style-name="Strong_20_Emphasis"><text:span text:style-name="T263">Do not test the </text:span></text:span><text:span text:style-name="Strong_20_Emphasis"><text:span text:style-name="T241">entire workflow</text:span></text:span></text:p>
                        </text:list-item>
                        <text:list-item>
                          <text:p text:style-name="P19"><text:span text:style-name="Strong_20_Emphasis"><text:span text:style-name="T263">Keep tests </text:span></text:span><text:span text:style-name="Strong_20_Emphasis"><text:span text:style-name="T241">independent</text:span></text:span></text:p>
                        </text:list-item>
                      </text:list>
                    </text:list-item>
                    <text:list-item>
                      <text:p text:style-name="P20"><text:soft-page-break/><text:span text:style-name="Strong_20_Emphasis"><text:span text:style-name="T264">Cover boundary cases - NaN, null, negative integers.</text:span></text:span></text:p>
                    </text:list-item>
                    <text:list-item>
                      <text:p text:style-name="P20"><text:span text:style-name="Strong_20_Emphasis"><text:span text:style-name="T264">Test with randomly generated parameters</text:span></text:span></text:p>
                    </text:list-item>
                    <text:list-item>
                      <text:p text:style-name="P20"><text:span text:style-name="Strong_20_Emphasis"><text:span text:style-name="T264">Test each feature once.</text:span></text:span></text:p>
                    </text:list-item>
                    <text:list-item>
                      <text:p text:style-name="P20"><text:span text:style-name="Strong_20_Emphasis"><text:span text:style-name="T264">Provide Negative tests.</text:span></text:span></text:p>
                    </text:list-item>
                    <text:list-item>
                      <text:p text:style-name="P20"><text:span text:style-name="Strong_20_Emphasis"><text:span text:style-name="T264">Design code with testing in mind. </text:span></text:span><text:span text:style-name="Strong_20_Emphasis"><text:span text:style-name="T255">If the tests get complicated, we need better code design. For example:</text:span></text:span></text:p>
                      <text:list>
                        <text:list-item>
                          <text:p text:style-name="P21"><text:span text:style-name="Strong_20_Emphasis"><text:span text:style-name="T242">Complex test objects</text:span></text:span><text:span text:style-name="Strong_20_Emphasis"><text:span text:style-name="T256"> need to be created to test simple scenarios (otherwise null pointers are fired),</text:span></text:span></text:p>
                        </text:list-item>
                        <text:list-item>
                          <text:p text:style-name="P22"><text:span text:style-name="Strong_20_Emphasis"><text:span text:style-name="T243">Lot of dependencies</text:span></text:span><text:span text:style-name="Strong_20_Emphasis"><text:span text:style-name="T257"> need to be mocked,</text:span></text:span></text:p>
                        </text:list-item>
                        <text:list-item>
                          <text:p text:style-name="P22"><text:span text:style-name="Strong_20_Emphasis"><text:span text:style-name="T243">Too many mock statement</text:span></text:span><text:span text:style-name="Strong_20_Emphasis"><text:span text:style-name="T257"> for one test scenario,</text:span></text:span></text:p>
                        </text:list-item>
                        <text:list-item>
                          <text:p text:style-name="P22"><text:span text:style-name="Strong_20_Emphasis"><text:span text:style-name="T257">Test is getting more than ~</text:span></text:span><text:span text:style-name="Strong_20_Emphasis"><text:span text:style-name="T243">5-10 lines</text:span></text:span><text:span text:style-name="Strong_20_Emphasis"><text:span text:style-name="T257"> of code,</text:span></text:span></text:p>
                        </text:list-item>
                        <text:list-item>
                          <text:p text:style-name="P22"><text:span text:style-name="Strong_20_Emphasis"><text:span text:style-name="T257">Refactor your code for any of the above scenarios,</text:span></text:span></text:p>
                        </text:list-item>
                      </text:list>
                    </text:list-item>
                    <text:list-item>
                      <text:p text:style-name="P23"><text:span text:style-name="Strong_20_Emphasis"><text:span text:style-name="T258">Write a test for every bug you find. How will this help us</text:span></text:span><text:span text:style-name="Strong_20_Emphasis"><text:span text:style-name="T255">:</text:span></text:span></text:p>
                      <text:list>
                        <text:list-item>
                          <text:p text:style-name="P24"><text:span text:style-name="Strong_20_Emphasis"><text:span text:style-name="T259">will keep an eye on bug for us</text:span></text:span></text:p>
                        </text:list-item>
                        <text:list-item>
                          <text:p text:style-name="P24"><text:span text:style-name="Strong_20_Emphasis"><text:span text:style-name="T259">will prevent us from making changes that will make the bug reappear</text:span></text:span></text:p>
                        </text:list-item>
                        <text:list-item>
                          <text:p text:style-name="P24"><text:span text:style-name="Strong_20_Emphasis"><text:span text:style-name="T259">It is the agile way</text:span></text:span></text:p>
                        </text:list-item>
                      </text:list>
                    </text:list-item>
                    <text:list-item>
                      <text:p text:style-name="P25"><text:span text:style-name="Strong_20_Emphasis"><text:span text:style-name="T260">Unit test should be fully automated and non-interactive.</text:span></text:span></text:p>
                    </text:list-item>
                    <text:list-item>
                      <text:p text:style-name="P26"><text:span text:style-name="Strong_20_Emphasis"><text:span text:style-name="T261">Use code coverage tools </text:span></text:span><text:span text:style-name="Strong_20_Emphasis"><text:span text:style-name="T263">(such as IntelliJ’s coverage tool or JaCoCo)</text:span></text:span><text:span text:style-name="Strong_20_Emphasis"><text:span text:style-name="T261"> to understand what parts of your code </text:span></text:span><text:span text:style-name="Strong_20_Emphasis"><text:span text:style-name="T262">of class</text:span></text:span><text:span text:style-name="Strong_20_Emphasis"><text:span text:style-name="T261"> are not </text:span></text:span><text:span text:style-name="Strong_20_Emphasis"><text:span text:style-name="T262">covered, for which unit test is written.</text:span></text:span><text:span text:style-name="Strong_20_Emphasis"><text:span text:style-name="T261"> </text:span></text:span></text:p>
                    </text:list-item>
                    <text:list-item>
                      <text:p text:style-name="P19"><text:span text:style-name="Strong_20_Emphasis"><text:span text:style-name="T263">Fix Failing tests immediately</text:span></text:span></text:p>
                    </text:list-item>
                    <text:list-item>
                      <text:p text:style-name="P19"><text:span text:style-name="Strong_20_Emphasis"><text:span text:style-name="T258">abc</text:span></text:span></text:p>
                    </text:list-item>
                  </text:list>
                </text:list-item>
              </text:list>
            </text:list-item>
          </text:list>
        </text:list-item>
        <text:list-item text:start-value="1">
          <text:p text:style-name="P107"><text:span text:style-name="Strong_20_Emphasis"><text:span text:style-name="T381">Questions which could be asked from the interviewer: </text:span></text:span><text:span text:style-name="Strong_20_Emphasis"><text:span text:style-name="T397">revenue model, investors, headed, competitors, opportunities, challenges, </text:span></text:span><text:span text:style-name="Strong_20_Emphasis"><text:span text:style-name="T398">best, next step, </text:span></text:span><text:span text:style-name="Strong_20_Emphasis"><text:span text:style-name="T399">career path, qualities, culture, day-to-day responsibilities,</text:span></text:span></text:p>
          <text:list>
            <text:list-item>
              <text:p text:style-name="P108"><text:span text:style-name="Strong_20_Emphasis"><text:span text:style-name="T433">Where do you think the company is headed in the next 5 years?</text:span></text:span></text:p>
              <text:p text:style-name="P109"><text:span text:style-name="Strong_20_Emphasis"><text:span text:style-name="T326">If you plan to be in this role for several years, make sure the company is growing so you can grow with the company.</text:span></text:span></text:p>
            </text:list-item>
            <text:list-item>
              <text:p text:style-name="P110"><text:span text:style-name="Strong_20_Emphasis"><text:span text:style-name="T433">Who do you consider your top competitor</text:span></text:span><text:span text:style-name="Strong_20_Emphasis"><text:span text:style-name="T436">s</text:span></text:span><text:span text:style-name="Strong_20_Emphasis"><text:span text:style-name="T433">, and why?</text:span></text:span></text:p>
              <text:p text:style-name="P110"><text:span text:style-name="Strong_20_Emphasis"><text:span text:style-name="T326">You should already have an idea of the company’s major competitors, but it can be useful to ask your interviewer for their thoughts. Naturally, they will be able to give you insight you can’t find anywhere else.</text:span></text:span></text:p>
            </text:list-item>
            <text:list-item>
              <text:p text:style-name="P111"><text:span text:style-name="Strong_20_Emphasis"><text:span text:style-name="T433">What are the biggest opportunities </text:span></text:span><text:span text:style-name="Strong_20_Emphasis"><text:span text:style-name="T434">having</text:span></text:span><text:span text:style-name="Strong_20_Emphasis"><text:span text:style-name="T433"> the company right now?</text:span></text:span></text:p>
              <text:p text:style-name="P111"><text:span text:style-name="Strong_20_Emphasis"><text:span text:style-name="T326">This question shows your drive to seize opportunity and may help you learn more about where the company will be focusing over the next several months.</text:span></text:span></text:p>
            </text:list-item>
            <text:list-item>
              <text:p text:style-name="P111"><text:span text:style-name="Strong_20_Emphasis"><text:span text:style-name="T433">What are the biggest challenges facing the company right now?</text:span></text:span></text:p>
              <text:p text:style-name="P111"><text:span text:style-name="Strong_20_Emphasis"><text:span text:style-name="T326">This question can help you uncover trends and issues in the industry and perhaps identify areas where your skills could save the day.</text:span></text:span></text:p>
            </text:list-item>
            <text:list-item>
              <text:p text:style-name="P112"><text:span text:style-name="Strong_20_Emphasis"><text:span text:style-name="T433">What do you like best about working for this company?</text:span></text:span></text:p>
              <text:p text:style-name="P112"><text:span text:style-name="Strong_20_Emphasis"><text:span text:style-name="T326">Ask about your interviewer’s personal experience for additional insight into the company’s culture.</text:span></text:span></text:p>
            </text:list-item>
            <text:list-item>
              <text:p text:style-name="P113"><text:span text:style-name="Strong_20_Emphasis"><text:span text:style-name="T433">What are the next steps in the interview process?</text:span></text:span></text:p>
              <text:p text:style-name="P113"><text:span text:style-name="Strong_20_Emphasis"><text:span text:style-name="T326">This question shows that you are eager to move forward in the process. It will also help you gain important information about the timeline for hiring so that you can </text:span></text:span><text:a xlink:type="simple" xlink:href="http://biginterview.com/blog/job-interview-thank-you-notes/" text:style-name="Internet_20_link" text:visited-style-name="Visited_20_Internet_20_Link"><text:span text:style-name="Strong_20_Emphasis"><text:span text:style-name="T326">follow up appropriately</text:span></text:span></text:a><text:span text:style-name="Strong_20_Emphasis"><text:span text:style-name="T326">.</text:span></text:span></text:p>
            </text:list-item>
            <text:list-item>
              <text:p text:style-name="P27"><text:span text:style-name="Strong_20_Emphasis"><text:span text:style-name="T309">What is the typical career path for someone in this role?</text:span></text:span></text:p>
              <text:p text:style-name="P27"><text:span text:style-name="Strong_20_Emphasis"><text:span text:style-name="T249">This question can help you to know, h</text:span></text:span><text:span text:style-name="Strong_20_Emphasis"><text:span text:style-name="T465">ow career advancement works within the organization.</text:span></text:span></text:p>
            </text:list-item>
            <text:list-item>
              <text:p text:style-name="P114"><text:span text:style-name="Strong_20_Emphasis"><text:span text:style-name="T433">What do you think are the most important qualities for someone to excel in this role?</text:span></text:span></text:p>
              <text:p text:style-name="P114"><text:span text:style-name="Strong_20_Emphasis"><text:span text:style-name="T326">This question can often lead to valuable information that’s not in the job description. It can help you learn about the company culture and expectations so you can show that you are a good fit.</text:span></text:span></text:p>
            </text:list-item>
            <text:list-item>
              <text:p text:style-name="P114"><text:span text:style-name="Strong_20_Emphasis"><text:span text:style-name="T433">Describe the culture of the company.</text:span></text:span></text:p>
              <text:p text:style-name="P115"><text:span text:style-name="Strong_20_Emphasis"><text:span text:style-name="T369">This question can lead to the information that whether you are a good fit for the particular organization or not.</text:span></text:span></text:p>
            </text:list-item>
            <text:list-item>
              <text:p text:style-name="P116"><text:span text:style-name="Strong_20_Emphasis"><text:span text:style-name="T433">Can you tell me more about the day-to-day responsibilities of this job?</text:span></text:span></text:p>
              <text:p text:style-name="P116"><text:span text:style-name="Strong_20_Emphasis"><text:span text:style-name="T326">This is your chance to learn as much as possible about the role so you can decide whether this is a job you really want. By learning more about the day-to-day tasks, you will also gain more insight into what specific skills and strengths are needed and you can address any topics that haven’t already been covered.</text:span></text:span></text:p>
            </text:list-item>
            <text:list-item>
              <text:p text:style-name="P117"><text:span text:style-name="Strong_20_Emphasis"><text:span text:style-name="T439">What are the </text:span></text:span><text:span text:style-name="Strong_20_Emphasis"><text:span text:style-name="T440">sectors or </text:span></text:span><text:span text:style-name="Strong_20_Emphasis"><text:span text:style-name="T439">a</text:span></text:span><text:span text:style-name="Strong_20_Emphasis"><text:span text:style-name="T438">reas where the software unit of the company thinking to span </text:span></text:span><text:span text:style-name="Strong_20_Emphasis"><text:span text:style-name="T439">in recent future</text:span></text:span><text:span text:style-name="Strong_20_Emphasis"><text:span text:style-name="T438">?</text:span></text:span></text:p>
            </text:list-item>
            <text:list-item>
              <text:p text:style-name="P117"><text:span text:style-name="Strong_20_Emphasis"><text:span text:style-name="T436">What is the revenue model of the company?</text:span></text:span></text:p>
            </text:list-item>
            <text:list-item>
              <text:p text:style-name="P117"><text:span text:style-name="Strong_20_Emphasis"><text:span text:style-name="T436">Who are the important investors of the company?</text:span></text:span></text:p>
            </text:list-item>
          </text:list>
        </text:list-item>
        <text:list-item>
          <text:p text:style-name="P28"><text:soft-page-break/><text:span text:style-name="Strong_20_Emphasis"><text:span text:style-name="T236">How did you contributed in defining engineering staffing plan for your company?</text:span></text:span></text:p>
          <text:p text:style-name="P29"><text:span text:style-name="Strong_20_Emphasis"><text:span text:style-name="T266">When we started hiring aggressively </text:span></text:span><text:span text:style-name="Strong_20_Emphasis"><text:span text:style-name="T267">at the time of ICAT project</text:span></text:span><text:span text:style-name="Strong_20_Emphasis"><text:span text:style-name="T266">, we </text:span></text:span><text:span text:style-name="Strong_20_Emphasis"><text:span text:style-name="T268">requir</text:span></text:span><text:span text:style-name="Strong_20_Emphasis"><text:span text:style-name="T266">ed to define and formulate the hiring process. </text:span></text:span><text:span text:style-name="Strong_20_Emphasis"><text:span text:style-name="T269">So our VP (Pankaj) called a meeting for that. In that meeting, we all shared our views and finalized the </text:span></text:span><text:span text:style-name="Strong_20_Emphasis"><text:span text:style-name="T270">hiring </text:span></text:span><text:span text:style-name="Strong_20_Emphasis"><text:span text:style-name="T269">process:</text:span></text:span></text:p>
          <text:list>
            <text:list-item>
              <text:p text:style-name="P30"><text:span text:style-name="Strong_20_Emphasis"><text:span text:style-name="T271">For entry level software engineer, senior backend engineer and senior frontend engineer, there will be first written round </text:span></text:span><text:span text:style-name="Strong_20_Emphasis"><text:span text:style-name="T272">(one hour)</text:span></text:span><text:span text:style-name="Strong_20_Emphasis"><text:span text:style-name="T271"> and the questions will comprise of following areas:</text:span></text:span></text:p>
              <text:list>
                <text:list-item>
                  <text:p text:style-name="P31"><text:span text:style-name="Strong_20_Emphasis"><text:span text:style-name="T272">for entry level software engineer: aptitude, java and </text:span></text:span><text:span text:style-name="Strong_20_Emphasis"><text:span text:style-name="T276">DS &amp; </text:span></text:span><text:span text:style-name="Strong_20_Emphasis"><text:span text:style-name="T272">algorithm (6</text:span></text:span><text:span text:style-name="Strong_20_Emphasis"><text:span text:style-name="T273">0 questions</text:span></text:span><text:span text:style-name="Strong_20_Emphasis"><text:span text:style-name="T272">),</text:span></text:span></text:p>
                </text:list-item>
                <text:list-item>
                  <text:p text:style-name="P32"><text:span text:style-name="Strong_20_Emphasis"><text:span text:style-name="T274">for senior backend engineer: aptitude, java and </text:span></text:span><text:span text:style-name="Strong_20_Emphasis"><text:span text:style-name="T276">DS &amp; </text:span></text:span><text:span text:style-name="Strong_20_Emphasis"><text:span text:style-name="T274">algorithm (60 questions),</text:span></text:span></text:p>
                </text:list-item>
                <text:list-item>
                  <text:p text:style-name="P32"><text:span text:style-name="Strong_20_Emphasis"><text:span text:style-name="T274">for senior frontend engineer: aptitude, angular and </text:span></text:span><text:span text:style-name="Strong_20_Emphasis"><text:span text:style-name="T276">DS &amp; </text:span></text:span><text:span text:style-name="Strong_20_Emphasis"><text:span text:style-name="T274">algorithm (60 questions),</text:span></text:span></text:p>
                </text:list-item>
              </text:list>
            </text:list-item>
            <text:list-item>
              <text:p text:style-name="P33"><text:span text:style-name="Strong_20_Emphasis"><text:span text:style-name="T279">E</text:span></text:span><text:span text:style-name="Strong_20_Emphasis"><text:span text:style-name="T275">ntry </text:span></text:span><text:span text:style-name="Strong_20_Emphasis"><text:span text:style-name="T277">level software engineers, </text:span></text:span><text:span text:style-name="Strong_20_Emphasis"><text:span text:style-name="T281">following things will be checked</text:span></text:span><text:span text:style-name="Strong_20_Emphasis"><text:span text:style-name="T277">:</text:span></text:span></text:p>
              <text:list>
                <text:list-item>
                  <text:p text:style-name="P33"><text:span text:style-name="Strong_20_Emphasis"><text:span text:style-name="T279">J</text:span></text:span><text:span text:style-name="Strong_20_Emphasis"><text:span text:style-name="T277">ava,</text:span></text:span></text:p>
                </text:list-item>
                <text:list-item>
                  <text:p text:style-name="P33"><text:span text:style-name="Strong_20_Emphasis"><text:span text:style-name="T277">DS </text:span></text:span><text:span text:style-name="Strong_20_Emphasis"><text:span text:style-name="T279">&amp; </text:span></text:span><text:span text:style-name="Strong_20_Emphasis"><text:span text:style-name="T277">algorithm,</text:span></text:span></text:p>
                </text:list-item>
                <text:list-item>
                  <text:p text:style-name="P33"><text:span text:style-name="Strong_20_Emphasis"><text:span text:style-name="T278">code writing ability.</text:span></text:span></text:p>
                </text:list-item>
              </text:list>
            </text:list-item>
            <text:list-item>
              <text:p text:style-name="P208"><text:span text:style-name="Strong_20_Emphasis"><text:span text:style-name="T280">For senior software engineers, </text:span></text:span><text:span text:style-name="Strong_20_Emphasis"><text:span text:style-name="T282">following things things will be checked:</text:span></text:span></text:p>
              <text:list>
                <text:list-item>
                  <text:p text:style-name="P34"><text:span text:style-name="Strong_20_Emphasis"><text:span text:style-name="T279">Java / Angular,</text:span></text:span></text:p>
                </text:list-item>
                <text:list-item>
                  <text:p text:style-name="P35"><text:span text:style-name="Strong_20_Emphasis"><text:span text:style-name="T279">DS &amp; Algorithm,</text:span></text:span></text:p>
                </text:list-item>
                <text:list-item>
                  <text:p text:style-name="P35"><text:span text:style-name="Strong_20_Emphasis"><text:span text:style-name="T279">code writing ability,</text:span></text:span></text:p>
                </text:list-item>
                <text:list-item>
                  <text:p text:style-name="P35"><text:span text:style-name="Strong_20_Emphasis"><text:span text:style-name="T283">quality of their code,</text:span></text:span></text:p>
                </text:list-item>
                <text:list-item>
                  <text:p text:style-name="P35"><text:span text:style-name="Strong_20_Emphasis"><text:span text:style-name="T283">understanding of OOP, </text:span></text:span><text:span text:style-name="Strong_20_Emphasis"><text:span text:style-name="T284">etc.</text:span></text:span></text:p>
                </text:list-item>
              </text:list>
            </text:list-item>
            <text:list-item>
              <text:p text:style-name="P36"><text:span text:style-name="Strong_20_Emphasis"><text:span text:style-name="T285">For tech lead, following things will be checked:</text:span></text:span></text:p>
              <text:list>
                <text:list-item>
                  <text:p text:style-name="P37"><text:span text:style-name="Strong_20_Emphasis"><text:span text:style-name="T286">Java / Angular,</text:span></text:span></text:p>
                </text:list-item>
                <text:list-item>
                  <text:p text:style-name="P38"><text:span text:style-name="Strong_20_Emphasis"><text:span text:style-name="T287">DS &amp; Algorithm,</text:span></text:span></text:p>
                </text:list-item>
                <text:list-item>
                  <text:p text:style-name="P38"><text:span text:style-name="Strong_20_Emphasis"><text:span text:style-name="T279">code writing ability,</text:span></text:span></text:p>
                </text:list-item>
                <text:list-item>
                  <text:p text:style-name="P38"><text:span text:style-name="Strong_20_Emphasis"><text:span text:style-name="T283">quality of their code,</text:span></text:span></text:p>
                </text:list-item>
                <text:list-item>
                  <text:p text:style-name="P38"><text:span text:style-name="Strong_20_Emphasis"><text:span text:style-name="T283">understanding of OOP, </text:span></text:span><text:span text:style-name="Strong_20_Emphasis"><text:span text:style-name="T284">etc.</text:span></text:span></text:p>
                </text:list-item>
                <text:list-item>
                  <text:p text:style-name="P39"><text:span text:style-name="Strong_20_Emphasis"><text:span text:style-name="T288">Design pattens,</text:span></text:span></text:p>
                </text:list-item>
                <text:list-item>
                  <text:p text:style-name="P39"><text:span text:style-name="Strong_20_Emphasis"><text:span text:style-name="T288">their roles and responsibilities,</text:span></text:span></text:p>
                </text:list-item>
                <text:list-item>
                  <text:p text:style-name="P39"><text:span text:style-name="Strong_20_Emphasis"><text:span text:style-name="T288">their contribution in their current role,</text:span></text:span></text:p>
                </text:list-item>
                <text:list-item>
                  <text:p text:style-name="P40"><text:span text:style-name="Strong_20_Emphasis"><text:span text:style-name="T289">architecture of the product they working on,</text:span></text:span></text:p>
                </text:list-item>
              </text:list>
            </text:list-item>
            <text:list-item>
              <text:p text:style-name="P41"><text:span text:style-name="Strong_20_Emphasis"><text:span text:style-name="T285">For </text:span></text:span><text:span text:style-name="Strong_20_Emphasis"><text:span text:style-name="T290">architect</text:span></text:span><text:span text:style-name="Strong_20_Emphasis"><text:span text:style-name="T285">, following things will be checked:</text:span></text:span></text:p>
              <text:list>
                <text:list-item>
                  <text:p text:style-name="P42"><text:span text:style-name="Strong_20_Emphasis"><text:span text:style-name="T288">their roles and responsibilities,</text:span></text:span></text:p>
                </text:list-item>
                <text:list-item>
                  <text:p text:style-name="P42"><text:span text:style-name="Strong_20_Emphasis"><text:span text:style-name="T288">their contribution in their current role,</text:span></text:span></text:p>
                </text:list-item>
                <text:list-item>
                  <text:p text:style-name="P42"><text:span text:style-name="Strong_20_Emphasis"><text:span text:style-name="T289">architecture of the product they working on,</text:span></text:span></text:p>
                </text:list-item>
                <text:list-item>
                  <text:p text:style-name="P43"><text:span text:style-name="Strong_20_Emphasis"><text:span text:style-name="T291">High level architecture questions,</text:span></text:span></text:p>
                </text:list-item>
                <text:list-item>
                  <text:p text:style-name="P43"><text:span text:style-name="Strong_20_Emphasis"><text:span text:style-name="T291">Low level architecture questions,</text:span></text:span></text:p>
                </text:list-item>
                <text:list-item>
                  <text:p text:style-name="P44"><text:span text:style-name="Strong_20_Emphasis"><text:span text:style-name="T283">understanding of OOP, </text:span></text:span><text:span text:style-name="Strong_20_Emphasis"><text:span text:style-name="T284">etc.</text:span></text:span></text:p>
                </text:list-item>
                <text:list-item>
                  <text:p text:style-name="P44"><text:span text:style-name="Strong_20_Emphasis"><text:span text:style-name="T288">Design pattens,</text:span></text:span></text:p>
                </text:list-item>
              </text:list>
            </text:list-item>
            <text:list-item>
              <text:p text:style-name="P45"><text:span text:style-name="Strong_20_Emphasis"><text:span text:style-name="T285">For </text:span></text:span><text:span text:style-name="Strong_20_Emphasis"><text:span text:style-name="T292">DOE</text:span></text:span><text:span text:style-name="Strong_20_Emphasis"><text:span text:style-name="T285">, following things will be checked:</text:span></text:span></text:p>
              <text:list>
                <text:list-item>
                  <text:p text:style-name="P45"><text:span text:style-name="Strong_20_Emphasis"><text:span text:style-name="T288">their roles and responsibilities,</text:span></text:span></text:p>
                </text:list-item>
                <text:list-item>
                  <text:p text:style-name="P45"><text:span text:style-name="Strong_20_Emphasis"><text:span text:style-name="T288">their contribution in their current role,</text:span></text:span></text:p>
                </text:list-item>
                <text:list-item>
                  <text:p text:style-name="P45"><text:span text:style-name="Strong_20_Emphasis"><text:span text:style-name="T289">architecture of the product they working on,</text:span></text:span></text:p>
                </text:list-item>
                <text:list-item>
                  <text:p text:style-name="P45"><text:span text:style-name="Strong_20_Emphasis"><text:span text:style-name="T291">High level architecture questions,</text:span></text:span></text:p>
                </text:list-item>
                <text:list-item>
                  <text:p text:style-name="P45"><text:span text:style-name="Strong_20_Emphasis"><text:span text:style-name="T291">Low level architecture questions,</text:span></text:span></text:p>
                </text:list-item>
                <text:list-item>
                  <text:p text:style-name="P45"><text:span text:style-name="Strong_20_Emphasis"><text:span text:style-name="T283">understanding of OOP, </text:span></text:span><text:span text:style-name="Strong_20_Emphasis"><text:span text:style-name="T284">etc.</text:span></text:span></text:p>
                </text:list-item>
                <text:list-item>
                  <text:p text:style-name="P45"><text:span text:style-name="Strong_20_Emphasis"><text:span text:style-name="T288">Design pattens,</text:span></text:span></text:p>
                </text:list-item>
                <text:list-item>
                  <text:p text:style-name="P46"><text:span text:style-name="Strong_20_Emphasis"><text:span text:style-name="T293">their contribution in </text:span></text:span><text:span text:style-name="Strong_20_Emphasis"><text:span text:style-name="T294">structuring internal systems and processes.</text:span></text:span><text:span text:style-name="Strong_20_Emphasis"><text:span text:style-name="T310"> </text:span></text:span><text:span text:style-name="Strong_20_Emphasis"><text:span text:style-name="T313">(</text:span></text:span><text:span text:style-name="Strong_20_Emphasis"><text:span text:style-name="T314">such as api guidelines, coding guidelines...</text:span></text:span><text:span text:style-name="Strong_20_Emphasis"><text:span text:style-name="T313">)</text:span></text:span></text:p>
                </text:list-item>
              </text:list>
            </text:list-item>
          </text:list>
          <text:p text:style-name="P47"><text:span text:style-name="Strong_20_Emphasis"><text:span text:style-name="T295">And ratings will be given by each interviewers to the candidates for questions asked from differrent areas. And on the basis of the ratings, we will decide the selection of the candidates.</text:span></text:span></text:p>
        </text:list-item>
        <text:list-item>
          <text:p text:style-name="P48"><text:span text:style-name="Strong_20_Emphasis"><text:span text:style-name="T236">How did you contributed in </text:span></text:span><text:span text:style-name="Strong_20_Emphasis"><text:span text:style-name="T237">formulating</text:span></text:span><text:span text:style-name="Strong_20_Emphasis"><text:span text:style-name="T236"> engineering staffing plan for your company?</text:span></text:span></text:p>
          <text:p text:style-name="P48"><text:soft-page-break/><text:span text:style-name="Strong_20_Emphasis"><text:span text:style-name="T296">For entry level software engineers and senior software engineers, </text:span></text:span><text:span text:style-name="Strong_20_Emphasis"><text:span text:style-name="T297">I contributed to </text:span></text:span><text:span text:style-name="Strong_20_Emphasis"><text:span text:style-name="T299">create a set of </text:span></text:span><text:span text:style-name="Strong_20_Emphasis"><text:span text:style-name="T298">2</text:span></text:span><text:span text:style-name="Strong_20_Emphasis"><text:span text:style-name="T297">00 aptitude </text:span></text:span><text:span text:style-name="Strong_20_Emphasis"><text:span text:style-name="T298">questions. </text:span></text:span><text:span text:style-name="Strong_20_Emphasis"><text:span text:style-name="T300">Other two office mates, created the set of java and DS &amp; Algo. </text:span></text:span><text:span text:style-name="Strong_20_Emphasis"><text:span text:style-name="T301">Then we all three reviewed </text:span></text:span><text:span text:style-name="Strong_20_Emphasis"><text:span text:style-name="T302">other’s</text:span></text:span><text:span text:style-name="Strong_20_Emphasis"><text:span text:style-name="T301"> questions </text:span></text:span><text:span text:style-name="Strong_20_Emphasis"><text:span text:style-name="T302">to see the difficulty level and errors.</text:span></text:span></text:p>
          <text:p text:style-name="P49"><text:span text:style-name="Strong_20_Emphasis"><text:span text:style-name="T303">And then we also discussed and finalized the interview panel with the help of Pankaj, Brij and other senior people </text:span></text:span><text:span text:style-name="Strong_20_Emphasis"><text:span text:style-name="T304">that who will be the interviewer for which round of which position.</text:span></text:span></text:p>
        </text:list-item>
        <text:list-item>
          <text:p text:style-name="P48"><text:span text:style-name="Strong_20_Emphasis"><text:span text:style-name="T232">What is a framework?</text:span></text:span></text:p>
          <text:p text:style-name="P50"><text:span text:style-name="Strong_20_Emphasis"><text:span text:style-name="T226">A framework is </text:span></text:span><text:span text:style-name="Strong_20_Emphasis"><text:span text:style-name="T462">a basic structure underlying a system, concept, or text.</text:span></text:span></text:p>
        </text:list-item>
        <text:list-item>
          <text:p text:style-name="P118"><text:span text:style-name="Strong_20_Emphasis"><text:span text:style-name="T379">What is a sprint?</text:span></text:span></text:p>
          <text:p text:style-name="P118"><text:span text:style-name="Strong_20_Emphasis"><text:span text:style-name="T435">In product development, a sprint is a set period of time during which specific work has to be completed and made ready for review.</text:span></text:span></text:p>
          <text:p text:style-name="P118"><text:span text:style-name="Strong_20_Emphasis"><text:span text:style-name="T324">Each sprint begins with a planning meeting. During the meeting, the product owner (the person requesting the work) and the development team agree upon exactly what work will be accomplished during the sprint. The development team has the final say when it comes to determining how much work can realistically be accomplished during the sprint, and the product owner has the final say on </text:span></text:span><text:span text:style-name="Strong_20_Emphasis"><text:span text:style-name="T435">what criteria need to be met for the work to be approved and accepted</text:span></text:span><text:span text:style-name="Strong_20_Emphasis"><text:span text:style-name="T324">.</text:span></text:span></text:p>
        </text:list-item>
        <text:list-item>
          <text:p text:style-name="P118"><text:span text:style-name="Strong_20_Emphasis"><text:span text:style-name="T373">What is agile?</text:span></text:span></text:p>
          <text:p text:style-name="P119"><text:span text:style-name="Strong_20_Emphasis"><text:span text:style-name="T415">Agile project management is an iterative development methodology that values human communication and feedback, adapting to changes, and producing working results.</text:span></text:span></text:p>
          <text:p text:style-name="P120"><text:a xlink:type="simple" xlink:href="https://www.agilealliance.org/agile101/12-principles-behind-the-agile-manifesto/" text:style-name="Internet_20_link" text:visited-style-name="Visited_20_Internet_20_Link"><text:span text:style-name="Strong_20_Emphasis"><text:span text:style-name="T416"/></text:span></text:a></text:p>
          <text:p text:style-name="P120"><text:a xlink:type="simple" xlink:href="https://www.agilealliance.org/agile101/12-principles-behind-the-agile-manifesto/" text:style-name="Internet_20_link" text:visited-style-name="Visited_20_Internet_20_Link"><text:span text:style-name="Strong_20_Emphasis"><text:span text:style-name="T319">https://www.agilealliance.org/agile101/12-principles-behind-the-agile-manifesto/</text:span></text:span></text:a></text:p>
          <text:p text:style-name="P121"><text:span text:style-name="Strong_20_Emphasis"><text:span text:style-name="T372"/></text:span></text:p>
          <text:p text:style-name="P121"><text:span text:style-name="Strong_20_Emphasis"><text:span text:style-name="T417">S</text:span></text:span><text:span text:style-name="Strong_20_Emphasis"><text:span text:style-name="T418">o some of the important summary points about agile </text:span></text:span><text:span text:style-name="Strong_20_Emphasis"><text:span text:style-name="T419">are</text:span></text:span><text:span text:style-name="Strong_20_Emphasis"><text:span text:style-name="T418">:</text:span></text:span></text:p>
          <text:list>
            <text:list-item>
              <text:p text:style-name="P121"><text:span text:style-name="Strong_20_Emphasis"><text:span text:style-name="T320">Agile is </text:span></text:span><text:span text:style-name="Strong_20_Emphasis"><text:span text:style-name="T428">iterative</text:span></text:span><text:span text:style-name="Strong_20_Emphasis"><text:span text:style-name="T320">,</text:span></text:span></text:p>
            </text:list-item>
            <text:list-item>
              <text:p text:style-name="P121"><text:span text:style-name="Strong_20_Emphasis"><text:span text:style-name="T320">Agile is an </text:span></text:span><text:span text:style-name="Strong_20_Emphasis"><text:span text:style-name="T428">approach and a mindset</text:span></text:span><text:span text:style-name="Strong_20_Emphasis"><text:span text:style-name="T320">,</text:span></text:span></text:p>
            </text:list-item>
            <text:list-item>
              <text:p text:style-name="P121"><text:span text:style-name="Strong_20_Emphasis"><text:span text:style-name="T320">Agile project management is all about </text:span></text:span><text:span text:style-name="Strong_20_Emphasis"><text:span text:style-name="T428">efficient communication</text:span></text:span><text:span text:style-name="Strong_20_Emphasis"><text:span text:style-name="T320"> over documentation, or convoluted email chains, or excessive meetings</text:span></text:span></text:p>
            </text:list-item>
            <text:list-item>
              <text:p text:style-name="P121"><text:span text:style-name="Strong_20_Emphasis"><text:span text:style-name="T320">Agile is all about </text:span></text:span><text:span text:style-name="Strong_20_Emphasis"><text:span text:style-name="T428">producing tangible </text:span></text:span><text:span text:style-name="Strong_20_Emphasis"><text:span text:style-name="T429">&amp;</text:span></text:span><text:span text:style-name="Strong_20_Emphasis"><text:span text:style-name="T428"> working results</text:span></text:span><text:span text:style-name="Strong_20_Emphasis"><text:span text:style-name="T320"> after each iteration.</text:span></text:span></text:p>
            </text:list-item>
          </text:list>
          <text:p text:style-name="P121"><text:span text:style-name="Strong_20_Emphasis"><text:span text:style-name="T372"/></text:span></text:p>
          <text:p text:style-name="P122"><text:span text:style-name="Strong_20_Emphasis"><text:span text:style-name="T374">T</text:span></text:span><text:span text:style-name="Strong_20_Emphasis"><text:span text:style-name="T372">he Agile methodology can be applied to product development not only in the software industry but in other industries as well. </text:span></text:span><text:span text:style-name="Strong_20_Emphasis"><text:span text:style-name="T376">See some “real-life examples of agile project management” from the following:</text:span></text:span></text:p>
          <text:p text:style-name="P123"><text:a xlink:type="simple" xlink:href="https://blog.capterra.com/definition-of-agile-project-management/" text:style-name="Internet_20_link" text:visited-style-name="Visited_20_Internet_20_Link"><text:span text:style-name="Strong_20_Emphasis"><text:span text:style-name="T322">https://blog.capterra.com/definition-of-agile-project-management/</text:span></text:span></text:a></text:p>
          <text:p text:style-name="P123"><text:span text:style-name="Strong_20_Emphasis"><text:span text:style-name="T372"/></text:span></text:p>
          <text:p text:style-name="P124"><text:span text:style-name="Strong_20_Emphasis"><text:span text:style-name="T375">Why agile matters?</text:span></text:span></text:p>
          <text:p text:style-name="P124"><text:a xlink:type="simple" xlink:href="https://www.pwc.com/gx/en/actuarial-insurance-services/assets/agile-project-delivery-confidence.pdf" office:target-frame-name="_blank" xlink:show="new" text:style-name="Internet_20_link" text:visited-style-name="Visited_20_Internet_20_Link"><text:span text:style-name="Strong_20_Emphasis"><text:span text:style-name="T321">According to Price WaterhouseCoopers research</text:span></text:span></text:a><text:span text:style-name="Strong_20_Emphasis"><text:span text:style-name="T321">, Agile projects are 28% more successful than traditional projects.</text:span></text:span></text:p>
          <text:p text:style-name="P124"><text:span text:style-name="Strong_20_Emphasis"><text:span text:style-name="T375"/></text:span></text:p>
          <text:p text:style-name="P125"><text:span text:style-name="Strong_20_Emphasis"><text:span text:style-name="T372">Important agile methodologi</text:span></text:span><text:span text:style-name="Strong_20_Emphasis"><text:span text:style-name="T377">es:</text:span></text:span></text:p>
          <text:list text:continue-numbering="true">
            <text:list-header>
              <text:p text:style-name="P209">Scrum,</text:p>
              <text:p text:style-name="P210">Lean and Kanban Software Development,</text:p>
              <text:p text:style-name="P211">Extreme Programming (XP)</text:p>
              <text:p text:style-name="P211">Crystal</text:p>
              <text:p text:style-name="P211">Dynamic Systems Development Method (DSDM)</text:p>
              <text:p text:style-name="P211">Feature Driven Development (FDD)</text:p>
            </text:list-header>
          </text:list>
          <text:p text:style-name="P125"><text:span text:style-name="Strong_20_Emphasis"><text:span text:style-name="T372"/></text:span></text:p>
        </text:list-item>
        <text:list-item>
          <text:p text:style-name="P126"><text:span text:style-name="Strong_20_Emphasis"><text:span text:style-name="T378">What is scrum?</text:span></text:span></text:p>
          <text:p text:style-name="P127"><text:span text:style-name="Strong_20_Emphasis"><text:span text:style-name="T463">Scrum is a form of Agile that describes the process and its steps more concisely.</text:span></text:span></text:p>
          <text:p text:style-name="P128"><text:span text:style-name="Strong_20_Emphasis"><text:span text:style-name="T464">Scrum is a framework for effective team collaboration on complex products.</text:span></text:span></text:p>
          <text:p text:style-name="P127"><text:span text:style-name="Strong_20_Emphasis"><text:span text:style-name="T323">In Scrum, the Product Owner works closely with their team to identify and prioritize system functionality by creating a Product Backlog. The Product Backlog consists of whatever needs to be done to successfully deliver a working software system, including features, bug fixes, non-functional requirements, etc. Once priorities have been established, cross-functional teams will estimate and sign-up to deliver “potentially shippable increments” of software during successive Sprints, typically lasting 30 days. Once a Sprint’s Product Backlog is committed, no additional functionality can be added to the Sprint except by the team. Once a Sprint has been delivered, the Product Backlog is analyzed and reprioritized, if necessary, and the next set of deliverables is selected for the next Sprint.</text:span></text:span></text:p>
          <text:p text:style-name="P127"><text:span text:style-name="Strong_20_Emphasis"><text:span text:style-name="T323"/></text:span></text:p>
          <text:p text:style-name="P129"><text:span text:style-name="Strong_20_Emphasis"><text:span text:style-name="T426">Types of meetings in scrum:</text:span></text:span><text:span text:style-name="Strong_20_Emphasis"><text:span text:style-name="T442"> </text:span></text:span><text:span text:style-name="Strong_20_Emphasis"><text:span text:style-name="T443">Sprint planning, Daily standup, Backlog grooming, Sprint review, Sprint Retrospective,</text:span></text:span></text:p>
          <text:p text:style-name="P129"><text:span text:style-name="Strong_20_Emphasis"><text:span text:style-name="T443"/></text:span></text:p>
          <text:p text:style-name="P130"><text:soft-page-break/><text:span text:style-name="Strong_20_Emphasis"><text:span text:style-name="T422">Sprint planning meeting: </text:span></text:span><text:span text:style-name="Strong_20_Emphasis"><text:span text:style-name="T405">2 – 3 hours, on Thrusday prior to the start of the sprint because on friday, we might be busy in completing the previous sprint -</text:span></text:span><text:span text:style-name="Strong_20_Emphasis"><text:span text:style-name="T366"> Usually, in Sprint planning meetings, the whole team is present, including the Product Owner and the Scrum Master. In this meeting, the team will take the top items from the backlog and estimate or forecast how much they will deliver in the Sprint and based on that they will gauge the team's velocity. Once the team has run a couple of Sprints, they will be able to understand the velocity of each past Sprint, allowing them to work toward improving the velocity in future Sprints.</text:span></text:span><text:span text:style-name="Strong_20_Emphasis"><text:span text:style-name="T361"> </text:span></text:span><text:span text:style-name="Strong_20_Emphasis"><text:span text:style-name="T362">Goals of the sprint planning meeting:</text:span></text:span></text:p>
          <text:list>
            <text:list-item>
              <text:p text:style-name="P131"><text:span text:style-name="Strong_20_Emphasis"><text:span text:style-name="T363">Agreed and verified about the </text:span></text:span><text:span text:style-name="Strong_20_Emphasis"><text:span text:style-name="T364">user stories and tasks</text:span></text:span><text:span text:style-name="Strong_20_Emphasis"><text:span text:style-name="T363"> that will be delivered in the Sprint.</text:span></text:span></text:p>
            </text:list-item>
            <text:list-item>
              <text:p text:style-name="P131"><text:span text:style-name="Strong_20_Emphasis"><text:span text:style-name="T363">Add all the team members' capacity, days off.</text:span></text:span></text:p>
            </text:list-item>
            <text:list-item>
              <text:p text:style-name="P131"><text:span text:style-name="Strong_20_Emphasis"><text:span text:style-name="T363">Assigned the </text:span></text:span><text:span text:style-name="Strong_20_Emphasis"><text:span text:style-name="T364">user stories and tasks</text:span></text:span><text:span text:style-name="Strong_20_Emphasis"><text:span text:style-name="T363"> to team members.</text:span></text:span></text:p>
            </text:list-item>
            <text:list-item>
              <text:p text:style-name="P131"><text:span text:style-name="Strong_20_Emphasis"><text:span text:style-name="T363">Planning individual tasks for all team members that respect the capacity for the Sprint (Green).</text:span></text:span></text:p>
            </text:list-item>
          </text:list>
          <text:p text:style-name="P132"><text:span text:style-name="Strong_20_Emphasis"><text:span text:style-name="T365">One of the very important principles of Scrum is that the team should be committed to what they say they will complete in the Sprint. This should not be changed and the team should really try hard to deliver what they have committed to deliver. To make this smooth, the teams usually use Scrum Boards, so that they can track their progress at any time.</text:span></text:span></text:p>
          <text:p text:style-name="P132"><text:span text:style-name="Strong_20_Emphasis"><text:span text:style-name="T423">Daily</text:span></text:span><text:span text:style-name="Strong_20_Emphasis"><text:span text:style-name="T441"> </text:span></text:span><text:span text:style-name="Strong_20_Emphasis"><text:span text:style-name="T423">stand</text:span></text:span><text:span text:style-name="Strong_20_Emphasis"><text:span text:style-name="T441"> </text:span></text:span><text:span text:style-name="Strong_20_Emphasis"><text:span text:style-name="T423">up:</text:span></text:span><text:span text:style-name="Strong_20_Emphasis"><text:span text:style-name="T355"> </text:span></text:span><text:span text:style-name="Strong_20_Emphasis"><text:span text:style-name="T404">20</text:span></text:span><text:span text:style-name="Strong_20_Emphasis"><text:span text:style-name="T356"> </text:span></text:span><text:span text:style-name="Strong_20_Emphasis"><text:span text:style-name="T404">minutes,</text:span></text:span><text:span text:style-name="Strong_20_Emphasis"><text:span text:style-name="T356"> </text:span></text:span><text:span text:style-name="Strong_20_Emphasis"><text:span text:style-name="T404">daily</text:span></text:span><text:span text:style-name="Strong_20_Emphasis"><text:span text:style-name="T356"> </text:span></text:span><text:span text:style-name="Strong_20_Emphasis"><text:span text:style-name="T404">-</text:span></text:span><text:span text:style-name="Strong_20_Emphasis"><text:span text:style-name="T356"> </text:span></text:span><text:span text:style-name="Strong_20_Emphasis"><text:span text:style-name="T360">With this meeting, the whole team will be able to have visibility into where exactly they are in delivering on the Sprint goal and if everything is going in the direction to be delivered on time. Goals of the daily standup:</text:span></text:span></text:p>
          <text:list text:continue-numbering="true">
            <text:list-item>
              <text:p text:style-name="P133"><text:span text:style-name="Strong_20_Emphasis"><text:span text:style-name="T360">What they did yesterday that can help the team to successfully deliver items from the Sprint Planning.</text:span></text:span></text:p>
            </text:list-item>
            <text:list-item>
              <text:p text:style-name="P133"><text:span text:style-name="Strong_20_Emphasis"><text:span text:style-name="T360">What they are going to do today that will help the team to finish the Sprint.</text:span></text:span></text:p>
            </text:list-item>
            <text:list-item>
              <text:p text:style-name="P133"><text:span text:style-name="Strong_20_Emphasis"><text:span text:style-name="T360">Are there any blocking points or impediments in their way?</text:span></text:span></text:p>
            </text:list-item>
          </text:list>
          <text:p text:style-name="P134"><text:span text:style-name="Strong_20_Emphasis"><text:span text:style-name="T424">Backlog grooming:</text:span></text:span><text:span text:style-name="Strong_20_Emphasis"><text:span text:style-name="T403"> 2 hours, on middle friday - </text:span></text:span><text:span text:style-name="Strong_20_Emphasis"><text:span text:style-name="T359">Here we show the stories and task of backlogs to the team which we need to pick in the next sprint. We show these stories and task one week before the start of the sprint so that they become familiar of these stories and task, discuss among them if required and them the team will be able to estimate well in the sprint planning meeting.</text:span></text:span></text:p>
          <text:p text:style-name="P51"><text:span text:style-name="Strong_20_Emphasis"><text:span text:style-name="T308">Sprint review:</text:span></text:span><text:span text:style-name="Strong_20_Emphasis"><text:span text:style-name="T238"> </text:span></text:span><text:span text:style-name="Strong_20_Emphasis"><text:span text:style-name="T305">The </text:span></text:span><text:span text:style-name="Strong_20_Emphasis"><text:span text:style-name="T244">sprint review</text:span></text:span><text:span text:style-name="Strong_20_Emphasis"><text:span text:style-name="T305"> is an informal meeting which the development team, the scrum master, the product owner and the stakeholders will attend. The team gives a demo on the product and will determine what are finished and what aren't.</text:span></text:span></text:p>
          <text:p text:style-name="P51"><text:span text:style-name="Strong_20_Emphasis"><text:span text:style-name="T305"><text:s text:c="8"/>The Sprint Review focuses on the “inspect” and “adapt” of the increment (Potentially shippable), while the Sprint Retrospective give more focus on the “inspect” and “adapt” of the process of the sprint.</text:span></text:span></text:p>
          <text:p text:style-name="P135"><text:span text:style-name="Strong_20_Emphasis"><text:span text:style-name="T402">similar to PAT of naukri.com, we don’t organize this sprint review meeting here at moglix in HUL project, but we just deploy the code on their server, perform a smoke testing and mail them and they review it - </text:span></text:span><text:span text:style-name="Strong_20_Emphasis"><text:span text:style-name="T358">The team will show the demos of their work, i.e. they will show exactly what they produced during the Sprint.</text:span></text:span></text:p>
          <text:p text:style-name="P136"><text:span text:style-name="Strong_20_Emphasis"><text:span text:style-name="T425">Sprint retrospective:</text:span></text:span><text:span text:style-name="Strong_20_Emphasis"><text:span text:style-name="T401"> 2 hours, on the middle friday after logging and fixing of HUL bugs - </text:span></text:span><text:span text:style-name="Strong_20_Emphasis"><text:span text:style-name="T357">The goal of the Sprint Retrospective meeting is to discuss, openly, what went well and what didn't during the Sprint, so that the team can, together, find better ways to meet the project's goals. Here the team can discuss internal processes as well.</text:span></text:span></text:p>
        </text:list-item>
        <text:list-item>
          <text:p text:style-name="P137"><text:span text:style-name="Strong_20_Emphasis"><text:span text:style-name="T372">What is the difference between scrum and agile?</text:span></text:span></text:p>
          <text:p text:style-name="P137"><text:span text:style-name="Strong_20_Emphasis"><text:span text:style-name="T372">Agile is a practice whereas scrum is a procedure to pursue this practice.</text:span></text:span></text:p>
          <text:p text:style-name="P138"><text:a xlink:type="simple" xlink:href="https://www.guru99.com/agile-vs-scrum.html" text:style-name="Internet_20_link" text:visited-style-name="Visited_20_Internet_20_Link"><text:span text:style-name="Strong_20_Emphasis"><text:span text:style-name="T325">https://www.guru99.com/agile-vs-scrum.html</text:span></text:span></text:a></text:p>
        </text:list-item>
        <text:list-item>
          <text:p text:style-name="P52"><text:span text:style-name="Strong_20_Emphasis"><text:span text:style-name="T227">What is story point</text:span></text:span><text:span text:style-name="Strong_20_Emphasis"><text:span text:style-name="T228">s?</text:span></text:span></text:p>
          <text:p text:style-name="P52"><text:span text:style-name="Strong_20_Emphasis"><text:span text:style-name="T245">The scrum guide tells us that estimates should be provided by people that will be doing the work but it doesn’t tell us how we should provide estimates. It leaves that decision to us. A common tactic used by scrum teams is to estimate using a unit of measurement referred to as the Story Point.</text:span></text:span></text:p>
          <text:p text:style-name="P53"><text:span text:style-name="Strong_20_Emphasis"><text:span text:style-name="T246">A Story Point is a relative unit of measure, decided upon and used by individual Scrum teams, to provide relative estimates of effort for completing requirements.</text:span></text:span></text:p>
        </text:list-item>
        <text:list-item>
          <text:p text:style-name="P54"><text:span text:style-name="Strong_20_Emphasis"><text:span text:style-name="T229">Why use story points?</text:span></text:span></text:p>
          <text:p text:style-name="P55"><text:span text:style-name="Strong_20_Emphasis"><text:span text:style-name="T247">For hundreds of years we’ve had standard units of time. Why can’t we use hours or days? Well, in a nutshell, because your hour is not the same as my hour.</text:span></text:span></text:p>
          <text:p text:style-name="P55"><text:span text:style-name="Strong_20_Emphasis"><text:span text:style-name="T247"><text:s text:c="8"/>If you ask two developers to estimate the same task, you’ll get two different answers. While some of the difference might be explained by gaps in the specification or understanding, the fact is that developers have different knowledge and experiences so it will take more or less time to do the same work. Ask those same two developers to rate the amount of effort required to complete one product backlog item relative to another product backlog item and you’re far more likely to end up with a consensus.</text:span></text:span></text:p>
          <text:p text:style-name="P56"><text:span text:style-name="Strong_20_Emphasis"><text:span text:style-name="T248"><text:s text:c="8"/></text:span></text:span><text:span text:style-name="Strong_20_Emphasis"><text:span text:style-name="T230">Story Points are intended to make team estimating easier. Instead of looking at a product backlog item and estimating it in hours, teams consider only how much effort a product backlog item will require, relative to other product backlog items.</text:span></text:span></text:p>
        </text:list-item>
        <text:list-item>
          <text:p text:style-name="P54"><text:soft-page-break/><text:span text:style-name="Strong_20_Emphasis"><text:span text:style-name="T229">S</text:span></text:span><text:span text:style-name="Strong_20_Emphasis"><text:span text:style-name="T227">crum and Agile related interview questions </text:span></text:span><text:span text:style-name="Strong_20_Emphasis"><text:span text:style-name="T231">(</text:span></text:span><text:span text:style-name="Strong_20_Emphasis"><text:span text:style-name="T307">only 1 to 18 questions</text:span></text:span><text:span text:style-name="Strong_20_Emphasis"><text:span text:style-name="T231">)</text:span></text:span><text:span text:style-name="Strong_20_Emphasis"><text:span text:style-name="T227">:</text:span></text:span></text:p>
          <text:p text:style-name="P139"><text:a xlink:type="simple" xlink:href="https://www.whizlabs.com/blog/agile-scrum-interview-questions/" text:style-name="Internet_20_link" text:visited-style-name="Visited_20_Internet_20_Link"><text:span text:style-name="Strong_20_Emphasis"><text:span text:style-name="T317">https://www.whizlabs.com/blog/agile-scrum-interview-questions/</text:span></text:span></text:a></text:p>
        </text:list-item>
        <text:list-item>
          <text:p text:style-name="P140"><text:span text:style-name="Strong_20_Emphasis"><text:span text:style-name="T371">Jira Interview Questions</text:span></text:span><text:span text:style-name="Strong_20_Emphasis"><text:span text:style-name="T370"> </text:span></text:span><text:span text:style-name="Strong_20_Emphasis"><text:span text:style-name="T380">(</text:span></text:span><text:span text:style-name="Strong_20_Emphasis"><text:span text:style-name="T413">only 1 to </text:span></text:span><text:span text:style-name="Strong_20_Emphasis"><text:span text:style-name="T414">6</text:span></text:span><text:span text:style-name="Strong_20_Emphasis"><text:span text:style-name="T413"> questions</text:span></text:span><text:span text:style-name="Strong_20_Emphasis"><text:span text:style-name="T380">)</text:span></text:span><text:span text:style-name="Strong_20_Emphasis"><text:span text:style-name="T371">:</text:span></text:span></text:p>
          <text:p text:style-name="P141"><text:a xlink:type="simple" xlink:href="https://mindmajix.com/jira-interview-questions-answers" text:style-name="Internet_20_link" text:visited-style-name="Visited_20_Internet_20_Link"><text:span text:style-name="Strong_20_Emphasis"><text:span text:style-name="T318">https://mindmajix.com/jira-interview-questions-answers</text:span></text:span></text:a></text:p>
        </text:list-item>
        <text:list-item>
          <text:p text:style-name="P57"><text:span text:style-name="Strong_20_Emphasis"><text:span text:style-name="T65">Bonus tips for knocking it out of the park </text:span></text:span><text:span text:style-name="Strong_20_Emphasis"><text:span text:style-name="T66">in the engineering manager interview</text:span></text:span><text:span text:style-name="Strong_20_Emphasis"><text:span text:style-name="T65">:</text:span></text:span></text:p>
          <text:list>
            <text:list-item>
              <text:p text:style-name="P212">Don’t be afraid to close the deal</text:p>
            </text:list-item>
            <text:list-item>
              <text:p text:style-name="P212">Background Research</text:p>
            </text:list-item>
            <text:list-item>
              <text:p text:style-name="P212">Be sure to ask questions</text:p>
            </text:list-item>
            <text:list-item>
              <text:p text:style-name="P212">Practice makes perfect</text:p>
            </text:list-item>
            <text:list-item>
              <text:p text:style-name="P212">Have some examples ready</text:p>
            </text:list-item>
            <text:list-item>
              <text:p text:style-name="P212">Dressing for Success</text:p>
            </text:list-item>
            <text:list-item>
              <text:p text:style-name="P212">Play it cool</text:p>
            </text:list-item>
            <text:list-item>
              <text:p text:style-name="P212">Be honest</text:p>
            </text:list-item>
          </text:list>
        </text:list-item>
        <text:list-item>
          <text:p text:style-name="P58"><text:span text:style-name="Strong_20_Emphasis"><text:span text:style-name="T3">Important </text:span></text:span><text:span text:style-name="Strong_20_Emphasis"><text:span text:style-name="T1">Q</text:span></text:span><text:span text:style-name="Strong_20_Emphasis"><text:span text:style-name="T2">ualit</text:span></text:span><text:span text:style-name="Strong_20_Emphasis"><text:span text:style-name="T3">ies</text:span></text:span><text:span text:style-name="Strong_20_Emphasis"><text:span text:style-name="T2"> of an engineering manager </text:span></text:span><text:span text:style-name="Strong_20_Emphasis"><text:span text:style-name="T5">or how do you maintain your chemistry with the team</text:span></text:span><text:span text:style-name="Strong_20_Emphasis"><text:span text:style-name="T2">: </text:span></text:span><text:span text:style-name="Strong_20_Emphasis"><text:span text:style-name="T7">Respect, Technical ability, Support for innovation, Shared control, </text:span></text:span><text:span text:style-name="Strong_20_Emphasis"><text:span text:style-name="T8">Feedback and discussions,</text:span></text:span></text:p>
          <text:list>
            <text:list-item>
              <text:p text:style-name="P59"><text:span text:style-name="Strong_20_Emphasis"><text:span text:style-name="T10">Respect:</text:span></text:span><text:span text:style-name="Strong_20_Emphasis"><text:span text:style-name="T2"> </text:span></text:span><text:span text:style-name="Strong_20_Emphasis"><text:span text:style-name="T15">I respect my</text:span></text:span><text:span text:style-name="Strong_20_Emphasis"><text:span text:style-name="T13"> team members well. </text:span></text:span><text:span text:style-name="Strong_20_Emphasis"><text:span text:style-name="T16">In every sprint’s requirement </text:span></text:span><text:span text:style-name="Strong_20_Emphasis"><text:span text:style-name="T17">analysis</text:span></text:span><text:span text:style-name="Strong_20_Emphasis"><text:span text:style-name="T16"> discussion meeting, I took all my team members with me and their opinion does matter for me. </text:span></text:span><text:span text:style-name="Strong_20_Emphasis"><text:span text:style-name="T18">Yeah its right that I take the final decision but I listen all of them </text:span></text:span><text:span text:style-name="Strong_20_Emphasis"><text:span text:style-name="T9">so that no one feel dejected</text:span></text:span><text:span text:style-name="Strong_20_Emphasis"><text:span text:style-name="T19">.</text:span></text:span></text:p>
            </text:list-item>
            <text:list-item>
              <text:p text:style-name="P59"><text:span text:style-name="Strong_20_Emphasis"><text:span text:style-name="T10">Technical ability:</text:span></text:span><text:span text:style-name="Strong_20_Emphasis"><text:span text:style-name="T2"> </text:span></text:span><text:span text:style-name="Strong_20_Emphasis"><text:span text:style-name="T30">I</text:span></text:span><text:span text:style-name="Strong_20_Emphasis"><text:span text:style-name="T13"> have a deep understanding of how the product works. </text:span></text:span><text:span text:style-name="Strong_20_Emphasis"><text:span text:style-name="T30">So I can drive the team well in correct direction.</text:span></text:span></text:p>
            </text:list-item>
            <text:list-item>
              <text:p text:style-name="P59"><text:span text:style-name="Strong_20_Emphasis"><text:span text:style-name="T10">Support for innovation:</text:span></text:span><text:span text:style-name="Strong_20_Emphasis"><text:span text:style-name="T2"> </text:span></text:span><text:span text:style-name="Strong_20_Emphasis"><text:span text:style-name="T14">I support for innovation if someone convince me that the innovation or R&amp;D </text:span></text:span><text:span text:style-name="Strong_20_Emphasis"><text:span text:style-name="T13">is right for the product.</text:span></text:span></text:p>
            </text:list-item>
            <text:list-item>
              <text:p text:style-name="P60"><text:span text:style-name="Strong_20_Emphasis"><text:span text:style-name="T10">Shared control:</text:span></text:span><text:span text:style-name="Strong_20_Emphasis"><text:span text:style-name="T2"> </text:span></text:span><text:span text:style-name="Strong_20_Emphasis"><text:span text:style-name="T15">I</text:span></text:span><text:span text:style-name="Strong_20_Emphasis"><text:span text:style-name="T13"> trust </text:span></text:span><text:span text:style-name="Strong_20_Emphasis"><text:span text:style-name="T15">my team members</text:span></text:span><text:span text:style-name="Strong_20_Emphasis"><text:span text:style-name="T13"> to get the work done </text:span></text:span><text:span text:style-name="Strong_20_Emphasis"><text:span text:style-name="T31">and believe in being flexible on how the things were to be done</text:span></text:span><text:span text:style-name="Strong_20_Emphasis"><text:span text:style-name="T13">. </text:span></text:span><text:span text:style-name="Strong_20_Emphasis"><text:span text:style-name="T32">If some team members convince me and other team members about any process improvement, we implement those suggestions in the team.</text:span></text:span></text:p>
              <text:p text:style-name="P61"><text:span text:style-name="Strong_20_Emphasis"><text:span text:style-name="T33">For example, we have added two more statuses for the Jira tickets and have also changed the workflow little on the suggestion of Vishnu.</text:span></text:span></text:p>
              <text:p text:style-name="P217"><text:span text:style-name="Emphasis"><text:span text:style-name="T410">I </text:span></text:span><text:span text:style-name="Emphasis"><text:span text:style-name="T411">would </text:span></text:span><text:span text:style-name="Emphasis"><text:span text:style-name="T412">like to</text:span></text:span><text:span text:style-name="Emphasis"><text:span text:style-name="T411"> be a facilitator and not interfere with the team’s ability to deliver.</text:span></text:span></text:p>
            </text:list-item>
            <text:list-item>
              <text:p text:style-name="P62"><text:span text:style-name="Strong_20_Emphasis"><text:span text:style-name="T4">Feedback and discussions:</text:span></text:span><text:span text:style-name="Strong_20_Emphasis"><text:span text:style-name="T20"> </text:span></text:span><text:span text:style-name="Strong_20_Emphasis"><text:span text:style-name="T15">I try to understand the strength and weaknesses of my team members </text:span></text:span><text:span text:style-name="Strong_20_Emphasis"><text:span text:style-name="T20">a</text:span></text:span><text:span text:style-name="Strong_20_Emphasis"><text:span text:style-name="T15">nd </text:span></text:span><text:span text:style-name="Strong_20_Emphasis"><text:span text:style-name="T21">we discuss these things in the retrospective meetings of the sprint.</text:span></text:span><text:span text:style-name="Strong_20_Emphasis"><text:span text:style-name="T15"> I appreciate the strengths </text:span></text:span><text:span text:style-name="Strong_20_Emphasis"><text:span text:style-name="T22">of my team members</text:span></text:span><text:span text:style-name="Strong_20_Emphasis"><text:span text:style-name="T15"> and </text:span></text:span><text:span text:style-name="Strong_20_Emphasis"><text:span text:style-name="T22">also </text:span></text:span><text:span text:style-name="Strong_20_Emphasis"><text:span text:style-name="T15">talk with them about their weaknesses if required so that they can work on them. </text:span></text:span><text:span text:style-name="Strong_20_Emphasis"><text:span text:style-name="T20">I also welcome their feedback about me so that I could improve myself.</text:span></text:span></text:p>
              <text:p text:style-name="P63"><text:span text:style-name="Strong_20_Emphasis"><text:span text:style-name="T22"><text:s text:c="8"/>One such incident related to this is about one of my team member Gaurav Yadav. There was a time when we had some very tight sprints in ICAT project and Gaurav was a college pass out of the same year and he just had the experience of </text:span></text:span><text:span text:style-name="Strong_20_Emphasis"><text:span text:style-name="T28">4</text:span></text:span><text:span text:style-name="Strong_20_Emphasis"><text:span text:style-name="T22"> months on angular. Although he was very <text:s/>sincere and laborious, he was not able to cope up with the speed required at that time. So I </text:span></text:span><text:span text:style-name="Strong_20_Emphasis"><text:span text:style-name="T23">first </text:span></text:span><text:span text:style-name="Strong_20_Emphasis"><text:span text:style-name="T22">talked </text:span></text:span><text:span text:style-name="Strong_20_Emphasis"><text:span text:style-name="T25">to</text:span></text:span><text:span text:style-name="Strong_20_Emphasis"><text:span text:style-name="T22"> him and tried to make him understand that here couple of sprints are very tight so what if I talk with Manish (our manager) to </text:span></text:span><text:span text:style-name="Strong_20_Emphasis"><text:span text:style-name="T23">get 50% of the time of one more experienced guy in the team so that he can mentor you and will also help us to complete the sprint on time. </text:span></text:span><text:span text:style-name="Strong_20_Emphasis"><text:span text:style-name="T24">He also got convinced with this. Then I talked with Manish and got the 50% time of another experienced resource Abhishek in our sprints </text:span></text:span><text:span text:style-name="Strong_20_Emphasis"><text:span text:style-name="T26">and Gaurav also put some extra effort during that time</text:span></text:span><text:span text:style-name="Strong_20_Emphasis"><text:span text:style-name="T24">.</text:span></text:span><text:span text:style-name="Strong_20_Emphasis"><text:span text:style-name="T22"> </text:span></text:span><text:span text:style-name="Strong_20_Emphasis"><text:span text:style-name="T23">After those two sprints, I realized the substantial improvement in Gaurav as He had got some guidance from Abhishek (the guy which we have got in our team) </text:span></text:span><text:span text:style-name="Strong_20_Emphasis"><text:span text:style-name="T27">and we were able to finish our sprint on time. A</text:span></text:span><text:span text:style-name="Strong_20_Emphasis"><text:span text:style-name="T23">nd for the other sprints, we didn’t need any other extra resource in our team.</text:span></text:span></text:p>
              <text:p text:style-name="P64"><text:span text:style-name="Strong_20_Emphasis"><text:span text:style-name="T29"><text:s text:c="8"/>Sometimes I have also got some of the negative feedback about me from the team members, on which I worked seriously and tried to improve myself. I’ve been told that I tend to talk over others in meetings. While I do get excited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 </text:span></text:span><text:span text:style-name="Strong_20_Emphasis"><text:span text:style-name="T34">Now I always try to listen to what </text:span></text:span><text:soft-page-break/><text:span text:style-name="Strong_20_Emphasis"><text:span text:style-name="T34">the person is saying, look at their complete view, and ask questions to learn more about how they came to their opinion.</text:span></text:span></text:p>
            </text:list-item>
          </text:list>
        </text:list-item>
        <text:list-item>
          <text:p text:style-name="P65"><text:span text:style-name="Strong_20_Emphasis"><text:span text:style-name="T222">Biggest challenges in managing a team?</text:span></text:span></text:p>
          <text:p text:style-name="P213"><text:span text:style-name="Strong_20_Emphasis"><text:span text:style-name="T76">Change of mindset is the biggest challenge in managing a team when we get promoted from Senior Software Engineer level to Team lead level or Engineering Manager level. </text:span></text:span></text:p>
          <text:p text:style-name="P213"><text:span text:style-name="Strong_20_Emphasis"><text:span text:style-name="T76"/></text:span></text:p>
          <text:p text:style-name="P213"><text:span text:style-name="Strong_20_Emphasis"><text:span text:style-name="T75">Managing a team is a totally different skill set:</text:span></text:span><text:span text:style-name="Strong_20_Emphasis"><text:span text:style-name="T70"> </text:span></text:span><text:span text:style-name="Strong_20_Emphasis"><text:span text:style-name="T71">M</text:span></text:span><text:span text:style-name="Strong_20_Emphasis"><text:span text:style-name="T70">anaging people is a completely different skill set from engineering, expect to suck at it when you start </text:span></text:span><text:span text:style-name="Strong_20_Emphasis"><text:span text:style-name="T72">as a engineering manager</text:span></text:span><text:span text:style-name="Strong_20_Emphasis"><text:span text:style-name="T70"> and let go of your hard won pride that you developed becoming an awesome software engineer. </text:span></text:span><text:span text:style-name="Strong_20_Emphasis"><text:span text:style-name="T73">T</text:span></text:span><text:span text:style-name="Strong_20_Emphasis"><text:span text:style-name="T70">wo things that </text:span></text:span><text:span text:style-name="Strong_20_Emphasis"><text:span text:style-name="T73">is</text:span></text:span><text:span text:style-name="Strong_20_Emphasis"><text:span text:style-name="T70"> always advis</text:span></text:span><text:span text:style-name="Strong_20_Emphasis"><text:span text:style-name="T73">able to</text:span></text:span><text:span text:style-name="Strong_20_Emphasis"><text:span text:style-name="T70"> new </text:span></text:span><text:span text:style-name="Strong_20_Emphasis"><text:span text:style-name="T73">engineering </text:span></text:span><text:span text:style-name="Strong_20_Emphasis"><text:span text:style-name="T70">managers:</text:span></text:span></text:p>
          <text:list>
            <text:list-item>
              <text:p text:style-name="P216"><text:span text:style-name="Strong_20_Emphasis"><text:span text:style-name="T63">One of the "failure" modes of new managers is that they are so uncomfortable doing these new things, and so comfortable in the software engineering role that they find excuses to write code and do development which makes the team wonder why the 'boss' is trying to do their job, and it takes your eye off actual things you should be looking out for and fixing (like team mates getting conflicted, people who are having trouble but not asking for help, etc.)</text:span></text:span></text:p>
            </text:list-item>
            <text:list-item>
              <text:p text:style-name="P216"><text:span text:style-name="Strong_20_Emphasis"><text:span text:style-name="T64">Second, your success is entirely in your team's hands. It is their ability to do the work and make the deliverable and their production that shows you that you are doing a good job. This is so challenging for people who are used to being on the development team and measuring their success by comparing their "production" to that of the team. Now "they" haven't accomplished anything, but the folks writing code, they built all sorts of cool things to brag about.</text:span></text:span></text:p>
            </text:list-item>
          </text:list>
        </text:list-item>
        <text:list-item>
          <text:p text:style-name="P214"><text:span text:style-name="Strong_20_Emphasis"><text:span text:style-name="T74">Tips for turning negative feedback into something positive:</text:span></text:span></text:p>
          <text:list>
            <text:list-item>
              <text:p text:style-name="P215"><text:span text:style-name="Strong_20_Emphasis"><text:span text:style-name="T74">Own it and hone it:</text:span></text:span><text:span text:style-name="Strong_20_Emphasis"><text:span text:style-name="T69"> Accept the feedback and make any necessary changes.</text:span></text:span></text:p>
            </text:list-item>
            <text:list-item>
              <text:p text:style-name="P66"><text:span text:style-name="Strong_20_Emphasis"><text:span text:style-name="T211">Respond, don’t react: </text:span></text:span><text:span text:style-name="Strong_20_Emphasis"><text:span text:style-name="T78">It can be easy to become defensive in the throes of a negative conversation. When I've been given negative feedback in the past, I would sometimes snap into defensive mode, discounting what the person was saying, instead of listening to their view. </text:span></text:span><text:span text:style-name="Strong_20_Emphasis"><text:span text:style-name="T79">Now I always try to listen to what the person is saying, look at their complete view, and ask questions to learn more about how they came to their opinion. Not always reacting can be hard, but keeping in mind that the other person has a different view can be a great starting point. </text:span></text:span><text:span text:style-name="Strong_20_Emphasis"><text:span text:style-name="T212">Responding well, versus reacting, to negative workplace feedback requires self-awareness and self-control to leverage the conversation for a workplace win.</text:span></text:span></text:p>
            </text:list-item>
            <text:list-item>
              <text:p text:style-name="P66"><text:span text:style-name="Strong_20_Emphasis"><text:span text:style-name="T213">Assume good intentions:</text:span></text:span><text:span text:style-name="Strong_20_Emphasis"><text:span text:style-name="T80"> </text:span></text:span><text:span text:style-name="Strong_20_Emphasis"><text:span text:style-name="T81">R</text:span></text:span><text:span text:style-name="Strong_20_Emphasis"><text:span text:style-name="T80">emember that they’re criticizing your work, not you as a person.</text:span></text:span></text:p>
            </text:list-item>
            <text:list-item>
              <text:p text:style-name="P67"><text:span text:style-name="Strong_20_Emphasis"><text:span text:style-name="T80">Use negative feedback as a </text:span></text:span><text:span text:style-name="Strong_20_Emphasis"><text:span text:style-name="T213">chance to clarify expectations</text:span></text:span><text:span text:style-name="Strong_20_Emphasis"><text:span text:style-name="T80"> and goals around your position.</text:span></text:span></text:p>
            </text:list-item>
            <text:list-item>
              <text:p text:style-name="P67"><text:span text:style-name="Strong_20_Emphasis"><text:span text:style-name="T80">Treat negative feedback as an </text:span></text:span><text:span text:style-name="Strong_20_Emphasis"><text:span text:style-name="T213">opportunity to bond</text:span></text:span><text:span text:style-name="Strong_20_Emphasis"><text:span text:style-name="T80"> with your manager, Thorman says. “Their job is to help you develop, while yours is to bring results. This is a prime opportunity to deepen your relationship.”</text:span></text:span></text:p>
            </text:list-item>
            <text:list-item>
              <text:p text:style-name="P67"><text:span text:style-name="Strong_20_Emphasis"><text:span text:style-name="T80">This is your chance to </text:span></text:span><text:span text:style-name="Strong_20_Emphasis"><text:span text:style-name="T213">show that you’re open</text:span></text:span><text:span text:style-name="Strong_20_Emphasis"><text:span text:style-name="T80"> to change and capable of growth.</text:span></text:span></text:p>
            </text:list-item>
            <text:list-item>
              <text:p text:style-name="P67"><text:span text:style-name="Strong_20_Emphasis"><text:span text:style-name="T80">Remember that all constructive feedback (even negative feedback) is a </text:span></text:span><text:span text:style-name="Strong_20_Emphasis"><text:span text:style-name="T213">sign of interest</text:span></text:span><text:span text:style-name="Strong_20_Emphasis"><text:span text:style-name="T80"> and a sign that people want to help you do better, Kjerulf says. “It would be far worse for people to notice you doing bad work, and not say a word.”</text:span></text:span></text:p>
            </text:list-item>
            <text:list-item>
              <text:p text:style-name="P68"><text:span text:style-name="Strong_20_Emphasis"><text:span text:style-name="T82">Choose your </text:span></text:span><text:span text:style-name="Strong_20_Emphasis"><text:span text:style-name="T214">work battles wisely:</text:span></text:span><text:span text:style-name="Strong_20_Emphasis"><text:span text:style-name="T82"> When you're leading a team you'll be given lots of feedback, both positive and negative. While some feedback warrants a discussion on whether it's correct or not, I've learned that a majority of workforce battles aren't worth the time or the energy to push back on. Simply accepting feedback and waking up the next day for a fresh start can help you keep your professional relationships strong.</text:span></text:span></text:p>
            </text:list-item>
          </text:list>
        </text:list-item>
        <text:list-item>
          <text:p text:style-name="P215"><text:span text:style-name="Strong_20_Emphasis"><text:span text:style-name="T67">Some of the important negative questions </text:span></text:span><text:span text:style-name="Strong_20_Emphasis"><text:span text:style-name="T68">(https://www.indeed.com/career-advice/interviewing/tough-interview-questions-and-answers)</text:span></text:span><text:span text:style-name="Strong_20_Emphasis"><text:span text:style-name="T67">:</text:span></text:span></text:p>
          <text:list>
            <text:list-item>
              <text:p text:style-name="P69"><text:bookmark text:name="Q1"/><text:span text:style-name="Strong_20_Emphasis"><text:span text:style-name="T215">What critical feedback do you most often receive?</text:span></text:span></text:p>
              <text:list>
                <text:list-item>
                  <text:p text:style-name="P70"><text:span text:style-name="Strong_20_Emphasis"><text:span text:style-name="T87">When I was made the lead of the greengst team, it was my first experience in real terms to lead the team. Initially I was so comfortable in the software engineering role that </text:span></text:span><text:span text:style-name="Strong_20_Emphasis"><text:span text:style-name="T88">for two or three sprints,</text:span></text:span><text:span text:style-name="Strong_20_Emphasis"><text:span text:style-name="T87"> I </text:span></text:span><text:span text:style-name="Strong_20_Emphasis"><text:span text:style-name="T88">tried to</text:span></text:span><text:span text:style-name="Strong_20_Emphasis"><text:span text:style-name="T87"> find excuses to write code and do development. </text:span></text:span><text:span text:style-name="Strong_20_Emphasis"><text:span text:style-name="T89">For example, some of the times I thought that this guy don’t have enough experience to do this feature </text:span></text:span><text:span text:style-name="Strong_20_Emphasis"><text:span text:style-name="T90">so I should do it myself to maintain the code quality </text:span></text:span><text:span text:style-name="Strong_20_Emphasis"><text:span text:style-name="T91">and robustness</text:span></text:span><text:span text:style-name="Strong_20_Emphasis"><text:span text:style-name="T90">. </text:span></text:span><text:span text:style-name="Strong_20_Emphasis"><text:span text:style-name="T92">Some of the times I thought that the sprint is tight and we don’t have enough breathing space now so I should do this story otherwise we will miss the deadline. </text:span></text:span><text:span text:style-name="Strong_20_Emphasis"><text:span text:style-name="T93">During that time, I got two three </text:span></text:span><text:soft-page-break/><text:span text:style-name="Strong_20_Emphasis"><text:span text:style-name="T93">continuous feedbacks from my manager that while you are trying to do the job of your team members, your eyes are actually off from the things you should be looking out for and fixing (like team mates getting conflicted, people who are having trouble but not asking for help, etc.). </text:span></text:span><text:span text:style-name="Strong_20_Emphasis"><text:span text:style-name="T94">It took some time </text:span></text:span><text:span text:style-name="Strong_20_Emphasis"><text:span text:style-name="T95">(around one and half to two months)</text:span></text:span><text:span text:style-name="Strong_20_Emphasis"><text:span text:style-name="T94"> for me to come out from the software engineer mode and get into the team lead mode.</text:span></text:span></text:p>
                  <text:p text:style-name="P71"><text:span text:style-name="Strong_20_Emphasis"><text:span text:style-name="T96"><text:s text:c="8"/>But truly speaking, it was very uncomfortable for me to understand that managing a team is a totally different skill set. </text:span></text:span><text:span text:style-name="Strong_20_Emphasis"><text:span text:style-name="T97">Now my success </text:span></text:span><text:span text:style-name="Strong_20_Emphasis"><text:span text:style-name="T99">or failure was different</text:span></text:span><text:span text:style-name="Strong_20_Emphasis"><text:span text:style-name="T97">. </text:span></text:span><text:span text:style-name="Strong_20_Emphasis"><text:span text:style-name="T99">Now it was dependent on my team members as wel</text:span></text:span><text:span text:style-name="Strong_20_Emphasis"><text:span text:style-name="T101">l that whether </text:span></text:span><text:span text:style-name="Strong_20_Emphasis"><text:span text:style-name="T102">they are getting the required help at the right time or not, whether</text:span></text:span><text:span text:style-name="Strong_20_Emphasis"><text:span text:style-name="T101"> they are getting improved skill wise or not, </text:span></text:span><text:span text:style-name="Strong_20_Emphasis"><text:span text:style-name="T103">etc</text:span></text:span><text:span text:style-name="Strong_20_Emphasis"><text:span text:style-name="T101">. </text:span></text:span><text:span text:style-name="Strong_20_Emphasis"><text:span text:style-name="T100">Now i</text:span></text:span><text:span text:style-name="Strong_20_Emphasis"><text:span text:style-name="T97">t </text:span></text:span><text:span text:style-name="Strong_20_Emphasis"><text:span text:style-name="T98">wa</text:span></text:span><text:span text:style-name="Strong_20_Emphasis"><text:span text:style-name="T97">s </text:span></text:span><text:span text:style-name="Strong_20_Emphasis"><text:span text:style-name="T100">mostly</text:span></text:span><text:span text:style-name="Strong_20_Emphasis"><text:span text:style-name="T97"> their ability to do the work and make the deliverable and their production that shows that </text:span></text:span><text:span text:style-name="Strong_20_Emphasis"><text:span text:style-name="T104">we</text:span></text:span><text:span text:style-name="Strong_20_Emphasis"><text:span text:style-name="T97"> </text:span></text:span><text:span text:style-name="Strong_20_Emphasis"><text:span text:style-name="T105">we</text:span></text:span><text:span text:style-name="Strong_20_Emphasis"><text:span text:style-name="T97">re doing a good job. </text:span></text:span><text:span text:style-name="Strong_20_Emphasis"><text:span text:style-name="T106">And I would like to confess that it was very challenging for me.</text:span></text:span></text:p>
                </text:list-item>
                <text:list-item>
                  <text:p text:style-name="P72"><text:span text:style-name="Strong_20_Emphasis"><text:span text:style-name="T77">In the past, I’ve been told that I tend to talk over others in meetings. While I do get excited </text:span></text:span><text:span text:style-name="Strong_20_Emphasis"><text:span text:style-name="T86">and passionate</text:span></text:span><text:span text:style-name="Strong_20_Emphasis"><text:span text:style-name="T77">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text:span></text:span></text:p>
                </text:list-item>
              </text:list>
            </text:list-item>
            <text:list-item>
              <text:p text:style-name="P73"><text:bookmark text:name="Q2"/><text:span text:style-name="Strong_20_Emphasis"><text:span text:style-name="T215">Tell me about a time you overcame an obstacle.</text:span></text:span></text:p>
              <text:p text:style-name="P218">When I had joined Moglix, I started working here as a senior software developer in the greengst team. In around two months or so, I understood that there are serious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And as our greengst product was written in scala and we didn’t have enough scala resource at that time in the company, I suggested him for the revamp of the project in Java. Initially in the first meeting, he just rejected my idea and told me to do the fixes and enhancements as they come. But I didn’t give up. I tried to convince him 3 – 4 times in different meetings. And then on one lucky day, he told me to show the plan for the Greengst revamp. And I would say, I was more than happy hearing that. I asked for two days to submit the plan. Then I submitted the plan and he approved it. And then we worked on the plan <text:span text:style-name="T460">and we as a team really worked hard as it was our own target to deliver a stable, scalable and bug free system.</text:span> <text:span text:style-name="T461">A</text:span>nd we completed the greengst revamp successfully and its architecture was too robust than the previous architecture.</text:p>
            </text:list-item>
            <text:list-item>
              <text:p text:style-name="P74"><text:bookmark text:name="Q3"/><text:span text:style-name="Strong_20_Emphasis"><text:span text:style-name="T216">How do you handle stress?</text:span></text:span></text:p>
              <text:p text:style-name="P75"><text:span text:style-name="Strong_20_Emphasis"><text:span text:style-name="T109">Stress</text:span></text:span><text:span text:style-name="Strong_20_Emphasis"><text:span text:style-name="T107"> is the part of our work. Sales people will sell the product aggressively </text:span></text:span><text:span text:style-name="Strong_20_Emphasis"><text:span text:style-name="T108">and pressure will come on tech people. But sometimes </text:span></text:span><text:span text:style-name="Strong_20_Emphasis"><text:span text:style-name="T109">its</text:span></text:span><text:span text:style-name="Strong_20_Emphasis"><text:span text:style-name="T108"> necessary to make the product successful. A</text:span></text:span><text:span text:style-name="Strong_20_Emphasis"><text:span text:style-name="T116">nd a</text:span></text:span><text:span text:style-name="Strong_20_Emphasis"><text:span text:style-name="T108"> little bit of stress can help </text:span></text:span><text:span text:style-name="Strong_20_Emphasis"><text:span text:style-name="T110">us</text:span></text:span><text:span text:style-name="Strong_20_Emphasis"><text:span text:style-name="T108"> stay focused, energetic, and able to meet new challenges in the workplace. It’s what keeps </text:span></text:span><text:span text:style-name="Strong_20_Emphasis"><text:span text:style-name="T111">us</text:span></text:span><text:span text:style-name="Strong_20_Emphasis"><text:span text:style-name="T108"> on our toes </text:span></text:span><text:span text:style-name="Strong_20_Emphasis"><text:span text:style-name="T111">which often proves to be helpful </text:span></text:span><text:span text:style-name="Strong_20_Emphasis"><text:span text:style-name="T108">to prevent accidents or costly mistakes. </text:span></text:span><text:span text:style-name="Strong_20_Emphasis"><text:span text:style-name="T112">And if sometimes I feel stressed, then I order something to eat or drink </text:span></text:span><text:span text:style-name="Strong_20_Emphasis"><text:span text:style-name="T117">or sometimes I take a short break of 5 minutes or so and watch some car chase videos</text:span></text:span><text:span text:style-name="Strong_20_Emphasis"><text:span text:style-name="T112">. During the ICAT project, I remember that 2 – 3 times, when I felt that whole team </text:span></text:span><text:span text:style-name="Strong_20_Emphasis"><text:span text:style-name="T114">is</text:span></text:span><text:span text:style-name="Strong_20_Emphasis"><text:span text:style-name="T112"> looking stressed </text:span></text:span><text:span text:style-name="Strong_20_Emphasis"><text:span text:style-name="T114">and</text:span></text:span><text:span text:style-name="Strong_20_Emphasis"><text:span text:style-name="T112"> as my team was not very big and I kn</text:span></text:span><text:span text:style-name="Strong_20_Emphasis"><text:span text:style-name="T114">e</text:span></text:span><text:span text:style-name="Strong_20_Emphasis"><text:span text:style-name="T112">w their likes in food </text:span></text:span><text:span text:style-name="Strong_20_Emphasis"><text:span text:style-name="T114">well</text:span></text:span><text:span text:style-name="Strong_20_Emphasis"><text:span text:style-name="T112">, </text:span></text:span><text:span text:style-name="Strong_20_Emphasis"><text:span text:style-name="T118">so</text:span></text:span><text:span text:style-name="Strong_20_Emphasis"><text:span text:style-name="T112"> I ordered </text:span></text:span><text:span text:style-name="Strong_20_Emphasis"><text:span text:style-name="T115">the</text:span></text:span><text:span text:style-name="Strong_20_Emphasis"><text:span text:style-name="T119">ir favourite</text:span></text:span><text:span text:style-name="Strong_20_Emphasis"><text:span text:style-name="T115"> food for everyone for example- chicken for Kartik, Pasta for Shalini, and so on. </text:span></text:span><text:span text:style-name="Strong_20_Emphasis"><text:span text:style-name="T120">A</text:span></text:span><text:span text:style-name="Strong_20_Emphasis"><text:span text:style-name="T112">nd I realized that It worked for them as well </text:span></text:span><text:span text:style-name="Strong_20_Emphasis"><text:span text:style-name="T113">and the whole team started feeling energetic and the stress level decreased and we completed the required task successfully.</text:span></text:span></text:p>
            </text:list-item>
            <text:list-item>
              <text:p text:style-name="P76"><text:bookmark text:name="Q4"/><text:span text:style-name="Strong_20_Emphasis"><text:span text:style-name="T217">What have been your most positive and negative management experiences?</text:span></text:span></text:p>
              <text:p text:style-name="P76"><text:span text:style-name="Strong_20_Emphasis"><text:span text:style-name="T83">One of my past managers, </text:span></text:span><text:span text:style-name="Strong_20_Emphasis"><text:span text:style-name="T121">who was actually leading the greengst team</text:span></text:span><text:span text:style-name="Strong_20_Emphasis"><text:span text:style-name="T83"> while very talented, tended to manage our team’s work closely with little flexibility on how things were to be done. </text:span></text:span><text:span text:style-name="Strong_20_Emphasis"><text:span text:style-name="T122">And actually I</text:span></text:span><text:span text:style-name="Strong_20_Emphasis"><text:span text:style-name="T83">t </text:span></text:span><text:span text:style-name="Strong_20_Emphasis"><text:span text:style-name="T122">was very difficult for us to suggest him anything </text:span></text:span><text:span text:style-name="Strong_20_Emphasis"><text:span text:style-name="T123">because he was not very open to suggestions as well</text:span></text:span><text:span text:style-name="Strong_20_Emphasis"><text:span text:style-name="T122">.</text:span></text:span><text:span text:style-name="Strong_20_Emphasis"><text:span text:style-name="T83"> </text:span></text:span><text:span text:style-name="Strong_20_Emphasis"><text:span text:style-name="T124">And it </text:span></text:span><text:span text:style-name="Strong_20_Emphasis"><text:span text:style-name="T83">made me feel like there wasn’t much room for process improvement. </text:span></text:span><text:span text:style-name="Strong_20_Emphasis"><text:span text:style-name="T125">So that was my one of the negative management experience and I learned </text:span></text:span><text:soft-page-break/><text:span text:style-name="Strong_20_Emphasis"><text:span text:style-name="T125">many things from that and tried not to do those things when I became the lead of the greengst team. </text:span></text:span><text:span text:style-name="Strong_20_Emphasis"><text:span text:style-name="T311">But later I came to know that he had the problem of high BP and once one of his vein in his eye had bursted because of that high BP. Then we understood the reason of some parts of his behavior. </text:span></text:span><text:span text:style-name="Strong_20_Emphasis"><text:span text:style-name="T312">In later discussions, we also kept his health issues in our mind.</text:span></text:span></text:p>
              <text:p text:style-name="P77"><text:span text:style-name="Strong_20_Emphasis"><text:span text:style-name="T126">And the most positive management experience was with my </text:span></text:span><text:span text:style-name="Strong_20_Emphasis"><text:span text:style-name="T130">manager</text:span></text:span><text:span text:style-name="Strong_20_Emphasis"><text:span text:style-name="T126"> in ICAT project </text:span></text:span><text:span text:style-name="Strong_20_Emphasis"><text:span text:style-name="T127">Brijmohan</text:span></text:span><text:span text:style-name="Strong_20_Emphasis"><text:span text:style-name="T126">. </text:span></text:span><text:span text:style-name="Strong_20_Emphasis"><text:span text:style-name="T127">I tried to learn so many things from him and I can accept that he has better management skills than me. </text:span></text:span><text:span text:style-name="Strong_20_Emphasis"><text:span text:style-name="T129">He was managing the team of around 25 to 30 people. In which there were four teams and out of which one team was under me. </text:span></text:span><text:span text:style-name="Strong_20_Emphasis"><text:span text:style-name="T131">When the ICAT project were started, we were missing the deadlines </text:span></text:span><text:span text:style-name="Strong_20_Emphasis"><text:span text:style-name="T133">in initial</text:span></text:span><text:span text:style-name="Strong_20_Emphasis"><text:span text:style-name="T135">ly</text:span></text:span><text:span text:style-name="Strong_20_Emphasis"><text:span text:style-name="T131"> but then he understood the challenges well and planned well. He was very open to suggestions </text:span></text:span><text:span text:style-name="Strong_20_Emphasis"><text:span text:style-name="T134">as well</text:span></text:span><text:span text:style-name="Strong_20_Emphasis"><text:span text:style-name="T131">. And even if the sprint or release got delayed some of the times for any reason, h</text:span></text:span><text:span text:style-name="Strong_20_Emphasis"><text:span text:style-name="T128">e used to remain calm </text:span></text:span><text:span text:style-name="Strong_20_Emphasis"><text:span text:style-name="T132">and managed client, upper management and team well. I am really impressed with him and have learned lot of things from him. </text:span></text:span><text:span text:style-name="Strong_20_Emphasis"><text:span text:style-name="T136">He is talented and sincere as well. </text:span></text:span><text:span text:style-name="Strong_20_Emphasis"><text:span text:style-name="T133">And the most important thing which I have learned from him was, to </text:span></text:span><text:span text:style-name="Strong_20_Emphasis"><text:span text:style-name="T223">remain calm even in some failure situations or delays. </text:span></text:span><text:span text:style-name="Strong_20_Emphasis"><text:span text:style-name="T204">And finally under his supervision only, we completed that project (which was the biggest project at that time in the Moglix) successfully on time and we got several other contracts </text:span></text:span><text:span text:style-name="Strong_20_Emphasis"><text:span text:style-name="T205">as well </text:span></text:span><text:span text:style-name="Strong_20_Emphasis"><text:span text:style-name="T204">from the client in future.</text:span></text:span></text:p>
            </text:list-item>
            <text:list-item>
              <text:p text:style-name="P78"><text:span text:style-name="Strong_20_Emphasis"><text:span text:style-name="T218">What’s your biggest weakness?</text:span></text:span></text:p>
              <text:p text:style-name="P78"><text:span text:style-name="Strong_20_Emphasis"><text:span text:style-name="T315">One weakness I’ve been working on is my ability to provide constructive criticism. I understand how providing feedback on work or projects that could have been handled better is extremely valuable. To improve on this, I’m writing down my feedback before I approach my colleagues. This helps me to plan out my answer, give the best criticism possible and be less nervous. </text:span></text:span><text:span text:style-name="Strong_20_Emphasis"><text:span text:style-name="T316">I feel that I can improve this skill and I am constantly working to improve this.</text:span></text:span></text:p>
              <text:p text:style-name="P78"><text:span text:style-name="Strong_20_Emphasis"><text:span text:style-name="T137"><text:s text:c="8"/>I can be too critical of myself.</text:span></text:span><text:span text:style-name="Emphasis"><text:span text:style-name="T137"> A pattern I’ve noticed throughout my career is that I often feel I could have done more, even if objectively, I’ve done well. Earlier in my career, this led to burnout and </text:span></text:span><text:span text:style-name="Emphasis"><text:span text:style-name="T224">negative self-talk</text:span></text:span><text:span text:style-name="Emphasis"><text:span text:style-name="T137">. </text:span></text:span><text:span text:style-name="Emphasis"><text:span text:style-name="T206">This came with me in my leadership role as well where I didn’t used to get satisfied fully even with good results and I always tried to push people hard for better. </text:span></text:span><text:span text:style-name="Emphasis"><text:span text:style-name="T207">But for this </text:span></text:span><text:span text:style-name="Emphasis"><text:span text:style-name="T208">too critical approach </text:span></text:span><text:span text:style-name="Emphasis"><text:span text:style-name="T209">(for me or for my team members)</text:span></text:span><text:span text:style-name="Emphasis"><text:span text:style-name="T207">,</text:span></text:span><text:span text:style-name="Emphasis"><text:span text:style-name="T206"> </text:span></text:span><text:span text:style-name="Emphasis"><text:span text:style-name="T207">o</text:span></text:span><text:span text:style-name="Emphasis"><text:span text:style-name="T137">ne solution I’ve implemented over the last three years is to actively pause and celebrate my achievements. Not only has this helped my own self-esteem, but it has also helped me genuinely appreciate and recognize my team and other support systems.</text:span></text:span></text:p>
            </text:list-item>
            <text:list-item>
              <text:p text:style-name="P78"><text:bookmark text:name="Q5"/><text:span text:style-name="Strong_20_Emphasis"><text:span text:style-name="T220">What is your biggest strength?</text:span></text:span></text:p>
              <text:p text:style-name="P79"><text:span text:style-name="Strong_20_Emphasis"><text:span text:style-name="T138">My all-time greatest strength is adaptability on new technologies according to the requirement. Because of my this strength, I was able to adapt quick</text:span></text:span><text:span text:style-name="Strong_20_Emphasis"><text:span text:style-name="T139">l</text:span></text:span><text:span text:style-name="Strong_20_Emphasis"><text:span text:style-name="T138">y from one language or technology to another </text:span></text:span><text:span text:style-name="Strong_20_Emphasis"><text:span text:style-name="T140">and have worked on a wide range of languages and technologies</text:span></text:span><text:span text:style-name="Strong_20_Emphasis"><text:span text:style-name="T138">. </text:span></text:span><text:span text:style-name="Strong_20_Emphasis"><text:span text:style-name="T141">I had started my carrier as a desktop application developer </text:span></text:span><text:span text:style-name="Strong_20_Emphasis"><text:span text:style-name="T168">for banking domain</text:span></text:span><text:span text:style-name="Strong_20_Emphasis"><text:span text:style-name="T141">. Then I also worked for a Column-Oriented Database Management System </text:span></text:span><text:span text:style-name="Strong_20_Emphasis"><text:span text:style-name="T168">in the hedge fund company D. E. Shaw</text:span></text:span><text:span text:style-name="Strong_20_Emphasis"><text:span text:style-name="T141">. Then I worked in web applications at InfoEdge and Moglix. After being developer for four years, I </text:span></text:span><text:span text:style-name="Strong_20_Emphasis"><text:span text:style-name="T142">g</text:span></text:span><text:span text:style-name="Strong_20_Emphasis"><text:span text:style-name="T169">o</text:span></text:span><text:span text:style-name="Strong_20_Emphasis"><text:span text:style-name="T142">t</text:span></text:span><text:span text:style-name="Strong_20_Emphasis"><text:span text:style-name="T141"> into the role of tech lead </text:span></text:span><text:span text:style-name="Strong_20_Emphasis"><text:span text:style-name="T142">and led the development of two... </text:span></text:span><text:span text:style-name="Strong_20_Emphasis"><text:span text:style-name="T138"><text:s/></text:span></text:span><text:span text:style-name="Strong_20_Emphasis"><text:span text:style-name="T143">In my six years of career, I have worked on multiple programming languages such as Java, Scala, Perl, Python, Shell Script, PHP, C++, C#, Javascript, HTML, CSS, etc. As far as databases are concerned, I have worked with MySQL, </text:span></text:span><text:span text:style-name="Strong_20_Emphasis"><text:span text:style-name="T144">Oracle, </text:span></text:span><text:span text:style-name="Strong_20_Emphasis"><text:span text:style-name="T143">PgSQL, Cassandra, MongoDB, Redis, Elastic Search, Column-Oriented database such as SRQ, etc. The other technologies which I have used in my career are Spring Boot, Play Framework, kafka, RabbitMQ, Symfony Framework, Multithreading, </text:span></text:span><text:span text:style-name="Strong_20_Emphasis"><text:span text:style-name="T145">etc</text:span></text:span><text:span text:style-name="Strong_20_Emphasis"><text:span text:style-name="T143">. </text:span></text:span><text:span text:style-name="Strong_20_Emphasis"><text:span text:style-name="T146">Apart from technologies, I have also worked in different roles such as software engineer, senior software engineer and </text:span></text:span><text:span text:style-name="Strong_20_Emphasis"><text:span text:style-name="T147">then</text:span></text:span><text:span text:style-name="Strong_20_Emphasis"><text:span text:style-name="T146"> tech lead </text:span></text:span><text:span text:style-name="Strong_20_Emphasis"><text:span text:style-name="T147">where I have managed the team of </text:span></text:span><text:span text:style-name="Strong_20_Emphasis"><text:span text:style-name="T210">7</text:span></text:span><text:span text:style-name="Strong_20_Emphasis"><text:span text:style-name="T147"> to </text:span></text:span><text:span text:style-name="Strong_20_Emphasis"><text:span text:style-name="T210">11</text:span></text:span><text:span text:style-name="Strong_20_Emphasis"><text:span text:style-name="T147"> people</text:span></text:span><text:span text:style-name="Strong_20_Emphasis"><text:span text:style-name="T146">.</text:span></text:span><text:span text:style-name="Strong_20_Emphasis"><text:span text:style-name="T143"> </text:span></text:span><text:span text:style-name="Strong_20_Emphasis"><text:span text:style-name="T148">I </text:span></text:span><text:span text:style-name="Strong_20_Emphasis"><text:span text:style-name="T149">strongly</text:span></text:span><text:span text:style-name="Strong_20_Emphasis"><text:span text:style-name="T148"> feel that I loved working on all different types of programming languages and technologies </text:span></text:span><text:span text:style-name="Strong_20_Emphasis"><text:span text:style-name="T150">and in different types of role</text:span></text:span><text:span text:style-name="Strong_20_Emphasis"><text:span text:style-name="T148"> </text:span></text:span><text:span text:style-name="Strong_20_Emphasis"><text:span text:style-name="T151">and </text:span></text:span><text:span text:style-name="Strong_20_Emphasis"><text:span text:style-name="T152">was able to </text:span></text:span><text:span text:style-name="Strong_20_Emphasis"><text:span text:style-name="T151">deliver good products</text:span></text:span><text:span text:style-name="Strong_20_Emphasis"><text:span text:style-name="T148"> because of my strength of adapt</text:span></text:span><text:span text:style-name="Strong_20_Emphasis"><text:span text:style-name="T153">a</text:span></text:span><text:span text:style-name="Strong_20_Emphasis"><text:span text:style-name="T148">bility. </text:span></text:span><text:span text:style-name="Strong_20_Emphasis"><text:span text:style-name="T154">And in future also, I would love to take new challenges in terms of </text:span></text:span><text:span text:style-name="Strong_20_Emphasis"><text:span text:style-name="T155">working in new domains,</text:span></text:span><text:span text:style-name="Strong_20_Emphasis"><text:span text:style-name="T154"> technologies, roles, etc.</text:span></text:span></text:p>
            </text:list-item>
            <text:list-item>
              <text:p text:style-name="P80"><text:span text:style-name="Strong_20_Emphasis"><text:span text:style-name="T218">Why are you leaving your current position?</text:span></text:span></text:p>
              <text:p text:style-name="P80"><text:span text:style-name="Strong_20_Emphasis"><text:span text:style-name="T84">While I highly valued my time at my </text:span></text:span><text:span text:style-name="Strong_20_Emphasis"><text:span text:style-name="T156">current</text:span></text:span><text:span text:style-name="Strong_20_Emphasis"><text:span text:style-name="T84"> company </text:span></text:span><text:span text:style-name="Strong_20_Emphasis"><text:span text:style-name="T156">and I have learned so many new technologies in my current company</text:span></text:span><text:span text:style-name="Strong_20_Emphasis"><text:span text:style-name="T84">, there are no longer many opportunities for growth that align with my career goals. </text:span></text:span><text:span text:style-name="Strong_20_Emphasis"><text:span text:style-name="T157">The company has changed its </text:span></text:span><text:span text:style-name="Strong_20_Emphasis"><text:span text:style-name="T158">business strategy and now it is </text:span></text:span><text:soft-page-break/><text:span text:style-name="Strong_20_Emphasis"><text:span text:style-name="T158">mostly working on service projects. </text:span></text:span><text:span text:style-name="Strong_20_Emphasis"><text:span text:style-name="T159">When Moglix got the </text:span></text:span><text:span text:style-name="Strong_20_Emphasis"><text:span text:style-name="T160">ICAT </text:span></text:span><text:span text:style-name="Strong_20_Emphasis"><text:span text:style-name="T159">project from HUL and I was shifted into the project, I had a discussion with my manager that okay, this is one of the service project we are doing but our main focus will be our products only in the future. But recent development clearly indicates that now the company is primarily focusing on service projects </text:span></text:span><text:span text:style-name="Strong_20_Emphasis"><text:span text:style-name="T161">and its own product has gone completely on back burner</text:span></text:span><text:span text:style-name="Strong_20_Emphasis"><text:span text:style-name="T159">. </text:span></text:span><text:span text:style-name="Strong_20_Emphasis"><text:span text:style-name="T162">So now I feel that there is not much head room in this company for growth that align with my career goals </text:span></text:span><text:span text:style-name="Strong_20_Emphasis"><text:span text:style-name="T163">and now its time to look for some other opportunities </text:span></text:span><text:span text:style-name="Strong_20_Emphasis"><text:span text:style-name="T164">and I started looking for that. </text:span></text:span><text:span text:style-name="Strong_20_Emphasis"><text:span text:style-name="T165">And then this opportunity came into my knowledge and I felt that yeah t</text:span></text:span><text:span text:style-name="Strong_20_Emphasis"><text:span text:style-name="T84">his position aligns perfectly with my skill set and how I’m looking to advance my career.</text:span></text:span></text:p>
            </text:list-item>
            <text:list-item>
              <text:p text:style-name="P81"><text:span text:style-name="Strong_20_Emphasis"><text:span text:style-name="T219">How many pennies, if stacked on top of each other, would equal the height of the Empire State building? (Or other questions with no right or wrong answer)</text:span></text:span></text:p>
              <text:p text:style-name="P82"><text:span text:style-name="Strong_20_Emphasis"><text:span text:style-name="T85">Start by breaking down a solution based on related information you might already know. What is the approximate height of the Empire State Building? You can probably deduce that 500 feet is too short and 5,000 feet is too tall. Let’s say you guess roughly 1,500 feet. From there, consider the thickness of a penny. To do this, you might think about how many stacked pennies equal one inch. Let’s say 15. Next, since you know there are 12 inches in a foot and you’ve estimated the building’s height at 1500 feet, you multiply to get an approximate answer of 270,000 pennies to equal the height of the Empire State Building.</text:span></text:span></text:p>
            </text:list-item>
            <text:list-item>
              <text:p text:style-name="P82"><text:bookmark text:name="Q8"/><text:span text:style-name="Strong_20_Emphasis"><text:span text:style-name="T219">Why do you want to work here?</text:span></text:span></text:p>
              <text:p text:style-name="P82"><text:span text:style-name="Strong_20_Emphasis"><text:span text:style-name="T85">When I began looking for a new position, I purposefully sought out companies that are committed to integrity, philanthropy and innovation, and your company ranks at the top of the list. Your company has always been forward-focused and used technology to help improve the customer experience, and I’m looking for an opportunity where I can put my passion for great </text:span></text:span><text:span text:style-name="Strong_20_Emphasis"><text:span text:style-name="T166">user experience</text:span></text:span><text:span text:style-name="Strong_20_Emphasis"><text:span text:style-name="T85"> to work.</text:span></text:span></text:p>
              <text:p text:style-name="P83"><text:span text:style-name="Strong_20_Emphasis"><text:span text:style-name="T85">When I began looking for a new position, I purposefully sought out companies </text:span></text:span><text:span text:style-name="Strong_20_Emphasis"><text:span text:style-name="T167">where I can get opportunities to work on new cutting edge technologies and architecture of the product. Where I can get the opportunities to lead the project from scratch and to deliver a stable, scalable and bug free system and </text:span></text:span><text:span text:style-name="Strong_20_Emphasis"><text:span text:style-name="T85">where I can put my passion for great </text:span></text:span><text:span text:style-name="Strong_20_Emphasis"><text:span text:style-name="T166">user experience</text:span></text:span><text:span text:style-name="Strong_20_Emphasis"><text:span text:style-name="T85"> to work. </text:span></text:span><text:span text:style-name="Strong_20_Emphasis"><text:span text:style-name="T167">And in this company, I feel that I will get these opportunities and there will be enough headroom for my career growth and advancement. So I want to work here.</text:span></text:span></text:p>
            </text:list-item>
            <text:list-item>
              <text:p text:style-name="P82"><text:bookmark text:name="Q9"/><text:span text:style-name="Strong_20_Emphasis"><text:span text:style-name="T219">Why should we hire you?</text:span></text:span></text:p>
              <text:p text:style-name="P82"><text:span text:style-name="Strong_20_Emphasis"><text:span text:style-name="T85">You should hire me for my passion and proven abilities in organization for </text:span></text:span><text:span text:style-name="Strong_20_Emphasis"><text:span text:style-name="T170">adaptability </text:span></text:span><text:span text:style-name="Strong_20_Emphasis"><text:span text:style-name="T171">in any domain, technology </text:span></text:span><text:span text:style-name="Strong_20_Emphasis"><text:span text:style-name="T172">or</text:span></text:span><text:span text:style-name="Strong_20_Emphasis"><text:span text:style-name="T171"> programming language</text:span></text:span><text:span text:style-name="Strong_20_Emphasis"><text:span text:style-name="T170"> and my eagerness to </text:span></text:span><text:span text:style-name="Strong_20_Emphasis"><text:span text:style-name="T171">lead and successfully </text:span></text:span><text:span text:style-name="Strong_20_Emphasis"><text:span text:style-name="T170"><text:s/></text:span></text:span><text:span text:style-name="Strong_20_Emphasis"><text:span text:style-name="T171">deliver </text:span></text:span><text:span text:style-name="Strong_20_Emphasis"><text:span text:style-name="T173">stable, scalable and bug free system. </text:span></text:span><text:span text:style-name="Strong_20_Emphasis"><text:span text:style-name="T174">When I had joined</text:span></text:span><text:span text:style-name="Strong_20_Emphasis"><text:span text:style-name="T175"> my current company, </text:span></text:span><text:span text:style-name="Strong_20_Emphasis"><text:span text:style-name="T176">I started working in the </text:span></text:span><text:span text:style-name="Strong_20_Emphasis"><text:span text:style-name="T175">greengst </text:span></text:span><text:span text:style-name="Strong_20_Emphasis"><text:span text:style-name="T176">project as a senior software engineer, but soon I realized that there are many bugs and problems in the greengst product and its one of the importa</text:span></text:span><text:span text:style-name="Strong_20_Emphasis"><text:span text:style-name="T177">nt cause is the problem in its architecture. </text:span></text:span><text:span text:style-name="Strong_20_Emphasis"><text:span text:style-name="T178">I took lead for this and proposed greengst revamp to my manager which he initially denied but later agreed after 2 – 3 meetings </text:span></text:span><text:span text:style-name="Strong_20_Emphasis"><text:span text:style-name="T179">and asked me to get the plan. </text:span></text:span><text:span text:style-name="Strong_20_Emphasis"><text:span text:style-name="T180">I asked for two days time and I went to him with detailed plan which he approved. And we did the greengst revamp successfully.</text:span></text:span><text:span text:style-name="Strong_20_Emphasis"><text:span text:style-name="T175"> </text:span></text:span><text:span text:style-name="Strong_20_Emphasis"><text:span text:style-name="T180">After that, I got the opportunity to lead the Eway Bill project totally from scratch and we bettered the performance in Eway Bill project and completed this project with even less bugs. </text:span></text:span><text:span text:style-name="Strong_20_Emphasis"><text:span text:style-name="T175">This is how I have improved my skills year after year in different roles. </text:span></text:span><text:span text:style-name="Strong_20_Emphasis"><text:span text:style-name="T181">So I think I am very suitable for this job and you should hire me.</text:span></text:span></text:p>
            </text:list-item>
            <text:list-item>
              <text:p text:style-name="P82"><text:bookmark text:name="Q10"/><text:span text:style-name="Strong_20_Emphasis"><text:span text:style-name="T219">Do you have any regrets?</text:span></text:span></text:p>
              <text:p text:style-name="P82"><text:span text:style-name="Strong_20_Emphasis"><text:span text:style-name="T85">I do always wish I had known what I wanted to do very early on in my career. Having more years to grow and advance would help me be even better at my job. However, I learned </text:span></text:span><text:span text:style-name="Strong_20_Emphasis"><text:span text:style-name="T182">and practised</text:span></text:span><text:span text:style-name="Strong_20_Emphasis"><text:span text:style-name="T85"> </text:span></text:span><text:span text:style-name="Strong_20_Emphasis"><text:span text:style-name="T182">many </text:span></text:span><text:span text:style-name="Strong_20_Emphasis"><text:span text:style-name="T85">skills <text:s/></text:span></text:span><text:span text:style-name="Strong_20_Emphasis"><text:span text:style-name="T182">during my UPSC preparations such as </text:span></text:span><text:span text:style-name="Strong_20_Emphasis"><text:span text:style-name="T225">time management, learning and fighting under immense pressure,</text:span></text:span><text:span text:style-name="Strong_20_Emphasis"><text:span text:style-name="T182"> etc </text:span></text:span><text:span text:style-name="Strong_20_Emphasis"><text:span text:style-name="T85">that I wouldn’t have otherwise learned that help m</text:span></text:span><text:span text:style-name="Strong_20_Emphasis"><text:span text:style-name="T182">e even today in my job</text:span></text:span><text:span text:style-name="Strong_20_Emphasis"><text:span text:style-name="T85">.</text:span></text:span></text:p>
            </text:list-item>
            <text:list-item>
              <text:p text:style-name="P82"><text:bookmark text:name="Q12"/><text:span text:style-name="Strong_20_Emphasis"><text:span text:style-name="T219">What’s your greatest achievement?</text:span></text:span></text:p>
              <text:p text:style-name="P84"><text:span text:style-name="Strong_20_Emphasis"><text:span text:style-name="T85">I have several notable accomplishments in my career. Probably the most notable accomplishment was the </text:span></text:span><text:span text:style-name="Strong_20_Emphasis"><text:span text:style-name="T183">delivery of</text:span></text:span><text:span text:style-name="Strong_20_Emphasis"><text:span text:style-name="T85"> </text:span></text:span><text:span text:style-name="Strong_20_Emphasis"><text:span text:style-name="T183">Eway Bill project with minimum number of bugs among all the projects of moglix till that date. </text:span></text:span><text:span text:style-name="Strong_20_Emphasis"><text:span text:style-name="T184">When I had joined Moglix, I started working as a Senior Software Developer in greengst team. </text:span></text:span><text:span text:style-name="Strong_20_Emphasis"><text:span text:style-name="T185">We were facing multiple of issues in greengst product </text:span></text:span><text:soft-page-break/><text:span text:style-name="Strong_20_Emphasis"><text:span text:style-name="T185">during our qa phase or from client end as well. Soon I realized that there are problems in the architecture of the product </text:span></text:span><text:span text:style-name="Strong_20_Emphasis"><text:span text:style-name="T186">and It was like most unstable product of the Moglix. There were multiple reasons apart from problems in our architecture. </text:span></text:span><text:span text:style-name="Strong_20_Emphasis"><text:span text:style-name="T187">One of the reason was frequent changes in the government rules and policies regarding GST</text:span></text:span><text:span text:style-name="Strong_20_Emphasis"><text:span text:style-name="T185"> </text:span></text:span><text:span text:style-name="Strong_20_Emphasis"><text:span text:style-name="T187">at that time. Others were lack of CA resource in our team who could understand the business well. </text:span></text:span><text:span text:style-name="Strong_20_Emphasis"><text:span text:style-name="T188">In sometime, the person who was leading the greengst team, left the company. </text:span></text:span><text:span text:style-name="Strong_20_Emphasis"><text:span text:style-name="T189">And then I was the most senior person in the greengst team.</text:span></text:span><text:span text:style-name="Strong_20_Emphasis"><text:span text:style-name="T186"> </text:span></text:span><text:span text:style-name="Strong_20_Emphasis"><text:span text:style-name="T190">So I tried to solve all that mess. </text:span></text:span><text:span text:style-name="Strong_20_Emphasis"><text:span text:style-name="T191">I talked to my manager about this and proposed greengst revamp to solve the problems. In first meeting, he totally rejected the idea. But in 3 – 4 meetings, I made him realize that it is the best possible solution for the problems in greengst. Then he told me to get the plan for the greengst revamp. I asked for two days time and I proposed my detailed plan to him </text:span></text:span><text:span text:style-name="Strong_20_Emphasis"><text:span text:style-name="T192">ranging from technical to team requirements and all. He approved the plan. And we </text:span></text:span><text:span text:style-name="Strong_20_Emphasis"><text:span text:style-name="T193">started working on the plan and completed the greengst project successfully. </text:span></text:span><text:span text:style-name="Strong_20_Emphasis"><text:span text:style-name="T194">Seeing the success of greengst, we got another project named Eway Bill, which I was leading from scratch and we completed it as one of the most stable product of moglix. And that was my greatest achievement I guess.</text:span></text:span></text:p>
            </text:list-item>
            <text:list-item>
              <text:p text:style-name="P85"><text:bookmark text:name="Q7"/><text:span text:style-name="Strong_20_Emphasis"><text:span text:style-name="T221">Where do you see yourself in next five years?</text:span></text:span></text:p>
              <text:p text:style-name="P86"><text:bookmark text:name="hs_cos_wrapper_post_body"/><text:span text:style-name="Strong_20_Emphasis"><text:span text:style-name="T195">As a </text:span></text:span><text:span text:style-name="Strong_20_Emphasis"><text:span text:style-name="T196">tech lead</text:span></text:span><text:span text:style-name="Strong_20_Emphasis"><text:span text:style-name="T195">, I'd like to focus short-term on developing my </text:span></text:span><text:span text:style-name="Strong_20_Emphasis"><text:span text:style-name="T196">technical</text:span></text:span><text:span text:style-name="Strong_20_Emphasis"><text:span text:style-name="T195"> skill set to become incredibly proficient on the job. </text:span></text:span><text:span text:style-name="Strong_20_Emphasis"><text:span text:style-name="T197">I would like to work on big data, </text:span></text:span><text:span text:style-name="Strong_20_Emphasis"><text:span text:style-name="T198">a</text:span></text:span><text:span text:style-name="Strong_20_Emphasis"><text:span text:style-name="T197">nalytics </text:span></text:span><text:span text:style-name="Strong_20_Emphasis"><text:span text:style-name="T198">and</text:span></text:span><text:span text:style-name="Strong_20_Emphasis"><text:span text:style-name="T197"> IOT types of projects.</text:span></text:span><text:span text:style-name="Strong_20_Emphasis"><text:span text:style-name="T195"> </text:span></text:span><text:span text:style-name="Strong_20_Emphasis"><text:span text:style-name="T199">I</text:span></text:span><text:span text:style-name="Strong_20_Emphasis"><text:span text:style-name="T195">deally, I'd take online or evening courses to help with this. Then, in five years' time, I'd like to have become adept at design </text:span></text:span><text:span text:style-name="Strong_20_Emphasis"><text:span text:style-name="T200">and architecture</text:span></text:span><text:span text:style-name="Strong_20_Emphasis"><text:span text:style-name="T195"> and know how to </text:span></text:span><text:span text:style-name="Strong_20_Emphasis"><text:span text:style-name="T201">lead big projects</text:span></text:span><text:span text:style-name="Strong_20_Emphasis"><text:span text:style-name="T195"> like </text:span></text:span><text:span text:style-name="Strong_20_Emphasis"><text:span text:style-name="T201">oracle, </text:span></text:span><text:span text:style-name="Strong_20_Emphasis"><text:span text:style-name="T202">uber, </text:span></text:span><text:span text:style-name="Strong_20_Emphasis"><text:span text:style-name="T203">aws, </text:span></text:span><text:span text:style-name="Strong_20_Emphasis"><text:span text:style-name="T202">etc.</text:span></text:span></text:p>
            </text:list-item>
          </text:list>
        </text:list-item>
        <text:list-item>
          <text:p text:style-name="P87"><text:span text:style-name="Emphasis"><text:span text:style-name="T1">Describe a time when you were surprised by the work one of your reports did and how they spent their time. How did you respond?</text:span></text:span></text:p>
          <text:p text:style-name="P87"><text:span text:style-name="Emphasis"><text:span text:style-name="T35">So when I was working in ICAT project, we had a team mate named Abhishek, who was talented but was little irresponsible as well. </text:span></text:span><text:span text:style-name="Emphasis"><text:span text:style-name="T36">Initially I tried to signal him without talking to him directly that I am noticing </text:span></text:span><text:span text:style-name="Emphasis"><text:span text:style-name="T37">all </text:span></text:span><text:span text:style-name="Emphasis"><text:span text:style-name="T36">the things </text:span></text:span><text:span text:style-name="Emphasis"><text:span text:style-name="T37">and his behavior should change</text:span></text:span><text:span text:style-name="Emphasis"><text:span text:style-name="T36">. </text:span></text:span><text:span text:style-name="Emphasis"><text:span text:style-name="T37">But after a week I realized that </text:span></text:span><text:span text:style-name="Emphasis"><text:span text:style-name="T38">I need to talk to him directly and I talked to him one to one and I strongly told him that “koi fark nahi parta” attitude is not acceptable. If we are taking salary from here then “fark parta h”. We can’t be irresponsible. </text:span></text:span><text:span text:style-name="Emphasis"><text:span text:style-name="T39">If the process is already defined that if a Jira story or a task is assigned to any person, then its his responsibility to write the code, get it reviewed by some other team-mate, its deployment on the QA server, and then </text:span></text:span><text:span text:style-name="Emphasis"><text:span text:style-name="T37"><text:s/></text:span></text:span><text:span text:style-name="Emphasis"><text:span text:style-name="T11">It is important to our team to be able to respond to work of opportunity quickly. We want this to be okay with our manager. We want recognition for this work.</text:span></text:span></text:p>
          <text:p text:style-name="P87"><text:span text:style-name="Emphasis"><text:span text:style-name="T12">T</text:span></text:span><text:span text:style-name="Emphasis"><text:span text:style-name="T11">he candidate immediately replied with the story of how one of their reports went home and created an awesome new feature, and how the candidate helped the developer get recognized for it. I was expecting a response along the lines of, “Well, they went and did this thing and that wasn’t good. So we had a talk.” But instead we got an authentic, positive response. I felt like any developer would want to get recognized like that.</text:span></text:span></text:p>
        </text:list-item>
        <text:list-item>
          <text:p text:style-name="P88"><text:span text:style-name="Emphasis"><text:span text:style-name="T1">When a problem arises on the team, how do you decide at what point to step in and address it?</text:span></text:span></text:p>
          <text:p text:style-name="P89"><text:span text:style-name="Emphasis"><text:span text:style-name="T46">No team is without problems. </text:span></text:span><text:span text:style-name="Emphasis"><text:span text:style-name="T47">And disagreement and arguments are natural things to have. </text:span></text:span><text:span text:style-name="Emphasis"><text:span text:style-name="T48">Sometimes these things happen in the team. In case of any disagreement between team members, </text:span></text:span><text:span text:style-name="Emphasis"><text:span text:style-name="T49">what I believe is the communication is the way to go. </text:span></text:span><text:span text:style-name="Emphasis"><text:span text:style-name="T50">If any disagreement in the team come to my notice, and I feel that the discussion is not going in the right direction where the disagreed member can reach on some conclusion or solution, then I step into the discussion. </text:span></text:span><text:span text:style-name="Emphasis"><text:span text:style-name="T51">I try to understand the story of both or all the parties and then try to understand the correct story</text:span></text:span><text:span text:style-name="Emphasis"><text:span text:style-name="T50"> </text:span></text:span><text:span text:style-name="Emphasis"><text:span text:style-name="T52">and I always try to take the discussion in a direction to reach to some solution.</text:span></text:span></text:p>
          <text:p text:style-name="P90"><text:span text:style-name="Emphasis"><text:span text:style-name="T53"><text:s text:c="8"/>These types of problems and disagreement happen in team naturally on a regular basis and we solve these things as well.</text:span></text:span></text:p>
        </text:list-item>
        <text:list-item>
          <text:p text:style-name="P91"><text:span text:style-name="Emphasis"><text:span text:style-name="T1">Describe a time when you and one of your reports disagreed on priorities. How did you handle the situation? </text:span></text:span></text:p>
          <text:p text:style-name="P92"><text:span text:style-name="Emphasis"><text:span text:style-name="T40">When I was working on greengst project, we started to use Jira </text:span></text:span><text:span text:style-name="Emphasis"><text:span text:style-name="T41">in our team</text:span></text:span><text:span text:style-name="Emphasis"><text:span text:style-name="T40">. </text:span></text:span><text:span text:style-name="Emphasis"><text:span text:style-name="T42">W</text:span></text:span><text:span text:style-name="Emphasis"><text:span text:style-name="T40">e had </text:span></text:span><text:span text:style-name="Emphasis"><text:span text:style-name="T42">a </text:span></text:span><text:span text:style-name="Emphasis"><text:span text:style-name="T40">QA named Vishnu </text:span></text:span><text:span text:style-name="Emphasis"><text:span text:style-name="T42">in the team</text:span></text:span><text:span text:style-name="Emphasis"><text:span text:style-name="T40"> and I and Vishnu had some disagreement regarding the Jira </text:span></text:span><text:span text:style-name="Emphasis"><text:span text:style-name="T44">work</text:span></text:span><text:span text:style-name="Emphasis"><text:span text:style-name="T40">flow. </text:span></text:span><text:span text:style-name="Emphasis"><text:span text:style-name="T43">I can’t remember the disagreement exactly </text:span></text:span><text:span text:style-name="Emphasis"><text:span text:style-name="T44">but then I told him to do some research about Jira flow which </text:span></text:span><text:soft-page-break/><text:span text:style-name="Emphasis"><text:span text:style-name="T44">people use in the industry. A day later, he came with his research and we discussed the workflow again </text:span></text:span><text:span text:style-name="Emphasis"><text:span text:style-name="T45">for our team and we reached on a conclusion.</text:span></text:span></text:p>
        </text:list-item>
        <text:list-item>
          <text:p text:style-name="P93"><text:span text:style-name="Emphasis"><text:span text:style-name="T1">Describe a time when you and </text:span></text:span><text:span text:style-name="Emphasis"><text:span text:style-name="T6">your manager </text:span></text:span><text:span text:style-name="Emphasis"><text:span text:style-name="T1">disagreed on priorities. How did you handle the situation? </text:span></text:span></text:p>
          <text:p text:style-name="P93"><text:span text:style-name="T54">When I had joined Moglix, I started working here as a senior software developer in the greengst team. In around two months or so, I understood that there are serious </text:span><text:span text:style-name="T56">functional and</text:span><text:span text:style-name="T54">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text:span><text:span text:style-name="T55">Basically I proposed the revamp of our product but here I had a total disagreement with my manager </text:span><text:span text:style-name="T57">and he rejected my idea</text:span><text:span text:style-name="T55">. </text:span><text:span text:style-name="T58">He wanted to solve the problems in the previous application only. </text:span><text:span text:style-name="T59">But this approach had some problems.</text:span><text:span text:style-name="T55"> </text:span><text:span text:style-name="T54">As our greengst product was written in scala and we didn’t have enough scala resource at that time in the company, </text:span><text:span text:style-name="T60">restructuring the previous application was far more difficult than revamp in java.</text:span><text:span text:style-name="T54"> </text:span><text:span text:style-name="T61">It took around</text:span><text:span text:style-name="T54"> 3 – 4 </text:span><text:span text:style-name="T61">meetings for me to convince my manager for the revamp. </text:span><text:span text:style-name="T54">And then on one lucky day, he told me to show the plan for the Greengst revamp. And I would say, I was more than happy hearing that. I asked for two days to submit the plan. Then I submitted the plan and he approved it. </text:span><text:span text:style-name="T62">And our disagreement ended this way.</text:span></text:p>
        </text:list-item>
        <text:list-item>
          <text:p text:style-name="P142"><text:span text:style-name="Strong_20_Emphasis"><text:span text:style-name="T406">Suppose you have some disagreement with your boss over some technical matter. You know that he is wrong but still he is not trying to understand your point. How will you manage such a situation?</text:span></text:span></text:p>
          <text:p text:style-name="P142"><text:span text:style-name="Strong_20_Emphasis"><text:span text:style-name="T367">These things happen often in </text:span></text:span><text:span text:style-name="Strong_20_Emphasis"><text:span text:style-name="T368">every</text:span></text:span><text:span text:style-name="Strong_20_Emphasis"><text:span text:style-name="T367"> organisation. I have also faced such situations. In these situations, I do two things:</text:span></text:span></text:p>
          <text:p text:style-name="P142"><text:span text:style-name="Strong_20_Emphasis"><text:span text:style-name="T367">A) As per my experience, arguments on the point of conflict barely gives construtive results. So I trace back in the discussion to such a point where all the parties of the discussion are agree. And then I start that discussion again from that point and I try to make other people understand what I explain.</text:span></text:span></text:p>
          <text:p text:style-name="P142"><text:span text:style-name="Strong_20_Emphasis"><text:span text:style-name="T367">B) I always keep an option open in my mind, that I may also be wrong or there may be something which I have not understood well. So while moving ahead from the point of agreement, I also try to listen very well the logic of the other people in the discussion.</text:span></text:span></text:p>
        </text:list-item>
        <text:list-item>
          <text:p text:style-name="P142"><text:span text:style-name="Strong_20_Emphasis"><text:span text:style-name="T36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20-08-07T02:00:46.530583145</dc:date>
    <meta:editing-cycles>3545</meta:editing-cycles>
    <meta:editing-duration>P42DT8H39M52S</meta:editing-duration>
    <meta:generator>LibreOffice/5.1.6.2$Linux_X86_64 LibreOffice_project/10m0$Build-2</meta:generator>
    <meta:document-statistic meta:table-count="0" meta:image-count="0" meta:object-count="0" meta:page-count="16" meta:paragraph-count="394" meta:word-count="10290" meta:character-count="59242" meta:non-whitespace-character-count="4951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